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2.294cm" fo:margin-left="0.118cm" fo:margin-right="4.588cm" table:align="margins"/>
    </style:style>
    <style:style style:name="Table1.A" style:family="table-column">
      <style:table-column-properties style:column-width="2.069cm" style:rel-column-width="11029*"/>
    </style:style>
    <style:style style:name="Table1.B" style:family="table-column">
      <style:table-column-properties style:column-width="1.933cm" style:rel-column-width="10305*"/>
    </style:style>
    <style:style style:name="Table1.C" style:family="table-column">
      <style:table-column-properties style:column-width="1.79cm" style:rel-column-width="9543*"/>
    </style:style>
    <style:style style:name="Table1.D" style:family="table-column">
      <style:table-column-properties style:column-width="1.367cm" style:rel-column-width="7286*"/>
    </style:style>
    <style:style style:name="Table1.E" style:family="table-column">
      <style:table-column-properties style:column-width="3.203cm" style:rel-column-width="17074*"/>
    </style:style>
    <style:style style:name="Table1.F" style:family="table-column">
      <style:table-column-properties style:column-width="1.931cm" style:rel-column-width="102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54b77" officeooo:paragraph-rsid="00054b77"/>
    </style:style>
    <style:style style:name="P2" style:family="paragraph" style:parent-style-name="Standard">
      <style:text-properties officeooo:rsid="0006a469" officeooo:paragraph-rsid="0006a469"/>
    </style:style>
    <style:style style:name="P3" style:family="paragraph" style:parent-style-name="Standard">
      <style:text-properties officeooo:rsid="00082b4d" officeooo:paragraph-rsid="00082b4d"/>
    </style:style>
    <style:style style:name="P4" style:family="paragraph" style:parent-style-name="Standard">
      <style:text-properties officeooo:rsid="0008f2a8" officeooo:paragraph-rsid="0008f2a8"/>
    </style:style>
    <style:style style:name="P5" style:family="paragraph" style:parent-style-name="Standard">
      <style:text-properties officeooo:rsid="0008f2a8" officeooo:paragraph-rsid="0008f2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F1" office:value-type="string">
              <text:p text:style-name="Table_20_Contents"/>
            </table:table-cell>
          </table:table-row>
        </table:table-header-rows>
      </table:table>
      <text:p text:style-name="Standard">student@pelpl3d033-desktop:~$ open terminal</text:p>
      <text:p text:style-name="Standard">Couldn't get a file descriptor referring to the console</text:p>
      <text:p text:style-name="Standard">student@pelpl3d033-desktop:~$ sudo mysql -u-root -p</text:p>
      <text:p text:style-name="Standard">[sudo] password for student: </text:p>
      <text:p text:style-name="Standard">Enter password: </text:p>
      <text:p text:style-name="Standard">ERROR 1045 (28000): Access denied for user '-root'@'localhost' (using password: YES)</text:p>
      <text:p text:style-name="Standard">student@pelpl3d033-desktop:~$ sudo mysql -u root -p</text:p>
      <text:p text:style-name="Standard">Enter password: </text:p>
      <text:p text:style-name="Standard">Welcome to the MySQL monitor. <text:s/>Commands end with ; or \g.</text:p>
      <text:p text:style-name="Standard">Your MySQL connection id is 6</text:p>
      <text:p text:style-name="Standard">Server version: 5.7.39-0ubuntu0.18.04.2 (Ubuntu)</text:p>
      <text:p text:style-name="Standard"/>
      <text:p text:style-name="Standard">Copyright (c) 2000, 2022, Oracle and/or its affiliates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information_schema |</text:p>
      <text:p text:style-name="Standard">| Apurva <text:s text:c="12"/>|</text:p>
      <text:p text:style-name="Standard">| NJ <text:s text:c="16"/>|</text:p>
      <text:p text:style-name="Standard">| hb <text:s text:c="16"/>|</text:p>
      <text:p text:style-name="Standard">| jitu <text:s text:c="14"/>|</text:p>
      <text:p text:style-name="Standard">| meghana <text:s text:c="11"/>|</text:p>
      <text:p text:style-name="Standard">| mysql <text:s text:c="13"/>|</text:p>
      <text:p text:style-name="Standard">| omkardb <text:s text:c="11"/>|</text:p>
      <text:p text:style-name="Standard">| performance_schema |</text:p>
      <text:p text:style-name="Standard">| profound <text:s text:c="10"/>|</text:p>
      <text:p text:style-name="Standard">| sys <text:s text:c="15"/>|</text:p>
      <text:p text:style-name="Standard">+--------------------+</text:p>
      <text:p text:style-name="Standard">11 rows in set (0.03 sec)</text:p>
      <text:p text:style-name="Standard"/>
      <text:p text:style-name="Standard">mysql&gt; create database profound_a;</text:p>
      <text:p text:style-name="Standard">Query OK, 1 row affected (0.02 sec)</text:p>
      <text:p text:style-name="Standard"/>
      <text:p text:style-name="Standard">mysql&gt; create table student(rollno int, name varchar(10), age int, result float);</text:p>
      <text:p text:style-name="Standard">ERROR 1046 (3D000): No database selected</text:p>
      <text:p text:style-name="Standard">mysql&gt; use profund_a;</text:p>
      <text:p text:style-name="Standard">ERROR 1049 (42000): Unknown database 'profund_a'</text:p>
      <text:p text:style-name="Standard">mysql&gt; use profound_a;</text:p>
      <text:p text:style-name="Standard">Database changed</text:p>
      <text:p text:style-name="Standard">mysql&gt; create table student(rollno int, name varchar(10), age int, result float);</text:p>
      <text:p text:style-name="Standard">Query OK, 0 rows affected (0.32 sec)</text:p>
      <text:p text:style-name="Standard"/>
      <text:p text:style-name="Standard"><text:soft-page-break/>mysql&gt; desc student;</text:p>
      <text:p text:style-name="Standard">+--------+-------------+------+-----+---------+-------+</text:p>
      <text:p text:style-name="Standard">| Field <text:s/>| Type <text:s text:c="7"/>| Null | Key | Default | Extra |</text:p>
      <text:p text:style-name="Standard">+--------+-------------+------+-----+---------+-------+</text:p>
      <text:p text:style-name="Standard">| rollno | int(11) <text:s text:c="4"/>| YES <text:s/>| <text:s text:c="4"/>| NULL <text:s text:c="3"/>| <text:s text:c="6"/>|</text:p>
      <text:p text:style-name="Standard">| name <text:s text:c="2"/>| varchar(10) | YES <text:s/>| <text:s text:c="4"/>| NULL <text:s text:c="3"/>| <text:s text:c="6"/>|</text:p>
      <text:p text:style-name="Standard">| age <text:s text:c="3"/>| int(11) <text:s text:c="4"/>| YES <text:s/>| <text:s text:c="4"/>| NULL <text:s text:c="3"/>| <text:s text:c="6"/>|</text:p>
      <text:p text:style-name="Standard">| result | float <text:s text:c="6"/>| YES <text:s/>| <text:s text:c="4"/>| NULL <text:s text:c="3"/>| <text:s text:c="6"/>|</text:p>
      <text:p text:style-name="Standard">+--------+-------------+------+-----+---------+-------+</text:p>
      <text:p text:style-name="Standard">4 rows in set (0.00 sec)</text:p>
      <text:p text:style-name="Standard"/>
      <text:p text:style-name="Standard">mysql&gt; alter table student</text:p>
      <text:p text:style-name="Standard"><text:s text:c="4"/>-&gt; add primary key (rollno);</text:p>
      <text:p text:style-name="Standard">Query OK, 0 rows affected (0.61 sec)</text:p>
      <text:p text:style-name="Standard">Records: 0 <text:s/>Duplicates: 0 <text:s/>Warnings: 0</text:p>
      <text:p text:style-name="Standard"/>
      <text:p text:style-name="Standard">mysql&gt; desc student;</text:p>
      <text:p text:style-name="Standard">+--------+-------------+------+-----+---------+-------+</text:p>
      <text:p text:style-name="Standard">| Field <text:s/>| Type <text:s text:c="7"/>| Null | Key | Default | Extra |</text:p>
      <text:p text:style-name="Standard">+--------+-------------+------+-----+---------+-------+</text:p>
      <text:p text:style-name="Standard">| rollno | int(11) <text:s text:c="4"/>| NO <text:s text:c="2"/>| PRI | NULL <text:s text:c="3"/>| <text:s text:c="6"/>|</text:p>
      <text:p text:style-name="Standard">| name <text:s text:c="2"/>| varchar(10) | YES <text:s/>| <text:s text:c="4"/>| NULL <text:s text:c="3"/>| <text:s text:c="6"/>|</text:p>
      <text:p text:style-name="Standard">| age <text:s text:c="3"/>| int(11) <text:s text:c="4"/>| YES <text:s/>| <text:s text:c="4"/>| NULL <text:s text:c="3"/>| <text:s text:c="6"/>|</text:p>
      <text:p text:style-name="Standard">| result | float <text:s text:c="6"/>| YES <text:s/>| <text:s text:c="4"/>| NULL <text:s text:c="3"/>| <text:s text:c="6"/>|</text:p>
      <text:p text:style-name="Standard">+--------+-------------+------+-----+---------+-------+</text:p>
      <text:p text:style-name="Standard">4 rows in set (0.00 sec)</text:p>
      <text:p text:style-name="Standard"/>
      <text:p text:style-name="Standard">mysql&gt; alter table stud add column result float;</text:p>
      <text:p text:style-name="Standard">ERROR 1146 (42S02): Table 'profound_a.stud' doesn't exist</text:p>
      <text:p text:style-name="Standard">mysql&gt; alter table student add column result float;</text:p>
      <text:p text:style-name="Standard">ERROR 1060 (42S21): Duplicate column name 'result'</text:p>
      <text:p text:style-name="Standard">mysql&gt; insert into student values</text:p>
      <text:p text:style-name="Standard"><text:s text:c="4"/>-&gt; (1, 'john', 25, 97.56);</text:p>
      <text:p text:style-name="Standard">Query OK, 1 row affected (0.06 sec)</text:p>
      <text:p text:style-name="Standard"/>
      <text:p text:style-name="Standard">mysql&gt; desc student;</text:p>
      <text:p text:style-name="Standard">+--------+-------------+------+-----+---------+-------+</text:p>
      <text:p text:style-name="Standard">| Field <text:s/>| Type <text:s text:c="7"/>| Null | Key | Default | Extra |</text:p>
      <text:p text:style-name="Standard">+--------+-------------+------+-----+---------+-------+</text:p>
      <text:p text:style-name="Standard">| rollno | int(11) <text:s text:c="4"/>| NO <text:s text:c="2"/>| PRI | NULL <text:s text:c="3"/>| <text:s text:c="6"/>|</text:p>
      <text:p text:style-name="Standard">| name <text:s text:c="2"/>| varchar(10) | YES <text:s/>| <text:s text:c="4"/>| NULL <text:s text:c="3"/>| <text:s text:c="6"/>|</text:p>
      <text:p text:style-name="Standard">| age <text:s text:c="3"/>| int(11) <text:s text:c="4"/>| YES <text:s/>| <text:s text:c="4"/>| NULL <text:s text:c="3"/>| <text:s text:c="6"/>|</text:p>
      <text:p text:style-name="Standard">| result | float <text:s text:c="6"/>| YES <text:s/>| <text:s text:c="4"/>| NULL <text:s text:c="3"/>| <text:s text:c="6"/>|</text:p>
      <text:p text:style-name="Standard">+--------+-------------+------+-----+---------+-------+</text:p>
      <text:p text:style-name="Standard">4 rows in set (0.00 sec)</text:p>
      <text:p text:style-name="Standard"/>
      <text:p text:style-name="Standard">mysql&gt; alter table student</text:p>
      <text:p text:style-name="Standard"><text:s text:c="4"/>-&gt; alter column DOB DATETIME;</text:p>
      <text:p text:style-name="Standard">ERROR 1064 (42000): You have an error in your SQL syntax; check the manual that corresponds to your MySQL server version for the right syntax to use near 'DATETIME' at line 2</text:p>
      <text:p text:style-name="Standard">mysql&gt; alter table student alter column DOB DATE;</text:p>
      <text:p text:style-name="Standard"><text:soft-page-break/>ERROR 1064 (42000): You have an error in your SQL syntax; check the manual that corresponds to your MySQL server version for the right syntax to use near 'DATE' at line 1</text:p>
      <text:p text:style-name="Standard">mysql&gt; ^C^C^C^C^C</text:p>
      <text:p text:style-name="Standard"/>
      <text:p text:style-name="Standard">^C</text:p>
      <text:p text:style-name="Standard">mysql&gt; create table employee(employee_id int, first_name varchar(20), last_name varchar(20),salary int, joining_date datetime, department varchar(20));</text:p>
      <text:p text:style-name="Standard">Query OK, 0 rows affected (0.33 sec)</text:p>
      <text:p text:style-name="Standard"/>
      <text:p text:style-name="Standard">mysql&gt; desc employee;</text:p>
      <text:p text:style-name="Standard">+--------------+-------------+------+-----+---------+-------+</text:p>
      <text:p text:style-name="Standard">| Field <text:s text:c="7"/>| Type <text:s text:c="7"/>| Null | Key | Default | Extra |</text:p>
      <text:p text:style-name="Standard">+--------------+-------------+------+-----+---------+-------+</text:p>
      <text:p text:style-name="Standard">| employee_id <text:s/>| int(11) <text:s text:c="4"/>| YES <text:s/>| <text:s text:c="4"/>| NULL <text:s text:c="3"/>| <text:s text:c="6"/>|</text:p>
      <text:p text:style-name="Standard">| first_name <text:s text:c="2"/>| varchar(20) | YES <text:s/>| <text:s text:c="4"/>| NULL <text:s text:c="3"/>| <text:s text:c="6"/>|</text:p>
      <text:p text:style-name="Standard">| last_name <text:s text:c="3"/>| varchar(20) | YES <text:s/>| <text:s text:c="4"/>| NULL <text:s text:c="3"/>| <text:s text:c="6"/>|</text:p>
      <text:p text:style-name="Standard">| salary <text:s text:c="6"/>| int(11) <text:s text:c="4"/>| YES <text:s/>| <text:s text:c="4"/>| NULL <text:s text:c="3"/>| <text:s text:c="6"/>|</text:p>
      <text:p text:style-name="Standard">| joining_date | datetime <text:s text:c="3"/>| YES <text:s/>| <text:s text:c="4"/>| NULL <text:s text:c="3"/>| <text:s text:c="6"/>|</text:p>
      <text:p text:style-name="Standard">| department <text:s text:c="2"/>| varchar(20) | YES <text:s/>| <text:s text:c="4"/>| NULL <text:s text:c="3"/>| <text:s text:c="6"/>|</text:p>
      <text:p text:style-name="Standard">+--------------+-------------+------+-----+---------+-------+</text:p>
      <text:p text:style-name="Standard">6 rows in set (0.00 sec)</text:p>
      <text:p text:style-name="Standard"/>
      <text:p text:style-name="Standard">mysql&gt; alter table employee</text:p>
      <text:p text:style-name="Standard"><text:s text:c="4"/>-&gt; add primary key(employee_id);</text:p>
      <text:p text:style-name="Standard">Query OK, 0 rows affected (0.53 sec)</text:p>
      <text:p text:style-name="Standard">Records: 0 <text:s/>Duplicates: 0 <text:s/>Warnings: 0</text:p>
      <text:p text:style-name="Standard"/>
      <text:p text:style-name="Standard">mysql&gt; desc employee;</text:p>
      <text:p text:style-name="Standard">+--------------+-------------+------+-----+---------+-------+</text:p>
      <text:p text:style-name="Standard">| Field <text:s text:c="7"/>| Type <text:s text:c="7"/>| Null | Key | Default | Extra |</text:p>
      <text:p text:style-name="Standard">+--------------+-------------+------+-----+---------+-------+</text:p>
      <text:p text:style-name="Standard">| employee_id <text:s/>| int(11) <text:s text:c="4"/>| NO <text:s text:c="2"/>| PRI | NULL <text:s text:c="3"/>| <text:s text:c="6"/>|</text:p>
      <text:p text:style-name="Standard">| first_name <text:s text:c="2"/>| varchar(20) | YES <text:s/>| <text:s text:c="4"/>| NULL <text:s text:c="3"/>| <text:s text:c="6"/>|</text:p>
      <text:p text:style-name="Standard">| last_name <text:s text:c="3"/>| varchar(20) | YES <text:s/>| <text:s text:c="4"/>| NULL <text:s text:c="3"/>| <text:s text:c="6"/>|</text:p>
      <text:p text:style-name="Standard">| salary <text:s text:c="6"/>| int(11) <text:s text:c="4"/>| YES <text:s/>| <text:s text:c="4"/>| NULL <text:s text:c="3"/>| <text:s text:c="6"/>|</text:p>
      <text:p text:style-name="Standard">| joining_date | datetime <text:s text:c="3"/>| YES <text:s/>| <text:s text:c="4"/>| NULL <text:s text:c="3"/>| <text:s text:c="6"/>|</text:p>
      <text:p text:style-name="Standard">| department <text:s text:c="2"/>| varchar(20) | YES <text:s/>| <text:s text:c="4"/>| NULL <text:s text:c="3"/>| <text:s text:c="6"/>|</text:p>
      <text:p text:style-name="Standard">+--------------+-------------+------+-----+---------+-------+</text:p>
      <text:p text:style-name="Standard">6 rows in set (0.00 sec)</text:p>
      <text:p text:style-name="Standard"/>
      <text:p text:style-name="Standard">mysql&gt; insert into employee values(1,'john',abraham,100000,'1995-08-25 12:00:00',banking</text:p>
      <text:p text:style-name="Standard"><text:s text:c="4"/>-&gt; insert into employee values(1,'john',abraham,100000,'1995-08-25 12:00:00',banking);</text:p>
      <text:p text:style-name="Standard">ERROR 1064 (42000): You have an error in your SQL syntax; check the manual that corresponds to your MySQL server version for the right syntax to use near 'insert into employee values(1,'john',abraham,100000,'1995-08-25 12:00:00',bankin' at line 2</text:p>
      <text:p text:style-name="Standard">mysql&gt; insert into employee values(1,'john',abraham,100000,'1995-08-25 12:00:00',banking insert into employee values(1,'john','abraham',100000,'1995-08-25 12:00:00','banking');</text:p>
      <text:p text:style-name="Standard">ERROR 1064 (42000): You have an error in your SQL syntax; check the manual that corresponds to your MySQL server version for the right syntax to use near 'insert into employee values(1,'john','abraham',100000,'1995-08-25 12:00:00','ban' at line 1</text:p>
      <text:p text:style-name="Standard">mysql&gt; insert into employee values(1,'john',abraham,100000,'1995-08-25 12:00:00',banking insert into employee values(1,'john','abraham',100000,'01-JAN-13 12.00.00AM','banking');</text:p>
      <text:p text:style-name="Standard"><text:soft-page-break/>ERROR 1064 (42000): You have an error in your SQL syntax; check the manual that corresponds to your MySQL server version for the right syntax to use near 'insert into employee values(1,'john','abraham',100000,'01-JAN-13 12.00.00AM','ba' at line 1</text:p>
      <text:p text:style-name="Standard">mysql&gt; insert into employee values(1,'john',abraham,100000,'1995-08-25 12:00:00',banking insert into employee values(1,'john','abraham',100000,'01-JAN-13 12:00:00AM','banking');</text:p>
      <text:p text:style-name="Standard">ERROR 1064 (42000): You have an error in your SQL syntax; check the manual that corresponds to your MySQL server version for the right syntax to use near 'insert into employee values(1,'john','abraham',100000,'01-JAN-13 12:00:00AM','ba' at line 1</text:p>
      <text:p text:style-name="Standard">mysql&gt; </text:p>
      <text:p text:style-name="Standard">mysql&gt; desc employee;</text:p>
      <text:p text:style-name="Standard">+--------------+-------------+------+-----+---------+-------+</text:p>
      <text:p text:style-name="Standard">| Field <text:s text:c="7"/>| Type <text:s text:c="7"/>| Null | Key | Default | Extra |</text:p>
      <text:p text:style-name="Standard">+--------------+-------------+------+-----+---------+-------+</text:p>
      <text:p text:style-name="Standard">| employee_id <text:s/>| int(11) <text:s text:c="4"/>| NO <text:s text:c="2"/>| PRI | NULL <text:s text:c="3"/>| <text:s text:c="6"/>|</text:p>
      <text:p text:style-name="Standard">| first_name <text:s text:c="2"/>| varchar(20) | YES <text:s/>| <text:s text:c="4"/>| NULL <text:s text:c="3"/>| <text:s text:c="6"/>|</text:p>
      <text:p text:style-name="Standard">| last_name <text:s text:c="3"/>| varchar(20) | YES <text:s/>| <text:s text:c="4"/>| NULL <text:s text:c="3"/>| <text:s text:c="6"/>|</text:p>
      <text:p text:style-name="Standard">| salary <text:s text:c="6"/>| int(11) <text:s text:c="4"/>| YES <text:s/>| <text:s text:c="4"/>| NULL <text:s text:c="3"/>| <text:s text:c="6"/>|</text:p>
      <text:p text:style-name="Standard">| joining_date | datetime <text:s text:c="3"/>| YES <text:s/>| <text:s text:c="4"/>| NULL <text:s text:c="3"/>| <text:s text:c="6"/>|</text:p>
      <text:p text:style-name="Standard">| department <text:s text:c="2"/>| varchar(20) | YES <text:s/>| <text:s text:c="4"/>| NULL <text:s text:c="3"/>| <text:s text:c="6"/>|</text:p>
      <text:p text:style-name="Standard">+--------------+-------------+------+-----+---------+-------+</text:p>
      <text:p text:style-name="Standard">6 rows in set (0.01 sec)</text:p>
      <text:p text:style-name="Standard"/>
      <text:p text:style-name="Standard">mysql&gt; insert into employee value(1,'john','abraham',10000,'2001-11-28 12.00.00','banking');</text:p>
      <text:p text:style-name="Standard">Query OK, 1 row affected (0.04 sec)</text:p>
      <text:p text:style-name="Standard"/>
      <text:p text:style-name="Standard">mysql&gt; insert into employee value(1,'john','abraham',10000,'1995-11-28 12.00.00','banking');</text:p>
      <text:p text:style-name="Standard">ERROR 1062 (23000): Duplicate entry '1' for key 'PRIMARY'</text:p>
      <text:p text:style-name="Standard">mysql&gt; insert into employee value(1,'john','abraham',10000,'2022-11-28 12.00.00','banking');</text:p>
      <text:p text:style-name="Standard">ERROR 1062 (23000): Duplicate entry '1' for key 'PRIMARY'</text:p>
      <text:p text:style-name="Standard">mysql&gt; insert into employee value(1,'john','abraham',10000,'1999-11-28 12.00.00','banking');</text:p>
      <text:p text:style-name="Standard">ERROR 1062 (23000): Duplicate entry '1' for key 'PRIMARY'</text:p>
      <text:p text:style-name="Standard">mysql&gt; insert into employee value(1,'john','abraham',10000,'2001-11-28 12.00.00','banking');</text:p>
      <text:p text:style-name="Standard">ERROR 1062 (23000): Duplicate entry '1' for key 'PRIMARY'</text:p>
      <text:p text:style-name="Standard">mysql&gt; insert into employee value(1,'john','abraham',10000,'2001-11-28 12.00.00','banking');</text:p>
      <text:p text:style-name="Standard">ERROR 1062 (23000): Duplicate entry '1' for key 'PRIMARY'</text:p>
      <text:p text:style-name="Standard">mysql&gt; select * from employee;</text:p>
      <text:p text:style-name="Standard">+-------------+------------+-----------+--------+---------------------+------------+</text:p>
      <text:p text:style-name="Standard">| employee_id | first_name | last_name | salary | joining_date <text:s text:c="7"/>| department |</text:p>
      <text:p text:style-name="Standard">+-------------+------------+-----------+--------+---------------------+------------+</text:p>
      <text:p text:style-name="Standard">| <text:s text:c="10"/>1 | john <text:s text:c="6"/>| abraham <text:s text:c="2"/>| <text:s/>10000 | 2001-11-28 12:00:00 | banking <text:s text:c="3"/>|</text:p>
      <text:p text:style-name="Standard">+-------------+------------+-----------+--------+---------------------+------------+</text:p>
      <text:p text:style-name="Standard">1 row in set (0.00 sec)</text:p>
      <text:p text:style-name="Standard"/>
      <text:p text:style-name="Standard">mysql&gt; insert into employee value(1,'john','abraham',10000,'2001-11-28 12.00.00','banking');</text:p>
      <text:p text:style-name="Standard">ERROR 1062 (23000): Duplicate entry '1' for key 'PRIMARY'</text:p>
      <text:p text:style-name="Standard">mysql&gt; select * from employee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SECOND PRACTICAL</text:p>
      <text:p text:style-name="P1"/>
      <text:p text:style-name="P1">student@pelpl3d033-desktop:~$ sudo mysql -u root -p</text:p>
      <text:p text:style-name="P1">[sudo] password for student: </text:p>
      <text:p text:style-name="P1">Enter password: </text:p>
      <text:p text:style-name="P1">Welcome to the MySQL monitor. <text:s/>Commands end with ; or \g.</text:p>
      <text:p text:style-name="P1">Your MySQL connection id is 2</text:p>
      <text:p text:style-name="P1">Server version: 5.7.39-0ubuntu0.18.04.2 (Ubuntu)</text:p>
      <text:p text:style-name="P1"/>
      <text:p text:style-name="P1">Copyright (c) 2000, 2022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show databases;</text:p>
      <text:p text:style-name="P1">+--------------------+</text:p>
      <text:p text:style-name="P1">| Database <text:s text:c="10"/>|</text:p>
      <text:p text:style-name="P1">+--------------------+</text:p>
      <text:p text:style-name="P1">| information_schema |</text:p>
      <text:p text:style-name="P1">| Apurva <text:s text:c="12"/>|</text:p>
      <text:p text:style-name="P1">| NJ <text:s text:c="16"/>|</text:p>
      <text:p text:style-name="P1">| hb <text:s text:c="16"/>|</text:p>
      <text:p text:style-name="P1">| jitu <text:s text:c="14"/>|</text:p>
      <text:p text:style-name="P1">| meghana <text:s text:c="11"/>|</text:p>
      <text:p text:style-name="P1">| mysql <text:s text:c="13"/>|</text:p>
      <text:p text:style-name="P1">| omkardb <text:s text:c="11"/>|</text:p>
      <text:p text:style-name="P1">| performance_schema |</text:p>
      <text:p text:style-name="P1">| profound <text:s text:c="10"/>|</text:p>
      <text:p text:style-name="P1">| profound_a <text:s text:c="8"/>|</text:p>
      <text:p text:style-name="P1">| sys <text:s text:c="15"/>|</text:p>
      <text:p text:style-name="P1">+--------------------+</text:p>
      <text:p text:style-name="P1">12 rows in set (0.06 sec)</text:p>
      <text:p text:style-name="P1"/>
      <text:p text:style-name="P1">mysql&gt; use profound_a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show tables;</text:p>
      <text:p text:style-name="P1">+----------------------+</text:p>
      <text:p text:style-name="P1">| Tables_in_profound_a |</text:p>
      <text:p text:style-name="P1">+----------------------+</text:p>
      <text:p text:style-name="P1">| employee <text:s text:c="12"/>|</text:p>
      <text:p text:style-name="P1">| student <text:s text:c="13"/>|</text:p>
      <text:p text:style-name="P1">+----------------------+</text:p>
      <text:p text:style-name="P1">2 rows in set (0.00 sec)</text:p>
      <text:p text:style-name="P1"/>
      <text:p text:style-name="P1">mysql&gt; use employee;</text:p>
      <text:p text:style-name="P1">ERROR 1049 (42000): Unknown database 'employee'</text:p>
      <text:p text:style-name="P1"><text:soft-page-break/>mysql&gt; desc employee;\</text:p>
      <text:p text:style-name="P1">+--------------+-------------+------+-----+---------+-------+</text:p>
      <text:p text:style-name="P1">| Field <text:s text:c="7"/>| Type <text:s text:c="7"/>| Null | Key | Default | Extra |</text:p>
      <text:p text:style-name="P1">+--------------+-------------+------+-----+---------+-------+</text:p>
      <text:p text:style-name="P1">| employee_id <text:s/>| int(11) <text:s text:c="4"/>| NO <text:s text:c="2"/>| PRI | NULL <text:s text:c="3"/>| <text:s text:c="6"/>|</text:p>
      <text:p text:style-name="P1">| first_name <text:s text:c="2"/>| varchar(20) | YES <text:s/>| <text:s text:c="4"/>| NULL <text:s text:c="3"/>| <text:s text:c="6"/>|</text:p>
      <text:p text:style-name="P1">| last_name <text:s text:c="3"/>| varchar(20) | YES <text:s/>| <text:s text:c="4"/>| NULL <text:s text:c="3"/>| <text:s text:c="6"/>|</text:p>
      <text:p text:style-name="P1">| salary <text:s text:c="6"/>| int(11) <text:s text:c="4"/>| YES <text:s/>| <text:s text:c="4"/>| NULL <text:s text:c="3"/>| <text:s text:c="6"/>|</text:p>
      <text:p text:style-name="P1">| joining_date | datetime <text:s text:c="3"/>| YES <text:s/>| <text:s text:c="4"/>| NULL <text:s text:c="3"/>| <text:s text:c="6"/>|</text:p>
      <text:p text:style-name="P1">| department <text:s text:c="2"/>| varchar(20) | YES <text:s/>| <text:s text:c="4"/>| NULL <text:s text:c="3"/>| <text:s text:c="6"/>|</text:p>
      <text:p text:style-name="P1">+--------------+-------------+------+-----+---------+-------+</text:p>
      <text:p text:style-name="P1">6 rows in set (0.00 sec)</text:p>
      <text:p text:style-name="P1"/>
      <text:p text:style-name="P1">mysql&gt; select * from employee;</text:p>
      <text:p text:style-name="P1">+-------------+------------+-----------+--------+---------------------+------------+</text:p>
      <text:p text:style-name="P1">| employee_id | first_name | last_name | salary | joining_date <text:s text:c="7"/>| department |</text:p>
      <text:p text:style-name="P1">+-------------+------------+-----------+--------+---------------------+------------+</text:p>
      <text:p text:style-name="P1">| <text:s text:c="10"/>1 | john <text:s text:c="6"/>| abraham <text:s text:c="2"/>| <text:s/>10000 | 2001-11-28 12:00:00 | banking <text:s text:c="3"/>|</text:p>
      <text:p text:style-name="P1">+-------------+------------+-----------+--------+---------------------+------------+</text:p>
      <text:p text:style-name="P1">1 row in set (0.00 sec)</text:p>
      <text:p text:style-name="P1"/>
      <text:p text:style-name="P1">mysql&gt; mysql&gt; insert into employe(2,'michal','clarke',80000,'2013-01-01 12.00.00', 'insurance');</text:p>
      <text:p text:style-name="P1">Query OK, 1 row affected (0.05 sec)</text:p>
      <text:p text:style-name="P1"/>
      <text:p text:style-name="P1">mysql&gt; insert into employee value(3,'roy','Thomas',7000000,'2013-02-13 12.00.00', 'banking');</text:p>
      <text:p text:style-name="P1">Query OK, 1 row affected (0.06 sec)</text:p>
      <text:p text:style-name="P1"/>
      <text:p text:style-name="P1">mysql&gt; insert into employee value(4,'tom','jose'6000000,'2013-03-13 12.00.00', 'insurance');</text:p>
      <text:p text:style-name="P1">ERROR 1064 (42000): You have an error in your SQL syntax; check the manual that corresponds to your MySQL server version for the right syntax to use near '6000000,'2013-03-13 12.00.00', 'insurance')' at line 1</text:p>
      <text:p text:style-name="P1">mysql&gt; insert into employee value(4,'tom','jose',6000000,'2013-03-13 12.00.00', 'insurance');</text:p>
      <text:p text:style-name="P1">Query OK, 1 row affected (0.05 sec)</text:p>
      <text:p text:style-name="P1"/>
      <text:p text:style-name="P1">mysql&gt; insert into employee value(5,'jerry','pinto',65000000,'2013-02-14 12.00.00', 'insurance');</text:p>
      <text:p text:style-name="P1">Query OK, 1 row affected (0.04 sec)</text:p>
      <text:p text:style-name="P1"/>
      <text:p text:style-name="P1">mysql&gt; insert into employee value(6,'philip','pinto',6500000,'2013-02-04 12.00.00', 'service');</text:p>
      <text:p text:style-name="P1">Query OK, 1 row affected (0.05 sec)</text:p>
      <text:p text:style-name="P1"/>
      <text:p text:style-name="P1">mysql&gt; insert into employee value(7,'philip','name',9500000,'2013-02-05 12.00.00', 'service');</text:p>
      <text:p text:style-name="P1">Query OK, 1 row affected (0.04 sec)</text:p>
      <text:p text:style-name="P1"/>
      <text:p text:style-name="P1">mysql&gt; insert into employee value(8,'test name','lname%',600000,'2013-02-06 12.00.00', 'insurance');</text:p>
      <text:p text:style-name="P1">Query OK, 1 row affected (0.05 sec)</text:p>
      <text:p text:style-name="P1"/>
      <text:p text:style-name="P1">mysql&gt; desc employee</text:p>
      <text:p text:style-name="P1"><text:s text:c="4"/>-&gt; desc employee;</text:p>
      <text:p text:style-name="P1">ERROR 1064 (42000): You have an error in your SQL syntax; check the manual that corresponds to your MySQL server version for the right syntax to use near 'desc employee' at line 2</text:p>
      <text:p text:style-name="P1">mysql&gt; select * from employee;</text:p>
      <text:p text:style-name="P1"><text:soft-page-break/>+-------------+------------+-----------+----------+---------------------+------------+</text:p>
      <text:p text:style-name="P1">| employee_id | first_name | last_name | salary <text:s text:c="2"/>| joining_date <text:s text:c="7"/>| department |</text:p>
      <text:p text:style-name="P1">+-------------+------------+-----------+----------+---------------------+------------+</text:p>
      <text:p text:style-name="P1">| <text:s text:c="10"/>1 | john <text:s text:c="6"/>| abraham <text:s text:c="2"/>| <text:s text:c="3"/>10000 | 2001-11-28 12:00:00 | banking <text:s text:c="3"/>|</text:p>
      <text:p text:style-name="P1">| <text:s text:c="10"/>2 | michal <text:s text:c="4"/>| clarke <text:s text:c="3"/>| <text:s text:c="3"/>80000 | 2013-01-01 12:00:00 | insurance <text:s/>|</text:p>
      <text:p text:style-name="P1">| <text:s text:c="10"/>3 | roy <text:s text:c="7"/>| Thomas <text:s text:c="3"/>| <text:s/>7000000 | 2013-02-13 12:00:00 | banking <text:s text:c="3"/>|</text:p>
      <text:p text:style-name="P1">| <text:s text:c="10"/>4 | tom <text:s text:c="7"/>| jose <text:s text:c="5"/>| <text:s/>6000000 | 2013-03-13 12:00:00 | insurance <text:s/>|</text:p>
      <text:p text:style-name="P1">| <text:s text:c="10"/>5 | jerry <text:s text:c="5"/>| pinto <text:s text:c="4"/>| 65000000 | 2013-02-14 12:00:00 | insurance <text:s/>|</text:p>
      <text:p text:style-name="P1">| <text:s text:c="10"/>6 | philip <text:s text:c="4"/>| pinto <text:s text:c="4"/>| <text:s/>6500000 | 2013-02-04 12:00:00 | service <text:s text:c="3"/>|</text:p>
      <text:p text:style-name="P1">| <text:s text:c="10"/>7 | philip <text:s text:c="4"/>| name <text:s text:c="5"/>| <text:s/>9500000 | 2013-02-05 12:00:00 | service <text:s text:c="3"/>|</text:p>
      <text:p text:style-name="P1">| <text:s text:c="10"/>8 | test name <text:s/>| lname% <text:s text:c="3"/>| <text:s text:c="2"/>600000 | 2013-02-06 12:00:00 | insurance <text:s/>|</text:p>
      <text:p text:style-name="P1">+-------------+------------+-----------+----------+---------------------+------------+</text:p>
      <text:p text:style-name="P1">8 rows in set (0.00 sec)</text:p>
      <text:p text:style-name="P1"/>
      <text:p text:style-name="P1">mysql&gt; create table incentives(employee_ref_id int, first_name varchar(20), incentive_date datetime, incentive_amount int, primary key(empoyee_ref_id), foreign key(first_name);</text:p>
      <text:p text:style-name="P1">ERROR 1064 (42000): You have an error in your SQL syntax; check the manual that corresponds to your MySQL server version for the right syntax to use near '' at line 1</text:p>
      <text:p text:style-name="P1">mysql&gt; create table incentives(employee_ref_id int, first_name varchar(20), incentive_date datetime, incentive_amount int);</text:p>
      <text:p text:style-name="P1">Query OK, 0 rows affected (0.41 sec)</text:p>
      <text:p text:style-name="P1"/>
      <text:p text:style-name="P1">mysql&gt; show tables;</text:p>
      <text:p text:style-name="P1">+----------------------+</text:p>
      <text:p text:style-name="P1">| Tables_in_profound_a |</text:p>
      <text:p text:style-name="P1">+----------------------+</text:p>
      <text:p text:style-name="P1">| employee <text:s text:c="12"/>|</text:p>
      <text:p text:style-name="P1">| incentives <text:s text:c="10"/>|</text:p>
      <text:p text:style-name="P1">| student <text:s text:c="13"/>|</text:p>
      <text:p text:style-name="P1">+----------------------+</text:p>
      <text:p text:style-name="P1">3 rows in set (0.00 sec)</text:p>
      <text:p text:style-name="P1"/>
      <text:p text:style-name="P1">mysql&gt; desc incentives;</text:p>
      <text:p text:style-name="P1">+------------------+-------------+------+-----+---------+-------+</text:p>
      <text:p text:style-name="P1">| Field <text:s text:c="11"/>| Type <text:s text:c="7"/>| Null | Key | Default | Extra |</text:p>
      <text:p text:style-name="P1">+------------------+-------------+------+-----+---------+-------+</text:p>
      <text:p text:style-name="P1">| employee_ref_id <text:s/>| int(11) <text:s text:c="4"/>| YES <text:s/>| <text:s text:c="4"/>| NULL <text:s text:c="3"/>| <text:s text:c="6"/>|</text:p>
      <text:p text:style-name="P1">| first_name <text:s text:c="6"/>| varchar(20) | YES <text:s/>| <text:s text:c="4"/>| NULL <text:s text:c="3"/>| <text:s text:c="6"/>|</text:p>
      <text:p text:style-name="P1">| incentive_date <text:s text:c="2"/>| datetime <text:s text:c="3"/>| YES <text:s/>| <text:s text:c="4"/>| NULL <text:s text:c="3"/>| <text:s text:c="6"/>|</text:p>
      <text:p text:style-name="P1">| incentive_amount | int(11) <text:s text:c="4"/>| YES <text:s/>| <text:s text:c="4"/>| NULL <text:s text:c="3"/>| <text:s text:c="6"/>|</text:p>
      <text:p text:style-name="P1">+------------------+-------------+------+-----+---------+-------+</text:p>
      <text:p text:style-name="P1">4 rows in set (0.00 sec)</text:p>
      <text:p text:style-name="P1"/>
      <text:p text:style-name="P1">mysql&gt; alter table incentives</text:p>
      <text:p text:style-name="P1"><text:s text:c="4"/>-&gt; add primary key(employee_ref_id);</text:p>
      <text:p text:style-name="P1">Query OK, 0 rows affected (0.55 sec)</text:p>
      <text:p text:style-name="P1">Records: 0 <text:s/>Duplicates: 0 <text:s/>Warnings: 0</text:p>
      <text:p text:style-name="P1"/>
      <text:p text:style-name="P1">mysql&gt; alter table incentives</text:p>
      <text:p text:style-name="P1"><text:s text:c="4"/>-&gt; add foreign key(first_name);</text:p>
      <text:p text:style-name="P1">ERROR 1064 (42000): You have an error in your SQL syntax; check the manual that corresponds to your MySQL server version for the right syntax to use near '' at line 2</text:p>
      <text:p text:style-name="P1"><text:soft-page-break/>mysql&gt; ALTER TABLE Orders</text:p>
      <text:p text:style-name="P1"><text:s text:c="4"/>-&gt; ADD FOREIGN KEY (PersonID) REFERENCES Persons(PersonID);</text:p>
      <text:p text:style-name="P1">ERROR 1146 (42S02): Table 'profound_a.Orders' doesn't exist</text:p>
      <text:p text:style-name="P1">mysql&gt; alter table incentives</text:p>
      <text:p text:style-name="P1"><text:s text:c="4"/>-&gt; add foreign key(first_name) references employee(first_name);</text:p>
      <text:p text:style-name="P1">ERROR 1215 (HY000): Cannot add foreign key constraint</text:p>
      <text:p text:style-name="P1">mysql&gt; desc incentives;</text:p>
      <text:p text:style-name="P1">+------------------+-------------+------+-----+---------+-------+</text:p>
      <text:p text:style-name="P1">| Field <text:s text:c="11"/>| Type <text:s text:c="7"/>| Null | Key | Default | Extra |</text:p>
      <text:p text:style-name="P1">+------------------+-------------+------+-----+---------+-------+</text:p>
      <text:p text:style-name="P1">| employee_ref_id <text:s/>| int(11) <text:s text:c="4"/>| NO <text:s text:c="2"/>| PRI | NULL <text:s text:c="3"/>| <text:s text:c="6"/>|</text:p>
      <text:p text:style-name="P1">| first_name <text:s text:c="6"/>| varchar(20) | YES <text:s/>| <text:s text:c="4"/>| NULL <text:s text:c="3"/>| <text:s text:c="6"/>|</text:p>
      <text:p text:style-name="P1">| incentive_date <text:s text:c="2"/>| datetime <text:s text:c="3"/>| YES <text:s/>| <text:s text:c="4"/>| NULL <text:s text:c="3"/>| <text:s text:c="6"/>|</text:p>
      <text:p text:style-name="P1">| incentive_amount | int(11) <text:s text:c="4"/>| YES <text:s/>| <text:s text:c="4"/>| NULL <text:s text:c="3"/>| <text:s text:c="6"/>|</text:p>
      <text:p text:style-name="P1">+------------------+-------------+------+-----+---------+-------+</text:p>
      <text:p text:style-name="P1">4 rows in set (0.03 sec)</text:p>
      <text:p text:style-name="P1"/>
      <text:p text:style-name="P1">mysql&gt; insert into incentives value(1,'john', '2013-02-01 12.00.00', 5000);</text:p>
      <text:p text:style-name="P1">Query OK, 1 row affected (0.05 sec)</text:p>
      <text:p text:style-name="P1"/>
      <text:p text:style-name="P1">mysql&gt; insert into incentives value(2,'michael', '2014-03-21 12.00.00', 3000);</text:p>
      <text:p text:style-name="P1">Query OK, 1 row affected (0.05 sec)</text:p>
      <text:p text:style-name="P1"/>
      <text:p text:style-name="P1">mysql&gt; insert into incentives value(3,'roy', '2013-05-10 12.00.00', 4000);</text:p>
      <text:p text:style-name="P1">Query OK, 1 row affected (0.04 sec)</text:p>
      <text:p text:style-name="P1"/>
      <text:p text:style-name="P1">mysql&gt; insert into incentives value(3,'roy', '2013-05-10 12.00.00', 4500)\;</text:p>
      <text:p text:style-name="P1">ERROR: </text:p>
      <text:p text:style-name="P1">Unknown command '\;'.</text:p>
      <text:p text:style-name="P1"><text:s text:c="4"/>-&gt; insert into incentives value(3,'roy', '2013-05-10 12.00.00', 4500);</text:p>
      <text:p text:style-name="P1">ERROR 1064 (42000): You have an error in your SQL syntax; check the manual that corresponds to your MySQL server version for the right syntax to use near '\;</text:p>
      <text:p text:style-name="P1">insert into incentives value(3,'roy', '2013-05-10 12.00.00', 4500)' at line 1</text:p>
      <text:p text:style-name="P1">mysql&gt; insert into incentives value(3,'roy', '2013-05-10 12.00.00', 4500); <text:s text:c="67"/>ERROR 1062 (23000): Duplicate entry '3' for key 'PRIMARY'</text:p>
      <text:p text:style-name="P1">mysql&gt; insert into incentives value(4,'tom', '2014-06-12 12.00.00', 4500);</text:p>
      <text:p text:style-name="P1">Query OK, 1 row affected (0.04 sec)</text:p>
      <text:p text:style-name="P1"/>
      <text:p text:style-name="P1">mysql&gt; insert into incentives value(5,'jerry', '2013-05-12 12.00.00', 3500);</text:p>
      <text:p text:style-name="P1">Query OK, 1 row affected (0.05 sec)</text:p>
      <text:p text:style-name="P1"/>
      <text:p text:style-name="P1">mysql&gt; select * from incentives;</text:p>
      <text:p text:style-name="P1">+-----------------+------------+---------------------+------------------+</text:p>
      <text:p text:style-name="P1">| employee_ref_id | first_name | incentive_date <text:s text:c="5"/>| incentive_amount |</text:p>
      <text:p text:style-name="P1">+-----------------+------------+---------------------+------------------+</text:p>
      <text:p text:style-name="P1">| <text:s text:c="14"/>1 | john <text:s text:c="6"/>| 2013-02-01 12:00:00 | <text:s text:c="12"/>5000 |</text:p>
      <text:p text:style-name="P1">| <text:s text:c="14"/>2 | michael <text:s text:c="3"/>| 2014-03-21 12:00:00 | <text:s text:c="12"/>3000 |</text:p>
      <text:p text:style-name="P1">| <text:s text:c="14"/>3 | roy <text:s text:c="7"/>| 2013-05-10 12:00:00 | <text:s text:c="12"/>4000 |</text:p>
      <text:p text:style-name="P1">| <text:s text:c="14"/>4 | tom <text:s text:c="7"/>| 2014-06-12 12:00:00 | <text:s text:c="12"/>4500 |</text:p>
      <text:p text:style-name="P1">| <text:s text:c="14"/>5 | jerry <text:s text:c="5"/>| 2013-05-12 12:00:00 | <text:s text:c="12"/>3500 |</text:p>
      <text:p text:style-name="P1">+-----------------+------------+---------------------+------------------+</text:p>
      <text:p text:style-name="P1">5 rows in set (0.00 sec)</text:p>
      <text:p text:style-name="P1"><text:soft-page-break/></text:p>
      <text:p text:style-name="P1">mysql&gt; alter table incentives</text:p>
      <text:p text:style-name="P1"><text:s text:c="4"/>-&gt; add foriegn key(first_name) references employee(first_name);</text:p>
      <text:p text:style-name="P1">ERROR 1064 (42000): You have an error in your SQL syntax; check the manual that corresponds to your MySQL server version for the right syntax to use near 'key(first_name) references employee(first_name)' at line 2</text:p>
      <text:p text:style-name="P1">mysql&gt; alter table incentives add foreign key(first_name) references employee(first_name);</text:p>
      <text:p text:style-name="P1">ERROR 1215 (HY000): Cannot add foreign key constraint</text:p>
      <text:p text:style-name="P1">mysql&gt; FOREIGN KEY (First_name) REFERENCES employee(First_name);</text:p>
      <text:p text:style-name="P1">ERROR 1064 (42000): You have an error in your SQL syntax; check the manual that corresponds to your MySQL server version for the right syntax to use near 'FOREIGN KEY (First_name) REFERENCES employee(First_name)' at line 1</text:p>
      <text:p text:style-name="P1">mysql&gt; alter table incentives</text:p>
      <text:p text:style-name="P1"><text:s text:c="4"/>-&gt; delete column first_name;</text:p>
      <text:p text:style-name="P1">ERROR 1064 (42000): You have an error in your SQL syntax; check the manual that corresponds to your MySQL server version for the right syntax to use near 'delete column first_name' at line 2</text:p>
      <text:p text:style-name="P1">mysql&gt; alter table incentives drop column first_name;</text:p>
      <text:p text:style-name="P1">Query OK, 0 rows affected (0.69 sec)</text:p>
      <text:p text:style-name="P1">Records: 0 <text:s/>Duplicates: 0 <text:s/>Warnings: 0</text:p>
      <text:p text:style-name="P1"/>
      <text:p text:style-name="P1">mysql&gt; select * from incentives;</text:p>
      <text:p text:style-name="P1">+-----------------+---------------------+------------------+</text:p>
      <text:p text:style-name="P1">| employee_ref_id | incentive_date <text:s text:c="5"/>| incentive_amount |</text:p>
      <text:p text:style-name="P1">+-----------------+---------------------+------------------+</text:p>
      <text:p text:style-name="P1">| <text:s text:c="14"/>1 | 2013-02-01 12:00:00 | <text:s text:c="12"/>5000 |</text:p>
      <text:p text:style-name="P1">| <text:s text:c="14"/>2 | 2014-03-21 12:00:00 | <text:s text:c="12"/>3000 |</text:p>
      <text:p text:style-name="P1">| <text:s text:c="14"/>3 | 2013-05-10 12:00:00 | <text:s text:c="12"/>4000 |</text:p>
      <text:p text:style-name="P1">| <text:s text:c="14"/>4 | 2014-06-12 12:00:00 | <text:s text:c="12"/>4500 |</text:p>
      <text:p text:style-name="P1">| <text:s text:c="14"/>5 | 2013-05-12 12:00:00 | <text:s text:c="12"/>3500 |</text:p>
      <text:p text:style-name="P1">+-----------------+---------------------+------------------+</text:p>
      <text:p text:style-name="P1">5 rows in set (0.00 sec)</text:p>
      <text:p text:style-name="P1"/>
      <text:p text:style-name="P1">mysql&gt; create table practise(no int, name varchar </text:p>
      <text:p text:style-name="P1"><text:s text:c="4"/>-&gt; create table practise(no int, name varchar(20), salary int);</text:p>
      <text:p text:style-name="P1">ERROR 1064 (42000): You have an error in your SQL syntax; check the manual that corresponds to your MySQL server version for the right syntax to use near 'create table practise(no int, name varchar(20), salary int)' at line 2</text:p>
      <text:p text:style-name="P1">mysql&gt; create table practise(no int, name varchar(20), salary int);</text:p>
      <text:p text:style-name="P1">Query OK, 0 rows affected (0.32 sec)</text:p>
      <text:p text:style-name="P1"/>
      <text:p text:style-name="P1">mysql&gt; desc practise;</text:p>
      <text:p text:style-name="P1">+--------+-------------+------+-----+---------+-------+</text:p>
      <text:p text:style-name="P1">| Field <text:s/>| Type <text:s text:c="7"/>| Null | Key | Default | Extra |</text:p>
      <text:p text:style-name="P1">+--------+-------------+------+-----+---------+-------+</text:p>
      <text:p text:style-name="P1">| no <text:s text:c="4"/>| int(11) <text:s text:c="4"/>| YES <text:s/>| <text:s text:c="4"/>| NULL <text:s text:c="3"/>| <text:s text:c="6"/>|</text:p>
      <text:p text:style-name="P1">| name <text:s text:c="2"/>| varchar(20) | YES <text:s/>| <text:s text:c="4"/>| NULL <text:s text:c="3"/>| <text:s text:c="6"/>|</text:p>
      <text:p text:style-name="P1">| salary | int(11) <text:s text:c="4"/>| YES <text:s/>| <text:s text:c="4"/>| NULL <text:s text:c="3"/>| <text:s text:c="6"/>|</text:p>
      <text:p text:style-name="P1">+--------+-------------+------+-----+---------+-------+</text:p>
      <text:p text:style-name="P1">3 rows in set (0.00 sec)</text:p>
      <text:p text:style-name="P1"/>
      <text:p text:style-name="P1">mysql&gt; alter table practise</text:p>
      <text:p text:style-name="P1"><text:s text:c="4"/>-&gt; add primary key (no);</text:p>
      <text:p text:style-name="P1"><text:soft-page-break/>Query OK, 0 rows affected (0.51 sec)</text:p>
      <text:p text:style-name="P1">Records: 0 <text:s/>Duplicates: 0 <text:s/>Warnings: 0</text:p>
      <text:p text:style-name="P1"/>
      <text:p text:style-name="P1">mysql&gt; desc practise;</text:p>
      <text:p text:style-name="P1">+--------+-------------+------+-----+---------+-------+</text:p>
      <text:p text:style-name="P1">| Field <text:s/>| Type <text:s text:c="7"/>| Null | Key | Default | Extra |</text:p>
      <text:p text:style-name="P1">+--------+-------------+------+-----+---------+-------+</text:p>
      <text:p text:style-name="P1">| no <text:s text:c="4"/>| int(11) <text:s text:c="4"/>| NO <text:s text:c="2"/>| PRI | NULL <text:s text:c="3"/>| <text:s text:c="6"/>|</text:p>
      <text:p text:style-name="P1">| name <text:s text:c="2"/>| varchar(20) | YES <text:s/>| <text:s text:c="4"/>| NULL <text:s text:c="3"/>| <text:s text:c="6"/>|</text:p>
      <text:p text:style-name="P1">| salary | int(11) <text:s text:c="4"/>| YES <text:s/>| <text:s text:c="4"/>| NULL <text:s text:c="3"/>| <text:s text:c="6"/>|</text:p>
      <text:p text:style-name="P1">+--------+-------------+------+-----+---------+-------+</text:p>
      <text:p text:style-name="P1">3 rows in set (0.00 sec)</text:p>
      <text:p text:style-name="P1"/>
      <text:p text:style-name="P1">mysql&gt; insert into practise value(1,'john',5000);</text:p>
      <text:p text:style-name="P1">Query OK, 1 row affected (0.03 sec)</text:p>
      <text:p text:style-name="P1"/>
      <text:p text:style-name="P1">mysql&gt; insert into practise value(2,'ohn',4000);</text:p>
      <text:p text:style-name="P1">Query OK, 1 row affected (0.04 sec)</text:p>
      <text:p text:style-name="P1"/>
      <text:p text:style-name="P1">mysql&gt; insert into practise value(3,'hn',3000);</text:p>
      <text:p text:style-name="P1">Query OK, 1 row affected (0.05 sec)</text:p>
      <text:p text:style-name="P1"/>
      <text:p text:style-name="P1">mysql&gt; insert into practise value(4,'n',2000);</text:p>
      <text:p text:style-name="P1">Query OK, 1 row affected (0.05 sec)</text:p>
      <text:p text:style-name="P1"/>
      <text:p text:style-name="P1">mysql&gt; select * from practise;</text:p>
      <text:p text:style-name="P1">+----+------+--------+</text:p>
      <text:p text:style-name="P1">| no | name | salary |</text:p>
      <text:p text:style-name="P1">+----+------+--------+</text:p>
      <text:p text:style-name="P1">| <text:s/>1 | john | <text:s text:c="2"/>5000 |</text:p>
      <text:p text:style-name="P1">| <text:s/>2 | ohn <text:s/>| <text:s text:c="2"/>4000 |</text:p>
      <text:p text:style-name="P1">| <text:s/>3 | hn <text:s text:c="2"/>| <text:s text:c="2"/>3000 |</text:p>
      <text:p text:style-name="P1">| <text:s/>4 | n <text:s text:c="3"/>| <text:s text:c="2"/>2000 |</text:p>
      <text:p text:style-name="P1">+----+------+--------+</text:p>
      <text:p text:style-name="P1">4 rows in set (0.00 sec)</text:p>
      <text:p text:style-name="P1"/>
      <text:p text:style-name="P1">mysql&gt; select all name from practise;</text:p>
      <text:p text:style-name="P1">+------+</text:p>
      <text:p text:style-name="P1">| name |</text:p>
      <text:p text:style-name="P1">+------+</text:p>
      <text:p text:style-name="P1">| john |</text:p>
      <text:p text:style-name="P1">| ohn <text:s/>|</text:p>
      <text:p text:style-name="P1">| hn <text:s text:c="2"/>|</text:p>
      <text:p text:style-name="P1">| n <text:s text:c="3"/>|</text:p>
      <text:p text:style-name="P1">+------+</text:p>
      <text:p text:style-name="P1">4 rows in set (0.02 sec)</text:p>
      <text:p text:style-name="P1"/>
      <text:p text:style-name="P1">mysql&gt; select name from practise table in upper case;</text:p>
      <text:p text:style-name="P1">ERROR 1064 (42000): You have an error in your SQL syntax; check the manual that corresponds to your MySQL server version for the right syntax to use near 'table in upper case' at line 1</text:p>
      <text:p text:style-name="P1">mysql&gt; select name from practise table in lower case;</text:p>
      <text:p text:style-name="P1"><text:soft-page-break/>ERROR 1064 (42000): You have an error in your SQL syntax; check the manual that corresponds to your MySQL server version for the right syntax to use near 'table in lower case' at line 1</text:p>
      <text:p text:style-name="P1">mysql&gt; select * from practise order by name name;</text:p>
      <text:p text:style-name="P1">ERROR 1064 (42000): You have an error in your SQL syntax; check the manual that corresponds to your MySQL server version for the right syntax to use near 'name' at line 1</text:p>
      <text:p text:style-name="P1">mysql&gt; select * from practise order by name;</text:p>
      <text:p text:style-name="P1">+----+------+--------+</text:p>
      <text:p text:style-name="P1">| no | name | salary |</text:p>
      <text:p text:style-name="P1">+----+------+--------+</text:p>
      <text:p text:style-name="P1">| <text:s/>3 | hn <text:s text:c="2"/>| <text:s text:c="2"/>3000 |</text:p>
      <text:p text:style-name="P1">| <text:s/>1 | john | <text:s text:c="2"/>5000 |</text:p>
      <text:p text:style-name="P1">| <text:s/>4 | n <text:s text:c="3"/>| <text:s text:c="2"/>2000 |</text:p>
      <text:p text:style-name="P1">| <text:s/>2 | ohn <text:s/>| <text:s text:c="2"/>4000 |</text:p>
      <text:p text:style-name="P1">+----+------+--------+</text:p>
      <text:p text:style-name="P1">4 rows in set (0.00 sec)</text:p>
      <text:p text:style-name="P1"/>
      <text:p text:style-name="P1">mysql&gt; select * from practise order by name desc;</text:p>
      <text:p text:style-name="P1">+----+------+--------+</text:p>
      <text:p text:style-name="P1">| no | name | salary |</text:p>
      <text:p text:style-name="P1">+----+------+--------+</text:p>
      <text:p text:style-name="P1">| <text:s/>2 | ohn <text:s/>| <text:s text:c="2"/>4000 |</text:p>
      <text:p text:style-name="P1">| <text:s/>4 | n <text:s text:c="3"/>| <text:s text:c="2"/>2000 |</text:p>
      <text:p text:style-name="P1">| <text:s/>1 | john | <text:s text:c="2"/>5000 |</text:p>
      <text:p text:style-name="P1">| <text:s/>3 | hn <text:s text:c="2"/>| <text:s text:c="2"/>3000 |</text:p>
      <text:p text:style-name="P1">+----+------+--------+</text:p>
      <text:p text:style-name="P1">4 rows in set (0.00 sec)</text:p>
      <text:p text:style-name="P1"/>
      <text:p text:style-name="P1">mysql&gt; select * from incentives;</text:p>
      <text:p text:style-name="P1">+-----------------+---------------------+------------------+</text:p>
      <text:p text:style-name="P1">| employee_ref_id | incentive_date <text:s text:c="5"/>| incentive_amount |</text:p>
      <text:p text:style-name="P1">+-----------------+---------------------+------------------+</text:p>
      <text:p text:style-name="P1">| <text:s text:c="14"/>1 | 2013-02-01 12:00:00 | <text:s text:c="12"/>5000 |</text:p>
      <text:p text:style-name="P1">| <text:s text:c="14"/>2 | 2014-03-21 12:00:00 | <text:s text:c="12"/>3000 |</text:p>
      <text:p text:style-name="P1">| <text:s text:c="14"/>3 | 2013-05-10 12:00:00 | <text:s text:c="12"/>4000 |</text:p>
      <text:p text:style-name="P1">| <text:s text:c="14"/>4 | 2014-06-12 12:00:00 | <text:s text:c="12"/>4500 |</text:p>
      <text:p text:style-name="P1">| <text:s text:c="14"/>5 | 2013-05-12 12:00:00 | <text:s text:c="12"/>3500 |</text:p>
      <text:p text:style-name="P1">+-----------------+---------------------+------------------+</text:p>
      <text:p text:style-name="P1">5 rows in set (0.00 sec)</text:p>
      <text:p text:style-name="P1"/>
      <text:p text:style-name="P1">mysql&gt; update incentive set employee_ref_id=1, where employee_ref_id=4;</text:p>
      <text:p text:style-name="P1">ERROR 1064 (42000): You have an error in your SQL syntax; check the manual that corresponds to your MySQL server version for the right syntax to use near 'where employee_ref_id=4' at line 1</text:p>
      <text:p text:style-name="P1">mysql&gt; create table incentives_1(employee_ref_id int, incentive_date datetime, amount int);</text:p>
      <text:p text:style-name="P1">Query OK, 0 rows affected (0.30 sec)</text:p>
      <text:p text:style-name="P1"/>
      <text:p text:style-name="P1">mysql&gt; insert into incentives_1 value(1 , 2013-01-01, 1000);\</text:p>
      <text:p text:style-name="P1">ERROR 1292 (22007): Incorrect datetime value: '2011' for column 'incentive_date' at row 1</text:p>
      <text:p text:style-name="P1">mysql&gt; insert into incentives_1 value(1 , 2013-01-01, 1000);</text:p>
      <text:p text:style-name="P1">ERROR 1292 (22007): Incorrect datetime value: '2011' for column 'incentive_date' at row 1</text:p>
      <text:p text:style-name="P1">mysql&gt; insert into incentives_1 value(1 , '2013-01-01', 1000);</text:p>
      <text:p text:style-name="P1">Query OK, 1 row affected (0.04 sec)</text:p>
      <text:p text:style-name="P1"/>
      <text:p text:style-name="P1"><text:soft-page-break/>mysql&gt; insert into incentives_1 value(2 , '2013-01-02', 2000);</text:p>
      <text:p text:style-name="P1">Query OK, 1 row affected (0.04 sec)</text:p>
      <text:p text:style-name="P1"/>
      <text:p text:style-name="P1">mysql&gt; insert into incentives_1 value(3 , '2013-01-02', 3000);</text:p>
      <text:p text:style-name="P1">Query OK, 1 row affected (0.04 sec)</text:p>
      <text:p text:style-name="P1"/>
      <text:p text:style-name="P1">mysql&gt; insert into incentives_1 value(4 , '2013-01-02', 4000);</text:p>
      <text:p text:style-name="P1">Query OK, 1 row affected (0.04 sec)</text:p>
      <text:p text:style-name="P1"/>
      <text:p text:style-name="P1">mysql&gt; insert into incentives_1 value(2 , '2013-01-02', 5000);</text:p>
      <text:p text:style-name="P1">Query OK, 1 row affected (0.04 sec)</text:p>
      <text:p text:style-name="P1"/>
      <text:p text:style-name="P1">mysql&gt; select * from incentives_1;</text:p>
      <text:p text:style-name="P1">+-----------------+---------------------+--------+</text:p>
      <text:p text:style-name="P1">| employee_ref_id | incentive_date <text:s text:c="5"/>| amount |</text:p>
      <text:p text:style-name="P1">+-----------------+---------------------+--------+</text:p>
      <text:p text:style-name="P1">| <text:s text:c="14"/>1 | 2013-01-01 00:00:00 | <text:s text:c="2"/>1000 |</text:p>
      <text:p text:style-name="P1">| <text:s text:c="14"/>2 | 2013-01-02 00:00:00 | <text:s text:c="2"/>2000 |</text:p>
      <text:p text:style-name="P1">| <text:s text:c="14"/>3 | 2013-01-02 00:00:00 | <text:s text:c="2"/>3000 |</text:p>
      <text:p text:style-name="P1">| <text:s text:c="14"/>4 | 2013-01-02 00:00:00 | <text:s text:c="2"/>4000 |</text:p>
      <text:p text:style-name="P1">| <text:s text:c="14"/>2 | 2013-01-02 00:00:00 | <text:s text:c="2"/>5000 |</text:p>
      <text:p text:style-name="P1">+-----------------+---------------------+--------+</text:p>
      <text:p text:style-name="P1">5 rows in set (0.00 sec)</text:p>
      <text:p text:style-name="P1"/>
      <text:p text:style-name="P1">mysql&gt; alter table incentives_1 add foreign key(employee_ref_id) references employee(employee_id);</text:p>
      <text:p text:style-name="P1">Query OK, 5 rows affected (0.90 sec)</text:p>
      <text:p text:style-name="P1">Records: 5 <text:s/>Duplicates: 0 <text:s/>Warnings: 0</text:p>
      <text:p text:style-name="P1"/>
      <text:p text:style-name="P1">mysql&gt; desc incentives_1;</text:p>
      <text:p text:style-name="P1">+-----------------+----------+------+-----+---------+-------+</text:p>
      <text:p text:style-name="P1">| Field <text:s text:c="10"/>| Type <text:s text:c="4"/>| Null | Key | Default | Extra |</text:p>
      <text:p text:style-name="P1">+-----------------+----------+------+-----+---------+-------+</text:p>
      <text:p text:style-name="P1">| employee_ref_id | int(11) <text:s/>| YES <text:s/>| MUL | NULL <text:s text:c="3"/>| <text:s text:c="6"/>|</text:p>
      <text:p text:style-name="P1">| incentive_date <text:s/>| datetime | YES <text:s/>| <text:s text:c="4"/>| NULL <text:s text:c="3"/>| <text:s text:c="6"/>|</text:p>
      <text:p text:style-name="P1">| amount <text:s text:c="9"/>| int(11) <text:s/>| YES <text:s/>| <text:s text:c="4"/>| NULL <text:s text:c="3"/>| <text:s text:c="6"/>|</text:p>
      <text:p text:style-name="P1">+-----------------+----------+------+-----+---------+-------+</text:p>
      <text:p text:style-name="P1">3 rows in set (0.00 sec)</text:p>
      <text:p text:style-name="P1"/>
      <text:p text:style-name="P1">mysql&gt; desc employee;</text:p>
      <text:p text:style-name="P1">+--------------+-------------+------+-----+---------+-------+</text:p>
      <text:p text:style-name="P1">| Field <text:s text:c="7"/>| Type <text:s text:c="7"/>| Null | Key | Default | Extra |</text:p>
      <text:p text:style-name="P1">+--------------+-------------+------+-----+---------+-------+</text:p>
      <text:p text:style-name="P1">| employee_id <text:s/>| int(11) <text:s text:c="4"/>| NO <text:s text:c="2"/>| PRI | NULL <text:s text:c="3"/>| <text:s text:c="6"/>|</text:p>
      <text:p text:style-name="P1">| first_name <text:s text:c="2"/>| varchar(20) | YES <text:s/>| <text:s text:c="4"/>| NULL <text:s text:c="3"/>| <text:s text:c="6"/>|</text:p>
      <text:p text:style-name="P1">| last_name <text:s text:c="3"/>| varchar(20) | YES <text:s/>| <text:s text:c="4"/>| NULL <text:s text:c="3"/>| <text:s text:c="6"/>|</text:p>
      <text:p text:style-name="P1">| salary <text:s text:c="6"/>| int(11) <text:s text:c="4"/>| YES <text:s/>| <text:s text:c="4"/>| NULL <text:s text:c="3"/>| <text:s text:c="6"/>|</text:p>
      <text:p text:style-name="P1">| joining_date | datetime <text:s text:c="3"/>| YES <text:s/>| <text:s text:c="4"/>| NULL <text:s text:c="3"/>| <text:s text:c="6"/>|</text:p>
      <text:p text:style-name="P1">| department <text:s text:c="2"/>| varchar(20) | YES <text:s/>| <text:s text:c="4"/>| NULL <text:s text:c="3"/>| <text:s text:c="6"/>|</text:p>
      <text:p text:style-name="P1">+--------------+-------------+------+-----+---------+-------+</text:p>
      <text:p text:style-name="P1">6 rows in set (0.00 sec)</text:p>
      <text:p text:style-name="P1"/>
      <text:p text:style-name="P1"><text:soft-page-break/>mysql&gt; </text:p>
      <text:p text:style-name="P1"/>
      <text:p text:style-name="P1"/>
      <text:p text:style-name="P1"/>
      <text:p text:style-name="P2">THIRD PRACTICAL</text:p>
      <text:p text:style-name="P2"/>
      <text:p text:style-name="P2"/>
      <text:p text:style-name="P2"/>
      <text:p text:style-name="P2">student@pelpl3d033-desktop:~$ sudo mysql -u root -p</text:p>
      <text:p text:style-name="P2">[sudo] password for student: </text:p>
      <text:p text:style-name="P2"/>
      <text:p text:style-name="P2">Sorry, try again.</text:p>
      <text:p text:style-name="P2">[sudo] password for student: </text:p>
      <text:p text:style-name="P2">Sorry, try again.</text:p>
      <text:p text:style-name="P2">[sudo] password for student: </text:p>
      <text:p text:style-name="P2">Enter password: </text:p>
      <text:p text:style-name="P2">Welcome to the MySQL monitor. <text:s/>Commands end with ; or \g.</text:p>
      <text:p text:style-name="P2">Your MySQL connection id is 4</text:p>
      <text:p text:style-name="P2">Server version: 5.7.39-0ubuntu0.18.04.2 (Ubuntu)</text:p>
      <text:p text:style-name="P2"/>
      <text:p text:style-name="P2">Copyright (c) 2000, 2022, Oracle and/or its affiliates.</text:p>
      <text:p text:style-name="P2"/>
      <text:p text:style-name="P2">Oracle is a registered trademark of Oracle Corporation and/or its</text:p>
      <text:p text:style-name="P2">affiliates. Other names may be trademarks of their respective</text:p>
      <text:p text:style-name="P2">owners.</text:p>
      <text:p text:style-name="P2"/>
      <text:p text:style-name="P2">Type 'help;' or '\h' for help. Type '\c' to clear the current input statement.</text:p>
      <text:p text:style-name="P2"/>
      <text:p text:style-name="P2">mysql&gt; SHOW DATABSES;</text:p>
      <text:p text:style-name="P2">ERROR 1064 (42000): You have an error in your SQL syntax; check the manual that corresponds to your MySQL server version for the right syntax to use near 'DATABSES' at line 1</text:p>
      <text:p text:style-name="P2">mysql&gt; show databases;</text:p>
      <text:p text:style-name="P2">+--------------------+</text:p>
      <text:p text:style-name="P2">| Database <text:s text:c="10"/>|</text:p>
      <text:p text:style-name="P2">+--------------------+</text:p>
      <text:p text:style-name="P2">| information_schema |</text:p>
      <text:p text:style-name="P2">| Apurva <text:s text:c="12"/>|</text:p>
      <text:p text:style-name="P2">| NJ <text:s text:c="16"/>|</text:p>
      <text:p text:style-name="P2">| hb <text:s text:c="16"/>|</text:p>
      <text:p text:style-name="P2">| jitu <text:s text:c="14"/>|</text:p>
      <text:p text:style-name="P2">| meghana <text:s text:c="11"/>|</text:p>
      <text:p text:style-name="P2">| mysql <text:s text:c="13"/>|</text:p>
      <text:p text:style-name="P2">| omkardb <text:s text:c="11"/>|</text:p>
      <text:p text:style-name="P2">| performance_schema |</text:p>
      <text:p text:style-name="P2">| profound <text:s text:c="10"/>|</text:p>
      <text:p text:style-name="P2">| profound_a <text:s text:c="8"/>|</text:p>
      <text:p text:style-name="P2">| sys <text:s text:c="15"/>|</text:p>
      <text:p text:style-name="P2">+--------------------+</text:p>
      <text:p text:style-name="P2">12 rows in set (0.06 sec)</text:p>
      <text:p text:style-name="P2"/>
      <text:p text:style-name="P2">mysql&gt; use profound_a;</text:p>
      <text:p text:style-name="P2">Reading table information for completion of table and column names</text:p>
      <text:p text:style-name="P2"><text:soft-page-break/>You can turn off this feature to get a quicker startup with -A</text:p>
      <text:p text:style-name="P2"/>
      <text:p text:style-name="P2">Database changed</text:p>
      <text:p text:style-name="P2">mysql&gt; create table department(id int, name varchar(20), age int, jod datetime, salary float);</text:p>
      <text:p text:style-name="P2">Query OK, 0 rows affected (0.36 sec)</text:p>
      <text:p text:style-name="P2"/>
      <text:p text:style-name="P2">mysql&gt; desc department;</text:p>
      <text:p text:style-name="P2">+--------+-------------+------+-----+---------+-------+</text:p>
      <text:p text:style-name="P2">| Field <text:s/>| Type <text:s text:c="7"/>| Null | Key | Default | Extra |</text:p>
      <text:p text:style-name="P2">+--------+-------------+------+-----+---------+-------+</text:p>
      <text:p text:style-name="P2">| id <text:s text:c="4"/>| int(11) <text:s text:c="4"/>| YES <text:s/>| <text:s text:c="4"/>| NULL <text:s text:c="3"/>| <text:s text:c="6"/>|</text:p>
      <text:p text:style-name="P2">| name <text:s text:c="2"/>| varchar(20) | YES <text:s/>| <text:s text:c="4"/>| NULL <text:s text:c="3"/>| <text:s text:c="6"/>|</text:p>
      <text:p text:style-name="P2">| age <text:s text:c="3"/>| int(11) <text:s text:c="4"/>| YES <text:s/>| <text:s text:c="4"/>| NULL <text:s text:c="3"/>| <text:s text:c="6"/>|</text:p>
      <text:p text:style-name="P2">| jod <text:s text:c="3"/>| datetime <text:s text:c="3"/>| YES <text:s/>| <text:s text:c="4"/>| NULL <text:s text:c="3"/>| <text:s text:c="6"/>|</text:p>
      <text:p text:style-name="P2">| salary | float <text:s text:c="6"/>| YES <text:s/>| <text:s text:c="4"/>| NULL <text:s text:c="3"/>| <text:s text:c="6"/>|</text:p>
      <text:p text:style-name="P2">+--------+-------------+------+-----+---------+-------+</text:p>
      <text:p text:style-name="P2">5 rows in set (0.00 sec)</text:p>
      <text:p text:style-name="P2"/>
      <text:p text:style-name="P2">mysql&gt; insert into department(1, 'john', 23, '2022-08-29 12.00.00', 45000);</text:p>
      <text:p text:style-name="P2">ERROR 1064 (42000): You have an error in your SQL syntax; check the manual that corresponds to your MySQL server version for the right syntax to use near '1, 'john', 23, '2022-08-29 12.00.00', 45000)' at line 1</text:p>
      <text:p text:style-name="P2">mysql&gt; insert into department value(1, 'john', 23, '2022-08-29 12.00.00', 45000);</text:p>
      <text:p text:style-name="P2">Query OK, 1 row affected (0.05 sec)</text:p>
      <text:p text:style-name="P2"/>
      <text:p text:style-name="P2">mysql&gt; insert into department value(2, 'jay', 24, '2022-08-30 12.00.00', 55000);</text:p>
      <text:p text:style-name="P2">Query OK, 1 row affected (0.04 sec)</text:p>
      <text:p text:style-name="P2"/>
      <text:p text:style-name="P2">mysql&gt; insert into department value(3, 'ajit', 24, '2022-08-31 12.00.00', 60000);</text:p>
      <text:p text:style-name="P2">Query OK, 1 row affected (0.04 sec)</text:p>
      <text:p text:style-name="P2"/>
      <text:p text:style-name="P2">mysql&gt; insert into department value(4, 'parth', 25, '2022-08-31 12.00.00', 80000);</text:p>
      <text:p text:style-name="P2">Query OK, 1 row affected (0.04 sec)</text:p>
      <text:p text:style-name="P2"/>
      <text:p text:style-name="P2">mysql&gt; select * from department;</text:p>
      <text:p text:style-name="P2">+------+-------+------+---------------------+--------+</text:p>
      <text:p text:style-name="P2">| id <text:s text:c="2"/>| name <text:s/>| age <text:s/>| jod <text:s text:c="16"/>| salary |</text:p>
      <text:p text:style-name="P2">+------+-------+------+---------------------+--------+</text:p>
      <text:p text:style-name="P2">| <text:s text:c="3"/>1 | john <text:s/>| <text:s text:c="2"/>23 | 2022-08-29 12:00:00 | <text:s/>45000 |</text:p>
      <text:p text:style-name="P2">| <text:s text:c="3"/>2 | jay <text:s text:c="2"/>| <text:s text:c="2"/>24 | 2022-08-30 12:00:00 | <text:s/>55000 |</text:p>
      <text:p text:style-name="P2">| <text:s text:c="3"/>3 | ajit <text:s/>| <text:s text:c="2"/>24 | 2022-08-31 12:00:00 | <text:s/>60000 |</text:p>
      <text:p text:style-name="P2">| <text:s text:c="3"/>4 | parth | <text:s text:c="2"/>25 | 2022-08-31 12:00:00 | <text:s/>80000 |</text:p>
      <text:p text:style-name="P2">+------+-------+------+---------------------+--------+</text:p>
      <text:p text:style-name="P2">4 rows in set (0.00 sec)</text:p>
      <text:p text:style-name="P2"/>
      <text:p text:style-name="P2">mysql&gt; alter table department</text:p>
      <text:p text:style-name="P2"><text:s text:c="4"/>-&gt; add column department varchar(20);</text:p>
      <text:p text:style-name="P2">Query OK, 0 rows affected (0.81 sec)</text:p>
      <text:p text:style-name="P2">Records: 0 <text:s/>Duplicates: 0 <text:s/>Warnings: 0</text:p>
      <text:p text:style-name="P2"/>
      <text:p text:style-name="P2">mysql&gt; desc department;</text:p>
      <text:p text:style-name="P2">+------------+-------------+------+-----+---------+-------+</text:p>
      <text:p text:style-name="P2"><text:soft-page-break/>| Field <text:s text:c="5"/>| Type <text:s text:c="7"/>| Null | Key | Default | Extra |</text:p>
      <text:p text:style-name="P2">+------------+-------------+------+-----+---------+-------+</text:p>
      <text:p text:style-name="P2">| id <text:s text:c="8"/>| int(11) <text:s text:c="4"/>| YES <text:s/>| <text:s text:c="4"/>| NULL <text:s text:c="3"/>| <text:s text:c="6"/>|</text:p>
      <text:p text:style-name="P2">| name <text:s text:c="6"/>| varchar(20) | YES <text:s/>| <text:s text:c="4"/>| NULL <text:s text:c="3"/>| <text:s text:c="6"/>|</text:p>
      <text:p text:style-name="P2">| age <text:s text:c="7"/>| int(11) <text:s text:c="4"/>| YES <text:s/>| <text:s text:c="4"/>| NULL <text:s text:c="3"/>| <text:s text:c="6"/>|</text:p>
      <text:p text:style-name="P2">| jod <text:s text:c="7"/>| datetime <text:s text:c="3"/>| YES <text:s/>| <text:s text:c="4"/>| NULL <text:s text:c="3"/>| <text:s text:c="6"/>|</text:p>
      <text:p text:style-name="P2">| salary <text:s text:c="4"/>| float <text:s text:c="6"/>| YES <text:s/>| <text:s text:c="4"/>| NULL <text:s text:c="3"/>| <text:s text:c="6"/>|</text:p>
      <text:p text:style-name="P2">| department | varchar(20) | YES <text:s/>| <text:s text:c="4"/>| NULL <text:s text:c="3"/>| <text:s text:c="6"/>|</text:p>
      <text:p text:style-name="P2">+------------+-------------+------+-----+---------+-------+</text:p>
      <text:p text:style-name="P2">6 rows in set (0.00 sec)</text:p>
      <text:p text:style-name="P2"/>
      <text:p text:style-name="P2">mysql&gt; select * from department;</text:p>
      <text:p text:style-name="P2">+------+-------+------+---------------------+--------+------------+</text:p>
      <text:p text:style-name="P2">| id <text:s text:c="2"/>| name <text:s/>| age <text:s/>| jod <text:s text:c="16"/>| salary | department |</text:p>
      <text:p text:style-name="P2">+------+-------+------+---------------------+--------+------------+</text:p>
      <text:p text:style-name="P2">| <text:s text:c="3"/>1 | john <text:s/>| <text:s text:c="2"/>23 | 2022-08-29 12:00:00 | <text:s/>45000 | NULL <text:s text:c="6"/>|</text:p>
      <text:p text:style-name="P2">| <text:s text:c="3"/>2 | jay <text:s text:c="2"/>| <text:s text:c="2"/>24 | 2022-08-30 12:00:00 | <text:s/>55000 | NULL <text:s text:c="6"/>|</text:p>
      <text:p text:style-name="P2">| <text:s text:c="3"/>3 | ajit <text:s/>| <text:s text:c="2"/>24 | 2022-08-31 12:00:00 | <text:s/>60000 | NULL <text:s text:c="6"/>|</text:p>
      <text:p text:style-name="P2">| <text:s text:c="3"/>4 | parth | <text:s text:c="2"/>25 | 2022-08-31 12:00:00 | <text:s/>80000 | NULL <text:s text:c="6"/>|</text:p>
      <text:p text:style-name="P2">+------+-------+------+---------------------+--------+------------+</text:p>
      <text:p text:style-name="P2">4 rows in set (0.00 sec)</text:p>
      <text:p text:style-name="P2"/>
      <text:p text:style-name="P2">mysql&gt; insert into department(department)</text:p>
      <text:p text:style-name="P2"><text:s text:c="4"/>-&gt; values('IT');</text:p>
      <text:p text:style-name="P2">Query OK, 1 row affected (0.05 sec)</text:p>
      <text:p text:style-name="P2"/>
      <text:p text:style-name="P2">mysql&gt; insert into department(department)</text:p>
      <text:p text:style-name="P2"><text:s text:c="4"/>-&gt; values('comp');</text:p>
      <text:p text:style-name="P2">Query OK, 1 row affected (0.05 sec)</text:p>
      <text:p text:style-name="P2"/>
      <text:p text:style-name="P2">mysql&gt; select * from department;</text:p>
      <text:p text:style-name="P2">+------+-------+------+---------------------+--------+------------+</text:p>
      <text:p text:style-name="P2">| id <text:s text:c="2"/>| name <text:s/>| age <text:s/>| jod <text:s text:c="16"/>| salary | department |</text:p>
      <text:p text:style-name="P2">+------+-------+------+---------------------+--------+------------+</text:p>
      <text:p text:style-name="P2">| <text:s text:c="3"/>1 | john <text:s/>| <text:s text:c="2"/>23 | 2022-08-29 12:00:00 | <text:s/>45000 | NULL <text:s text:c="6"/>|</text:p>
      <text:p text:style-name="P2">| <text:s text:c="3"/>2 | jay <text:s text:c="2"/>| <text:s text:c="2"/>24 | 2022-08-30 12:00:00 | <text:s/>55000 | NULL <text:s text:c="6"/>|</text:p>
      <text:p text:style-name="P2">| <text:s text:c="3"/>3 | ajit <text:s/>| <text:s text:c="2"/>24 | 2022-08-31 12:00:00 | <text:s/>60000 | NULL <text:s text:c="6"/>|</text:p>
      <text:p text:style-name="P2">| <text:s text:c="3"/>4 | parth | <text:s text:c="2"/>25 | 2022-08-31 12:00:00 | <text:s/>80000 | NULL <text:s text:c="6"/>|</text:p>
      <text:p text:style-name="P2">| NULL | NULL <text:s/>| NULL | NULL <text:s text:c="15"/>| <text:s text:c="2"/>NULL | IT <text:s text:c="8"/>|</text:p>
      <text:p text:style-name="P2">| NULL | NULL <text:s/>| NULL | NULL <text:s text:c="15"/>| <text:s text:c="2"/>NULL | comp <text:s text:c="6"/>|</text:p>
      <text:p text:style-name="P2">+------+-------+------+---------------------+--------+------------+</text:p>
      <text:p text:style-name="P2">6 rows in set (0.00 sec)</text:p>
      <text:p text:style-name="P2"/>
      <text:p text:style-name="P2">mysql&gt; insert into department(department) where id=1 <text:s/>values('comp');</text:p>
      <text:p text:style-name="P2">ERROR 1064 (42000): You have an error in your SQL syntax; check the manual that corresponds to your MySQL server version for the right syntax to use near 'where id=1 <text:s/>values('comp')' at line 1</text:p>
      <text:p text:style-name="P2">mysql&gt; update department set department= 'it' where id=1;</text:p>
      <text:p text:style-name="P2">Query OK, 1 row affected (0.07 sec)</text:p>
      <text:p text:style-name="P2">Rows matched: 1 <text:s/>Changed: 1 <text:s/>Warnings: 0</text:p>
      <text:p text:style-name="P2"/>
      <text:p text:style-name="P2">mysql&gt; select * from department;</text:p>
      <text:p text:style-name="P2">+------+-------+------+---------------------+--------+------------+</text:p>
      <text:p text:style-name="P2"><text:soft-page-break/>| id <text:s text:c="2"/>| name <text:s/>| age <text:s/>| jod <text:s text:c="16"/>| salary | department |</text:p>
      <text:p text:style-name="P2">+------+-------+------+---------------------+--------+------------+</text:p>
      <text:p text:style-name="P2">| <text:s text:c="3"/>1 | john <text:s/>| <text:s text:c="2"/>23 | 2022-08-29 12:00:00 | <text:s/>45000 | it <text:s text:c="8"/>|</text:p>
      <text:p text:style-name="P2">| <text:s text:c="3"/>2 | jay <text:s text:c="2"/>| <text:s text:c="2"/>24 | 2022-08-30 12:00:00 | <text:s/>55000 | NULL <text:s text:c="6"/>|</text:p>
      <text:p text:style-name="P2">| <text:s text:c="3"/>3 | ajit <text:s/>| <text:s text:c="2"/>24 | 2022-08-31 12:00:00 | <text:s/>60000 | NULL <text:s text:c="6"/>|</text:p>
      <text:p text:style-name="P2">| <text:s text:c="3"/>4 | parth | <text:s text:c="2"/>25 | 2022-08-31 12:00:00 | <text:s/>80000 | NULL <text:s text:c="6"/>|</text:p>
      <text:p text:style-name="P2">| NULL | NULL <text:s/>| NULL | NULL <text:s text:c="15"/>| <text:s text:c="2"/>NULL | IT <text:s text:c="8"/>|</text:p>
      <text:p text:style-name="P2">| NULL | NULL <text:s/>| NULL | NULL <text:s text:c="15"/>| <text:s text:c="2"/>NULL | comp <text:s text:c="6"/>|</text:p>
      <text:p text:style-name="P2">+------+-------+------+---------------------+--------+------------+</text:p>
      <text:p text:style-name="P2">6 rows in set (0.00 sec)</text:p>
      <text:p text:style-name="P2"/>
      <text:p text:style-name="P2">mysql&gt; update department set department='comp' where id=2;</text:p>
      <text:p text:style-name="P2">Query OK, 1 row affected (0.05 sec)</text:p>
      <text:p text:style-name="P2">Rows matched: 1 <text:s/>Changed: 1 <text:s/>Warnings: 0</text:p>
      <text:p text:style-name="P2"/>
      <text:p text:style-name="P2">mysql&gt; update department set department='service' where id=3;</text:p>
      <text:p text:style-name="P2">Query OK, 1 row affected (0.05 sec)</text:p>
      <text:p text:style-name="P2">Rows matched: 1 <text:s/>Changed: 1 <text:s/>Warnings: 0</text:p>
      <text:p text:style-name="P2"/>
      <text:p text:style-name="P2">mysql&gt; update department set department='it' where id=4;</text:p>
      <text:p text:style-name="P2">Query OK, 1 row affected (0.04 sec)</text:p>
      <text:p text:style-name="P2">Rows matched: 1 <text:s/>Changed: 1 <text:s/>Warnings: 0</text:p>
      <text:p text:style-name="P2"/>
      <text:p text:style-name="P2">mysql&gt; update department set department='null' where id=5;</text:p>
      <text:p text:style-name="P2">Query OK, 0 rows affected (0.00 sec)</text:p>
      <text:p text:style-name="P2">Rows matched: 0 <text:s/>Changed: 0 <text:s/>Warnings: 0</text:p>
      <text:p text:style-name="P2"/>
      <text:p text:style-name="P2">mysql&gt; update department set department='null' where id=6;</text:p>
      <text:p text:style-name="P2">Query OK, 0 rows affected (0.00 sec)</text:p>
      <text:p text:style-name="P2">Rows matched: 0 <text:s/>Changed: 0 <text:s/>Warnings: 0</text:p>
      <text:p text:style-name="P2"/>
      <text:p text:style-name="P2">mysql&gt; select * from department;</text:p>
      <text:p text:style-name="P2">+------+-------+------+---------------------+--------+------------+</text:p>
      <text:p text:style-name="P2">| id <text:s text:c="2"/>| name <text:s/>| age <text:s/>| jod <text:s text:c="16"/>| salary | department |</text:p>
      <text:p text:style-name="P2">+------+-------+------+---------------------+--------+------------+</text:p>
      <text:p text:style-name="P2">| <text:s text:c="3"/>1 | john <text:s/>| <text:s text:c="2"/>23 | 2022-08-29 12:00:00 | <text:s/>45000 | it <text:s text:c="8"/>|</text:p>
      <text:p text:style-name="P2">| <text:s text:c="3"/>2 | jay <text:s text:c="2"/>| <text:s text:c="2"/>24 | 2022-08-30 12:00:00 | <text:s/>55000 | comp <text:s text:c="6"/>|</text:p>
      <text:p text:style-name="P2">| <text:s text:c="3"/>3 | ajit <text:s/>| <text:s text:c="2"/>24 | 2022-08-31 12:00:00 | <text:s/>60000 | service <text:s text:c="3"/>|</text:p>
      <text:p text:style-name="P2">| <text:s text:c="3"/>4 | parth | <text:s text:c="2"/>25 | 2022-08-31 12:00:00 | <text:s/>80000 | it <text:s text:c="8"/>|</text:p>
      <text:p text:style-name="P2">| NULL | NULL <text:s/>| NULL | NULL <text:s text:c="15"/>| <text:s text:c="2"/>NULL | IT <text:s text:c="8"/>|</text:p>
      <text:p text:style-name="P2">| NULL | NULL <text:s/>| NULL | NULL <text:s text:c="15"/>| <text:s text:c="2"/>NULL | comp <text:s text:c="6"/>|</text:p>
      <text:p text:style-name="P2">+------+-------+------+---------------------+--------+------------+</text:p>
      <text:p text:style-name="P2">6 rows in set (0.00 sec)</text:p>
      <text:p text:style-name="P2"/>
      <text:p text:style-name="P2">mysql&gt; update department set department='null' where id=null;</text:p>
      <text:p text:style-name="P2">Query OK, 0 rows affected (0.00 sec)</text:p>
      <text:p text:style-name="P2">Rows matched: 0 <text:s/>Changed: 0 <text:s/>Warnings: 0</text:p>
      <text:p text:style-name="P2"/>
      <text:p text:style-name="P2">mysql&gt; select * from department;</text:p>
      <text:p text:style-name="P2">+------+-------+------+---------------------+--------+------------+</text:p>
      <text:p text:style-name="P2">| id <text:s text:c="2"/>| name <text:s/>| age <text:s/>| jod <text:s text:c="16"/>| salary | department |</text:p>
      <text:p text:style-name="P2">+------+-------+------+---------------------+--------+------------+</text:p>
      <text:p text:style-name="P2"><text:soft-page-break/>| <text:s text:c="3"/>1 | john <text:s/>| <text:s text:c="2"/>23 | 2022-08-29 12:00:00 | <text:s/>45000 | it <text:s text:c="8"/>|</text:p>
      <text:p text:style-name="P2">| <text:s text:c="3"/>2 | jay <text:s text:c="2"/>| <text:s text:c="2"/>24 | 2022-08-30 12:00:00 | <text:s/>55000 | comp <text:s text:c="6"/>|</text:p>
      <text:p text:style-name="P2">| <text:s text:c="3"/>3 | ajit <text:s/>| <text:s text:c="2"/>24 | 2022-08-31 12:00:00 | <text:s/>60000 | service <text:s text:c="3"/>|</text:p>
      <text:p text:style-name="P2">| <text:s text:c="3"/>4 | parth | <text:s text:c="2"/>25 | 2022-08-31 12:00:00 | <text:s/>80000 | it <text:s text:c="8"/>|</text:p>
      <text:p text:style-name="P2">| NULL | NULL <text:s/>| NULL | NULL <text:s text:c="15"/>| <text:s text:c="2"/>NULL | IT <text:s text:c="8"/>|</text:p>
      <text:p text:style-name="P2">| NULL | NULL <text:s/>| NULL | NULL <text:s text:c="15"/>| <text:s text:c="2"/>NULL | comp <text:s text:c="6"/>|</text:p>
      <text:p text:style-name="P2">+------+-------+------+---------------------+--------+------------+</text:p>
      <text:p text:style-name="P2">6 rows in set (0.00 sec)</text:p>
      <text:p text:style-name="P2"/>
      <text:p text:style-name="P2">mysql&gt; update department set department='null' where department=null;</text:p>
      <text:p text:style-name="P2">Query OK, 0 rows affected (0.00 sec)</text:p>
      <text:p text:style-name="P2">Rows matched: 0 <text:s/>Changed: 0 <text:s/>Warnings: 0</text:p>
      <text:p text:style-name="P2"/>
      <text:p text:style-name="P2">mysql&gt; select * from department;</text:p>
      <text:p text:style-name="P2">+------+-------+------+---------------------+--------+------------+</text:p>
      <text:p text:style-name="P2">| id <text:s text:c="2"/>| name <text:s/>| age <text:s/>| jod <text:s text:c="16"/>| salary | department |</text:p>
      <text:p text:style-name="P2">+------+-------+------+---------------------+--------+------------+</text:p>
      <text:p text:style-name="P2">| <text:s text:c="3"/>1 | john <text:s/>| <text:s text:c="2"/>23 | 2022-08-29 12:00:00 | <text:s/>45000 | it <text:s text:c="8"/>|</text:p>
      <text:p text:style-name="P2">| <text:s text:c="3"/>2 | jay <text:s text:c="2"/>| <text:s text:c="2"/>24 | 2022-08-30 12:00:00 | <text:s/>55000 | comp <text:s text:c="6"/>|</text:p>
      <text:p text:style-name="P2">| <text:s text:c="3"/>3 | ajit <text:s/>| <text:s text:c="2"/>24 | 2022-08-31 12:00:00 | <text:s/>60000 | service <text:s text:c="3"/>|</text:p>
      <text:p text:style-name="P2">| <text:s text:c="3"/>4 | parth | <text:s text:c="2"/>25 | 2022-08-31 12:00:00 | <text:s/>80000 | it <text:s text:c="8"/>|</text:p>
      <text:p text:style-name="P2">| NULL | NULL <text:s/>| NULL | NULL <text:s text:c="15"/>| <text:s text:c="2"/>NULL | IT <text:s text:c="8"/>|</text:p>
      <text:p text:style-name="P2">| NULL | NULL <text:s/>| NULL | NULL <text:s text:c="15"/>| <text:s text:c="2"/>NULL | comp <text:s text:c="6"/>|</text:p>
      <text:p text:style-name="P2">+------+-------+------+---------------------+--------+------------+</text:p>
      <text:p text:style-name="P2">6 rows in set (0.00 sec)</text:p>
      <text:p text:style-name="P2"/>
      <text:p text:style-name="P2">mysql&gt; select department from department group by <text:s/>department having count(*)&lt;2;</text:p>
      <text:p text:style-name="P2">+------------+</text:p>
      <text:p text:style-name="P2">| department |</text:p>
      <text:p text:style-name="P2">+------------+</text:p>
      <text:p text:style-name="P2">| service <text:s text:c="3"/>|</text:p>
      <text:p text:style-name="P2">+------------+</text:p>
      <text:p text:style-name="P2">1 row in set (0.04 sec)</text:p>
      <text:p text:style-name="P2"/>
      <text:p text:style-name="P2">mysql&gt; select avg salary from department;</text:p>
      <text:p text:style-name="P2">ERROR 1054 (42S22): Unknown column 'avg' in 'field list'</text:p>
      <text:p text:style-name="P2">mysql&gt; select avg (salary) from department;</text:p>
      <text:p text:style-name="P2">+--------------+</text:p>
      <text:p text:style-name="P2">| avg (salary) |</text:p>
      <text:p text:style-name="P2">+--------------+</text:p>
      <text:p text:style-name="P2">| <text:s text:c="7"/>60000 |</text:p>
      <text:p text:style-name="P2">+--------------+</text:p>
      <text:p text:style-name="P2">1 row in set (0.00 sec)</text:p>
      <text:p text:style-name="P2"/>
      <text:p text:style-name="P2">mysql&gt; select count(id) from department where salary &gt;=50000;</text:p>
      <text:p text:style-name="P2">+-----------+</text:p>
      <text:p text:style-name="P2">| count(id) |</text:p>
      <text:p text:style-name="P2">+-----------+</text:p>
      <text:p text:style-name="P2">| <text:s text:c="8"/>3 |</text:p>
      <text:p text:style-name="P2">+-----------+</text:p>
      <text:p text:style-name="P2">1 row in set (0.00 sec)</text:p>
      <text:p text:style-name="P2"/>
      <text:p text:style-name="P2"><text:soft-page-break/>mysql&gt; select first(salary) from department;</text:p>
      <text:p text:style-name="P2">ERROR 1064 (42000): You have an error in your SQL syntax; check the manual that corresponds to your MySQL server version for the right syntax to use near '(salary) from department' at line 1</text:p>
      <text:p text:style-name="P2">mysql&gt; select max(salary) from department;</text:p>
      <text:p text:style-name="P2">+-------------+</text:p>
      <text:p text:style-name="P2">| max(salary) |</text:p>
      <text:p text:style-name="P2">+-------------+</text:p>
      <text:p text:style-name="P2">| <text:s text:c="6"/>80000 |</text:p>
      <text:p text:style-name="P2">+-------------+</text:p>
      <text:p text:style-name="P2">1 row in set (0.00 sec)</text:p>
      <text:p text:style-name="P2"/>
      <text:p text:style-name="P2">mysql&gt; select min(salary) from department</text:p>
      <text:p text:style-name="P2"><text:s text:c="4"/>-&gt; select min(salary) from department;</text:p>
      <text:p text:style-name="P2">ERROR 1064 (42000): You have an error in your SQL syntax; check the manual that corresponds to your MySQL server version for the right syntax to use near 'select min(salary) from department' at line 2</text:p>
      <text:p text:style-name="P2">mysql&gt; select min(salary) from department;</text:p>
      <text:p text:style-name="P2">+-------------+</text:p>
      <text:p text:style-name="P2">| min(salary) |</text:p>
      <text:p text:style-name="P2">+-------------+</text:p>
      <text:p text:style-name="P2">| <text:s text:c="6"/>45000 |</text:p>
      <text:p text:style-name="P2">+-------------+</text:p>
      <text:p text:style-name="P2">1 row in set (0.00 sec)</text:p>
      <text:p text:style-name="P2"/>
      <text:p text:style-name="P2">mysql&gt; select sum(salary) from department;</text:p>
      <text:p text:style-name="P2">+-------------+</text:p>
      <text:p text:style-name="P2">| sum(salary) |</text:p>
      <text:p text:style-name="P2">+-------------+</text:p>
      <text:p text:style-name="P2">| <text:s text:c="5"/>240000 |</text:p>
      <text:p text:style-name="P2">+-------------+</text:p>
      <text:p text:style-name="P2">1 row in set (0.00 sec)</text:p>
      <text:p text:style-name="P2"/>
      <text:p text:style-name="P2">mysql&gt; select ucase(name) from department;</text:p>
      <text:p text:style-name="P2">+-------------+</text:p>
      <text:p text:style-name="P2">| ucase(name) |</text:p>
      <text:p text:style-name="P2">+-------------+</text:p>
      <text:p text:style-name="P2">| JOHN <text:s text:c="7"/>|</text:p>
      <text:p text:style-name="P2">| JAY <text:s text:c="8"/>|</text:p>
      <text:p text:style-name="P2">| AJIT <text:s text:c="7"/>|</text:p>
      <text:p text:style-name="P2">| PARTH <text:s text:c="6"/>|</text:p>
      <text:p text:style-name="P2">| NULL <text:s text:c="7"/>|</text:p>
      <text:p text:style-name="P2">| NULL <text:s text:c="7"/>|</text:p>
      <text:p text:style-name="P2">+-------------+</text:p>
      <text:p text:style-name="P2">6 rows in set (0.00 sec)</text:p>
      <text:p text:style-name="P2"/>
      <text:p text:style-name="P2">mysql&gt; select lcase(name) from department;</text:p>
      <text:p text:style-name="P2">+-------------+</text:p>
      <text:p text:style-name="P2">| lcase(name) |</text:p>
      <text:p text:style-name="P2">+-------------+</text:p>
      <text:p text:style-name="P2">| john <text:s text:c="7"/>|</text:p>
      <text:p text:style-name="P2">| jay <text:s text:c="8"/>|</text:p>
      <text:p text:style-name="P2">| ajit <text:s text:c="7"/>|</text:p>
      <text:p text:style-name="P2"><text:soft-page-break/>| parth <text:s text:c="6"/>|</text:p>
      <text:p text:style-name="P2">| NULL <text:s text:c="7"/>|</text:p>
      <text:p text:style-name="P2">| NULL <text:s text:c="7"/>|</text:p>
      <text:p text:style-name="P2">+-------------+</text:p>
      <text:p text:style-name="P2">6 rows in set (0.02 sec)</text:p>
      <text:p text:style-name="P2"/>
      <text:p text:style-name="P2">mysql&gt; select mid(name,2,2) from department;</text:p>
      <text:p text:style-name="P2">+---------------+</text:p>
      <text:p text:style-name="P2">| mid(name,2,2) |</text:p>
      <text:p text:style-name="P2">+---------------+</text:p>
      <text:p text:style-name="P2">| oh <text:s text:c="11"/>|</text:p>
      <text:p text:style-name="P2">| ay <text:s text:c="11"/>|</text:p>
      <text:p text:style-name="P2">| ji <text:s text:c="11"/>|</text:p>
      <text:p text:style-name="P2">| ar <text:s text:c="11"/>|</text:p>
      <text:p text:style-name="P2">| NULL <text:s text:c="9"/>|</text:p>
      <text:p text:style-name="P2">| NULL <text:s text:c="9"/>|</text:p>
      <text:p text:style-name="P2">+---------------+</text:p>
      <text:p text:style-name="P2">6 rows in set (0.00 sec)</text:p>
      <text:p text:style-name="P2"/>
      <text:p text:style-name="P2">mysql&gt; select round(salary) from employee;</text:p>
      <text:p text:style-name="P2">+---------------+</text:p>
      <text:p text:style-name="P2">| round(salary) |</text:p>
      <text:p text:style-name="P2">+---------------+</text:p>
      <text:p text:style-name="P2">| <text:s text:c="8"/>10000 |</text:p>
      <text:p text:style-name="P2">| <text:s text:c="8"/>80000 |</text:p>
      <text:p text:style-name="P2">| <text:s text:c="6"/>7000000 |</text:p>
      <text:p text:style-name="P2">| <text:s text:c="6"/>6000000 |</text:p>
      <text:p text:style-name="P2">| <text:s text:c="5"/>65000000 |</text:p>
      <text:p text:style-name="P2">| <text:s text:c="6"/>6500000 |</text:p>
      <text:p text:style-name="P2">| <text:s text:c="6"/>9500000 |</text:p>
      <text:p text:style-name="P2">| <text:s text:c="7"/>600000 |</text:p>
      <text:p text:style-name="P2">+---------------+</text:p>
      <text:p text:style-name="P2">8 rows in set (0.06 sec)</text:p>
      <text:p text:style-name="P2"/>
      <text:p text:style-name="P2">mysql&gt; select round(salary) from department;</text:p>
      <text:p text:style-name="P2">+---------------+</text:p>
      <text:p text:style-name="P2">| round(salary) |</text:p>
      <text:p text:style-name="P2">+---------------+</text:p>
      <text:p text:style-name="P2">| <text:s text:c="8"/>45000 |</text:p>
      <text:p text:style-name="P2">| <text:s text:c="8"/>55000 |</text:p>
      <text:p text:style-name="P2">| <text:s text:c="8"/>60000 |</text:p>
      <text:p text:style-name="P2">| <text:s text:c="8"/>80000 |</text:p>
      <text:p text:style-name="P2">| <text:s text:c="9"/>NULL |</text:p>
      <text:p text:style-name="P2">| <text:s text:c="9"/>NULL |</text:p>
      <text:p text:style-name="P2">+---------------+</text:p>
      <text:p text:style-name="P2">6 rows in set (0.00 sec)</text:p>
      <text:p text:style-name="P2"/>
      <text:p text:style-name="P2">mysql&gt; select now();</text:p>
      <text:p text:style-name="P2">+---------------------+</text:p>
      <text:p text:style-name="P2">| now() <text:s text:c="14"/>|</text:p>
      <text:p text:style-name="P2">+---------------------+</text:p>
      <text:p text:style-name="P2">| 2022-08-30 09:34:57 |</text:p>
      <text:p text:style-name="P2"><text:soft-page-break/>+---------------------+</text:p>
      <text:p text:style-name="P2">1 row in set (0.00 sec)</text:p>
      <text:p text:style-name="P2"/>
      <text:p text:style-name="P2">mysql&gt; </text:p>
      <text:p text:style-name="P2"/>
      <text:p text:style-name="P2"/>
      <text:p text:style-name="P3">ASSIGNMENT QUESTIONS</text:p>
      <text:p text:style-name="P3"/>
      <text:p text:style-name="P3"/>
      <text:p text:style-name="P3">mysql&gt; select * from employee;</text:p>
      <text:p text:style-name="P3">+-------------+------------+-----------+----------+---------------------+------------+</text:p>
      <text:p text:style-name="P3">| employee_id | first_name | last_name | salary <text:s text:c="2"/>| joining_date <text:s text:c="7"/>| department |</text:p>
      <text:p text:style-name="P3">+-------------+------------+-----------+----------+---------------------+------------+</text:p>
      <text:p text:style-name="P3">| <text:s text:c="10"/>1 | john <text:s text:c="6"/>| abraham <text:s text:c="2"/>| <text:s text:c="3"/>10000 | 2001-11-28 12:00:00 | banking <text:s text:c="3"/>|</text:p>
      <text:p text:style-name="P3">| <text:s text:c="10"/>2 | michal <text:s text:c="4"/>| clarke <text:s text:c="3"/>| <text:s text:c="3"/>80000 | 2013-01-01 12:00:00 | insurance <text:s/>|</text:p>
      <text:p text:style-name="P3">| <text:s text:c="10"/>3 | roy <text:s text:c="7"/>| Thomas <text:s text:c="3"/>| <text:s/>7000000 | 2013-02-13 12:00:00 | banking <text:s text:c="3"/>|</text:p>
      <text:p text:style-name="P3">| <text:s text:c="10"/>4 | tom <text:s text:c="7"/>| jose <text:s text:c="5"/>| <text:s/>6000000 | 2013-03-13 12:00:00 | insurance <text:s/>|</text:p>
      <text:p text:style-name="P3">| <text:s text:c="10"/>5 | jerry <text:s text:c="5"/>| pinto <text:s text:c="4"/>| 65000000 | 2013-02-14 12:00:00 | insurance <text:s/>|</text:p>
      <text:p text:style-name="P3">| <text:s text:c="10"/>6 | philip <text:s text:c="4"/>| pinto <text:s text:c="4"/>| <text:s/>6500000 | 2013-02-04 12:00:00 | service <text:s text:c="3"/>|</text:p>
      <text:p text:style-name="P3">| <text:s text:c="10"/>7 | philip <text:s text:c="4"/>| name <text:s text:c="5"/>| <text:s/>9500000 | 2013-02-05 12:00:00 | service <text:s text:c="3"/>|</text:p>
      <text:p text:style-name="P3">| <text:s text:c="10"/>8 | test name <text:s/>| lname% <text:s text:c="3"/>| <text:s text:c="2"/>600000 | 2013-02-06 12:00:00 | insurance <text:s/>|</text:p>
      <text:p text:style-name="P3">+-------------+------------+-----------+----------+---------------------+------------+</text:p>
      <text:p text:style-name="P3">8 rows in set (0.00 sec)</text:p>
      <text:p text:style-name="P3"/>
      <text:p text:style-name="P3">mysql&gt; select * from incentives_1;</text:p>
      <text:p text:style-name="P3">+-----------------+---------------------+--------+</text:p>
      <text:p text:style-name="P3">| employee_ref_id | incentive_date <text:s text:c="5"/>| amount |</text:p>
      <text:p text:style-name="P3">+-----------------+---------------------+--------+</text:p>
      <text:p text:style-name="P3">| <text:s text:c="14"/>1 | 2013-01-01 00:00:00 | <text:s text:c="2"/>1000 |</text:p>
      <text:p text:style-name="P3">| <text:s text:c="14"/>2 | 2013-01-02 00:00:00 | <text:s text:c="2"/>2000 |</text:p>
      <text:p text:style-name="P3">| <text:s text:c="14"/>3 | 2013-01-02 00:00:00 | <text:s text:c="2"/>3000 |</text:p>
      <text:p text:style-name="P3">| <text:s text:c="14"/>4 | 2013-01-02 00:00:00 | <text:s text:c="2"/>4000 |</text:p>
      <text:p text:style-name="P3">| <text:s text:c="14"/>2 | 2013-01-02 00:00:00 | <text:s text:c="2"/>5000 |</text:p>
      <text:p text:style-name="P3">+-----------------+---------------------+--------+</text:p>
      <text:p text:style-name="P3">5 rows in set (0.00 sec)</text:p>
      <text:p text:style-name="P3"/>
      <text:p text:style-name="P3">mysql&gt; select department, count(department) from employee group by department;</text:p>
      <text:p text:style-name="P3">+------------+-------------------+</text:p>
      <text:p text:style-name="P3">| department | count(department) |</text:p>
      <text:p text:style-name="P3">+------------+-------------------+</text:p>
      <text:p text:style-name="P3">| banking <text:s text:c="3"/>| <text:s text:c="16"/>2 |</text:p>
      <text:p text:style-name="P3">| insurance <text:s/>| <text:s text:c="16"/>4 |</text:p>
      <text:p text:style-name="P3">| service <text:s text:c="3"/>| <text:s text:c="16"/>2 |</text:p>
      <text:p text:style-name="P3">+------------+-------------------+</text:p>
      <text:p text:style-name="P3">3 rows in set (0.00 sec)</text:p>
      <text:p text:style-name="P3"/>
      <text:p text:style-name="P3">mysql&gt; select department, salary , count(department) from employee;</text:p>
      <text:p text:style-name="P3">ERROR 1140 (42000): In aggregated query without GROUP BY, expression #1 of SELECT list contains nonaggregated column 'profound_a.employee.department'; this is incompatible with sql_mode=only_full_group_by</text:p>
      <text:p text:style-name="P3">mysql&gt; select department, salary , count(department) count (salary) <text:s/>from employee;</text:p>
      <text:p text:style-name="P3"><text:soft-page-break/>ERROR 1064 (42000): You have an error in your SQL syntax; check the manual that corresponds to your MySQL server version for the right syntax to use near '(salary) <text:s/>from employee' at line 1</text:p>
      <text:p text:style-name="P3">mysql&gt; select department, salary from employee where employee_id=1 group by department, salary order by department, salary;</text:p>
      <text:p text:style-name="P3">+------------+--------+</text:p>
      <text:p text:style-name="P3">| department | salary |</text:p>
      <text:p text:style-name="P3">+------------+--------+</text:p>
      <text:p text:style-name="P3">| banking <text:s text:c="3"/>| <text:s/>10000 |</text:p>
      <text:p text:style-name="P3">+------------+--------+</text:p>
      <text:p text:style-name="P3">1 row in set (0.00 sec)</text:p>
      <text:p text:style-name="P3"/>
      <text:p text:style-name="P3">mysql&gt; SELECT DEPARTMENT,SUM(SALARY) TOTAL_SALARY FROM EMPLOYEE GROUP BY DEPARTMENT;</text:p>
      <text:p text:style-name="P3">ERROR 1146 (42S02): Table 'profound_a.EMPLOYEE' doesn't exist</text:p>
      <text:p text:style-name="P3">mysql&gt; select department, sum(salary0 total_salary from employee group by department;</text:p>
      <text:p text:style-name="P3">ERROR 1064 (42000): You have an error in your SQL syntax; check the manual that corresponds to your MySQL server version for the right syntax to use near 'total_salary from employee group by department' at line 1</text:p>
      <text:p text:style-name="P3">mysql&gt; select department, sum(salary total_salary from employee group by department;</text:p>
      <text:p text:style-name="P3">ERROR 1064 (42000): You have an error in your SQL syntax; check the manual that corresponds to your MySQL server version for the right syntax to use near 'total_salary from employee group by department' at line 1</text:p>
      <text:p text:style-name="P3">mysql&gt; select department, sum(salary) total_salary from employee group by department;</text:p>
      <text:p text:style-name="P3">+------------+--------------+</text:p>
      <text:p text:style-name="P3">| department | total_salary |</text:p>
      <text:p text:style-name="P3">+------------+--------------+</text:p>
      <text:p text:style-name="P3">| banking <text:s text:c="3"/>| <text:s text:c="5"/>7010000 |</text:p>
      <text:p text:style-name="P3">| insurance <text:s/>| <text:s text:c="4"/>71680000 |</text:p>
      <text:p text:style-name="P3">| service <text:s text:c="3"/>| <text:s text:c="4"/>16000000 |</text:p>
      <text:p text:style-name="P3">+------------+--------------+</text:p>
      <text:p text:style-name="P3">3 rows in set (0.00 sec)</text:p>
      <text:p text:style-name="P3"/>
      <text:p text:style-name="P3">mysql&gt; select department, sum(salary) total_salary from employee group by department order by total_salary desc;</text:p>
      <text:p text:style-name="P3">+------------+--------------+</text:p>
      <text:p text:style-name="P3">| department | total_salary |</text:p>
      <text:p text:style-name="P3">+------------+--------------+</text:p>
      <text:p text:style-name="P3">| insurance <text:s/>| <text:s text:c="4"/>71680000 |</text:p>
      <text:p text:style-name="P3">| service <text:s text:c="3"/>| <text:s text:c="4"/>16000000 |</text:p>
      <text:p text:style-name="P3">| banking <text:s text:c="3"/>| <text:s text:c="5"/>7010000 |</text:p>
      <text:p text:style-name="P3">+------------+--------------+</text:p>
      <text:p text:style-name="P3">3 rows in set (0.00 sec)</text:p>
      <text:p text:style-name="P3"/>
      <text:p text:style-name="P3">mysql&gt; select department, count(employee_id), sum(salary) total_salary from employee group by department order by total salary desc;</text:p>
      <text:p text:style-name="P3">ERROR 1064 (42000): You have an error in your SQL syntax; check the manual that corresponds to your MySQL server version for the right syntax to use near 'salary desc' at line 1</text:p>
      <text:p text:style-name="P3">mysql&gt; select department, count(employee_id), sum(salary) total_salary from employee group by department order by total_salary desc;</text:p>
      <text:p text:style-name="P3">+------------+--------------------+--------------+</text:p>
      <text:p text:style-name="P3">| department | count(employee_id) | total_salary |</text:p>
      <text:p text:style-name="P3">+------------+--------------------+--------------+</text:p>
      <text:p text:style-name="P3"><text:soft-page-break/>| insurance <text:s/>| <text:s text:c="17"/>4 | <text:s text:c="4"/>71680000 |</text:p>
      <text:p text:style-name="P3">| service <text:s text:c="3"/>| <text:s text:c="17"/>2 | <text:s text:c="4"/>16000000 |</text:p>
      <text:p text:style-name="P3">| banking <text:s text:c="3"/>| <text:s text:c="17"/>2 | <text:s text:c="5"/>7010000 |</text:p>
      <text:p text:style-name="P3">+------------+--------------------+--------------+</text:p>
      <text:p text:style-name="P3">3 rows in set (0.00 sec)</text:p>
      <text:p text:style-name="P3"/>
      <text:p text:style-name="P3">mysql&gt; select deparment, avg(salary) avg_salary from employee group by department order by total_salary asec;</text:p>
      <text:p text:style-name="P3">ERROR 1064 (42000): You have an error in your SQL syntax; check the manual that corresponds to your MySQL server version for the right syntax to use near 'asec' at line 1</text:p>
      <text:p text:style-name="P3">mysql&gt; select deparment, avg(salary) avg_salary from employee group by department order by total_salary;</text:p>
      <text:p text:style-name="P3">ERROR 1054 (42S22): Unknown column 'deparment' in 'field list'</text:p>
      <text:p text:style-name="P3">mysql&gt; select department, avg(salary) avg_salary from employee group by department order by total_salary;</text:p>
      <text:p text:style-name="P3">ERROR 1054 (42S22): Unknown column 'total_salary' in 'order clause'</text:p>
      <text:p text:style-name="P3">mysql&gt; select department, avg(salary) avg_salary from employee group by department order by salary;</text:p>
      <text:p text:style-name="P3">ERROR 1055 (42000): Expression #1 of ORDER BY clause is not in GROUP BY clause and contains nonaggregated column 'profound_a.employee.salary' which is not functionally dependent on columns in GROUP BY clause; this is incompatible with sql_mode=only_full_group_by</text:p>
      <text:p text:style-name="P3">mysql&gt; select department, avg(salary) avg_salary from employee group by department order by avg_salary;</text:p>
      <text:p text:style-name="P3">+------------+---------------+</text:p>
      <text:p text:style-name="P3">| department | avg_salary <text:s text:c="3"/>|</text:p>
      <text:p text:style-name="P3">+------------+---------------+</text:p>
      <text:p text:style-name="P3">| banking <text:s text:c="3"/>| <text:s/>3505000.0000 |</text:p>
      <text:p text:style-name="P3">| service <text:s text:c="3"/>| <text:s/>8000000.0000 |</text:p>
      <text:p text:style-name="P3">| insurance <text:s/>| 17920000.0000 |</text:p>
      <text:p text:style-name="P3">+------------+---------------+</text:p>
      <text:p text:style-name="P3">3 rows in set (0.00 sec)</text:p>
      <text:p text:style-name="P3"/>
      <text:p text:style-name="P3">mysql&gt; select department, max(salary) max_salary from employee group by department order by max_salary;</text:p>
      <text:p text:style-name="P3">+------------+------------+</text:p>
      <text:p text:style-name="P3">| department | max_salary |</text:p>
      <text:p text:style-name="P3">+------------+------------+</text:p>
      <text:p text:style-name="P3">| banking <text:s text:c="3"/>| <text:s text:c="3"/>7000000 |</text:p>
      <text:p text:style-name="P3">| service <text:s text:c="3"/>| <text:s text:c="3"/>9500000 |</text:p>
      <text:p text:style-name="P3">| insurance <text:s/>| <text:s text:c="2"/>65000000 |</text:p>
      <text:p text:style-name="P3">+------------+------------+</text:p>
      <text:p text:style-name="P3">3 rows in set (0.00 sec)</text:p>
      <text:p text:style-name="P3"/>
      <text:p text:style-name="P3">mysql&gt; select joining date, count(employee_id) no_of_employees_join <text:s/>from employee group by joining_date;</text:p>
      <text:p text:style-name="P3">ERROR 1054 (42S22): Unknown column 'joining' in 'field list'</text:p>
      <text:p text:style-name="P3">mysql&gt; select joining_date, count(employee_id) no_of_employees_join <text:s/>from employee group by joining_date;</text:p>
      <text:p text:style-name="P3">+---------------------+----------------------+</text:p>
      <text:p text:style-name="P3">| joining_date <text:s text:c="7"/>| no_of_employees_join |</text:p>
      <text:p text:style-name="P3">+---------------------+----------------------+</text:p>
      <text:p text:style-name="P3">| 2001-11-28 12:00:00 | <text:s text:c="19"/>1 |</text:p>
      <text:p text:style-name="P3"><text:soft-page-break/>| 2013-01-01 12:00:00 | <text:s text:c="19"/>1 |</text:p>
      <text:p text:style-name="P3">| 2013-02-04 12:00:00 | <text:s text:c="19"/>1 |</text:p>
      <text:p text:style-name="P3">| 2013-02-05 12:00:00 | <text:s text:c="19"/>1 |</text:p>
      <text:p text:style-name="P3">| 2013-02-06 12:00:00 | <text:s text:c="19"/>1 |</text:p>
      <text:p text:style-name="P3">| 2013-02-13 12:00:00 | <text:s text:c="19"/>1 |</text:p>
      <text:p text:style-name="P3">| 2013-02-14 12:00:00 | <text:s text:c="19"/>1 |</text:p>
      <text:p text:style-name="P3">| 2013-03-13 12:00:00 | <text:s text:c="19"/>1 |</text:p>
      <text:p text:style-name="P3">+---------------------+----------------------+</text:p>
      <text:p text:style-name="P3">8 rows in set (0.00 sec)</text:p>
      <text:p text:style-name="P3"/>
      <text:p text:style-name="P3">mysql&gt; select department, sum(salay) total_salary from employee group by department where total_salary &gt;=80000 order by total_salary desc;</text:p>
      <text:p text:style-name="P3">ERROR 1064 (42000): You have an error in your SQL syntax; check the manual that corresponds to your MySQL server version for the right syntax to use near 'where total_salary &gt;=80000 order by total_salary desc' at line 1</text:p>
      <text:p text:style-name="P3">mysql&gt; select department, sum(salay) total_salary from employee group by department total_salary &gt;=80000 order by total_salary desc;</text:p>
      <text:p text:style-name="P3">ERROR 1064 (42000): You have an error in your SQL syntax; check the manual that corresponds to your MySQL server version for the right syntax to use near 'total_salary &gt;=80000 order by total_salary desc' at line 1</text:p>
      <text:p text:style-name="P3">mysql&gt; select department, sum(salary) total_salary from employee group by department where total_salary &gt;=80000 order by total_salary desc;</text:p>
      <text:p text:style-name="P3">ERROR 1064 (42000): You have an error in your SQL syntax; check the manual that corresponds to your MySQL server version for the right syntax to use near 'where total_salary &gt;=80000 order by total_salary desc' at line 1</text:p>
      <text:p text:style-name="P3">mysql&gt; select department, sum(salary) total_salary from employee group by department total_salary &gt;=80000 order by total_salary desc;</text:p>
      <text:p text:style-name="P3">ERROR 1064 (42000): You have an error in your SQL syntax; check the manual that corresponds to your MySQL server version for the right syntax to use near 'total_salary &gt;=80000 order by total_salary desc' at line 1</text:p>
      <text:p text:style-name="P3">mysql&gt; </text:p>
      <text:p text:style-name="P3">mysql&gt; select department, sum(salary) total_salary from employee group by department, total_salary (&gt;=80000) order by total_salary desc;</text:p>
      <text:p text:style-name="P3">ERROR 1064 (42000): You have an error in your SQL syntax; check the manual that corresponds to your MySQL server version for the right syntax to use near '&gt;=80000) order by total_salary desc' at line 1</text:p>
      <text:p text:style-name="P3">mysql&gt; select department, sum(salary) total_salary from employee group by department, total_salary &gt;=80000 <text:s/>order by total_salary desc;</text:p>
      <text:p text:style-name="P3">ERROR 1247 (42S22): Reference 'total_salary' not supported (reference to group function)</text:p>
      <text:p text:style-name="P3">mysql&gt; select department, sum(salary) total_salary &gt;= 80000 total_salary from employee group by department <text:s/>order by total_salary desc; </text:p>
      <text:p text:style-name="P3">ERROR 1064 (42000): You have an error in your SQL syntax; check the manual that corresponds to your MySQL server version for the right syntax to use near '&gt;= 80000 total_salary from employee group by department <text:s/>order by total_salary d' at line 1</text:p>
      <text:p text:style-name="P3">mysql&gt; select department, sum(salary) total_salary &gt;= 80000 total_salary from employee group by department <text:s/>order by total_salary desc;</text:p>
      <text:p text:style-name="P3">ERROR 1064 (42000): You have an error in your SQL syntax; check the manual that corresponds to your MySQL server version for the right syntax to use near '&gt;= 80000 total_salary from employee group by department <text:s/>order by total_salary d' at line 1</text:p>
      <text:p text:style-name="P3">mysql&gt; </text:p>
      <text:p text:style-name="P3">mysql&gt; select department, <text:s/>total_salary &gt;= 80000 total_salary from employee group by department <text:s/>order by total_salary desc;</text:p>
      <text:p text:style-name="P3"><text:soft-page-break/>ERROR 1054 (42S22): Unknown column 'total_salary' in 'field list'</text:p>
      <text:p text:style-name="P3">mysql&gt; select department, sum(salary) total_salary from employee group by department;</text:p>
      <text:p text:style-name="P3">+------------+--------------+</text:p>
      <text:p text:style-name="P3">| department | total_salary |</text:p>
      <text:p text:style-name="P3">+------------+--------------+</text:p>
      <text:p text:style-name="P3">| banking <text:s text:c="3"/>| <text:s text:c="5"/>7010000 |</text:p>
      <text:p text:style-name="P3">| insurance <text:s/>| <text:s text:c="4"/>71680000 |</text:p>
      <text:p text:style-name="P3">| service <text:s text:c="3"/>| <text:s text:c="4"/>16000000 |</text:p>
      <text:p text:style-name="P3">+------------+--------------+</text:p>
      <text:p text:style-name="P3">3 rows in set (0.00 sec)</text:p>
      <text:p text:style-name="P3"/>
      <text:p text:style-name="P3">mysql&gt; select department, sum(salary) total_salary from employee group by department order by total_salary desc;</text:p>
      <text:p text:style-name="P3">+------------+--------------+</text:p>
      <text:p text:style-name="P3">| department | total_salary |</text:p>
      <text:p text:style-name="P3">+------------+--------------+</text:p>
      <text:p text:style-name="P3">| insurance <text:s/>| <text:s text:c="4"/>71680000 |</text:p>
      <text:p text:style-name="P3">| service <text:s text:c="3"/>| <text:s text:c="4"/>16000000 |</text:p>
      <text:p text:style-name="P3">| banking <text:s text:c="3"/>| <text:s text:c="5"/>7010000 |</text:p>
      <text:p text:style-name="P3">+------------+--------------+</text:p>
      <text:p text:style-name="P3">3 rows in set (0.00 sec)</text:p>
      <text:p text:style-name="P3"/>
      <text:p text:style-name="P3">mysql&gt; </text:p>
      <text:p text:style-name="P3"/>
      <text:p text:style-name="P3"/>
      <text:p text:style-name="P3"/>
      <text:p text:style-name="P3"/>
      <text:p text:style-name="P3"/>
      <text:p text:style-name="P4">Day 4</text:p>
      <text:p text:style-name="P4"/>
      <text:p text:style-name="P4">student@pelpl3d033-desktop:~$ sudo mysql -u root -p</text:p>
      <text:p text:style-name="P4">[sudo] password for student: </text:p>
      <text:p text:style-name="P4">Enter password: </text:p>
      <text:p text:style-name="P4">Welcome to the MySQL monitor. <text:s/>Commands end with ; or \g.</text:p>
      <text:p text:style-name="P4">Your MySQL connection id is 2</text:p>
      <text:p text:style-name="P4">Server version: 5.7.39-0ubuntu0.18.04.2 (Ubuntu)</text:p>
      <text:p text:style-name="P4"/>
      <text:p text:style-name="P4">Copyright (c) 2000, 2022, Oracle and/or its affiliates.</text:p>
      <text:p text:style-name="P4"/>
      <text:p text:style-name="P4">Oracle is a registered trademark of Oracle Corporation and/or its</text:p>
      <text:p text:style-name="P4">affiliates. Other names may be trademarks of their respective</text:p>
      <text:p text:style-name="P4">owners.</text:p>
      <text:p text:style-name="P4"/>
      <text:p text:style-name="P4">Type 'help;' or '\h' for help. Type '\c' to clear the current input statement.</text:p>
      <text:p text:style-name="P4"/>
      <text:p text:style-name="P4">mysql&gt; show databases;</text:p>
      <text:p text:style-name="P4">+--------------------+</text:p>
      <text:p text:style-name="P4">| Database <text:s text:c="10"/>|</text:p>
      <text:p text:style-name="P4">+--------------------+</text:p>
      <text:p text:style-name="P4">| information_schema |</text:p>
      <text:p text:style-name="P4">| Apurva <text:s text:c="12"/>|</text:p>
      <text:p text:style-name="P4">| NJ <text:s text:c="16"/>|</text:p>
      <text:p text:style-name="P4"><text:soft-page-break/>| hb <text:s text:c="16"/>|</text:p>
      <text:p text:style-name="P4">| jitu <text:s text:c="14"/>|</text:p>
      <text:p text:style-name="P4">| meghana <text:s text:c="11"/>|</text:p>
      <text:p text:style-name="P4">| mysql <text:s text:c="13"/>|</text:p>
      <text:p text:style-name="P4">| omkardb <text:s text:c="11"/>|</text:p>
      <text:p text:style-name="P4">| performance_schema |</text:p>
      <text:p text:style-name="P4">| profound <text:s text:c="10"/>|</text:p>
      <text:p text:style-name="P4">| profound_a <text:s text:c="8"/>|</text:p>
      <text:p text:style-name="P4">| sys <text:s text:c="15"/>|</text:p>
      <text:p text:style-name="P4">+--------------------+</text:p>
      <text:p text:style-name="P4">12 rows in set (0.19 sec)</text:p>
      <text:p text:style-name="P4"/>
      <text:p text:style-name="P4">mysql&gt; use profound_a;</text:p>
      <text:p text:style-name="P4">Reading table information for completion of table and column names</text:p>
      <text:p text:style-name="P4">You can turn off this feature to get a quicker startup with -A</text:p>
      <text:p text:style-name="P4"/>
      <text:p text:style-name="P4">Database changed</text:p>
      <text:p text:style-name="P4">mysql&gt; desc profound_a;</text:p>
      <text:p text:style-name="P4">ERROR 1146 (42S02): Table 'profound_a.profound_a' doesn't exist</text:p>
      <text:p text:style-name="P4">mysql&gt; show tables;</text:p>
      <text:p text:style-name="P4">+----------------------+</text:p>
      <text:p text:style-name="P4">| Tables_in_profound_a |</text:p>
      <text:p text:style-name="P4">+----------------------+</text:p>
      <text:p text:style-name="P4">| department <text:s text:c="10"/>|</text:p>
      <text:p text:style-name="P4">| employee <text:s text:c="12"/>|</text:p>
      <text:p text:style-name="P4">| incentives <text:s text:c="10"/>|</text:p>
      <text:p text:style-name="P4">| incentives_1 <text:s text:c="8"/>|</text:p>
      <text:p text:style-name="P4">| practise <text:s text:c="12"/>|</text:p>
      <text:p text:style-name="P4">| student <text:s text:c="13"/>|</text:p>
      <text:p text:style-name="P4">+----------------------+</text:p>
      <text:p text:style-name="P4">6 rows in set (0.00 sec)</text:p>
      <text:p text:style-name="P4"/>
      <text:p text:style-name="P4">mysql&gt; select * from employee;</text:p>
      <text:p text:style-name="P4">+-------------+------------+-----------+----------+---------------------+------------+</text:p>
      <text:p text:style-name="P4">| employee_id | first_name | last_name | salary <text:s text:c="2"/>| joining_date <text:s text:c="7"/>| department |</text:p>
      <text:p text:style-name="P4">+-------------+------------+-----------+----------+---------------------+------------+</text:p>
      <text:p text:style-name="P4">| <text:s text:c="10"/>1 | john <text:s text:c="6"/>| abraham <text:s text:c="2"/>| <text:s text:c="3"/>10000 | 2001-11-28 12:00:00 | banking <text:s text:c="3"/>|</text:p>
      <text:p text:style-name="P4">| <text:s text:c="10"/>2 | michal <text:s text:c="4"/>| clarke <text:s text:c="3"/>| <text:s text:c="3"/>80000 | 2013-01-01 12:00:00 | insurance <text:s/>|</text:p>
      <text:p text:style-name="P4">| <text:s text:c="10"/>3 | roy <text:s text:c="7"/>| Thomas <text:s text:c="3"/>| <text:s/>7000000 | 2013-02-13 12:00:00 | banking <text:s text:c="3"/>|</text:p>
      <text:p text:style-name="P4">| <text:s text:c="10"/>4 | tom <text:s text:c="7"/>| jose <text:s text:c="5"/>| <text:s/>6000000 | 2013-03-13 12:00:00 | insurance <text:s/>|</text:p>
      <text:p text:style-name="P4">| <text:s text:c="10"/>5 | jerry <text:s text:c="5"/>| pinto <text:s text:c="4"/>| 65000000 | 2013-02-14 12:00:00 | insurance <text:s/>|</text:p>
      <text:p text:style-name="P4">| <text:s text:c="10"/>6 | philip <text:s text:c="4"/>| pinto <text:s text:c="4"/>| <text:s/>6500000 | 2013-02-04 12:00:00 | service <text:s text:c="3"/>|</text:p>
      <text:p text:style-name="P4">| <text:s text:c="10"/>7 | philip <text:s text:c="4"/>| name <text:s text:c="5"/>| <text:s/>9500000 | 2013-02-05 12:00:00 | service <text:s text:c="3"/>|</text:p>
      <text:p text:style-name="P4">| <text:s text:c="10"/>8 | test name <text:s/>| lname% <text:s text:c="3"/>| <text:s text:c="2"/>600000 | 2013-02-06 12:00:00 | insurance <text:s/>|</text:p>
      <text:p text:style-name="P4">+-------------+------------+-----------+----------+---------------------+------------+</text:p>
      <text:p text:style-name="P4">8 rows in set (0.00 sec)</text:p>
      <text:p text:style-name="P4"/>
      <text:p text:style-name="P4">mysql&gt; select * from incentives_1;</text:p>
      <text:p text:style-name="P4">+-----------------+---------------------+--------+</text:p>
      <text:p text:style-name="P4">| employee_ref_id | incentive_date <text:s text:c="5"/>| amount |</text:p>
      <text:p text:style-name="P4">+-----------------+---------------------+--------+</text:p>
      <text:p text:style-name="P4">| <text:s text:c="14"/>1 | 2013-01-01 00:00:00 | <text:s text:c="2"/>1000 |</text:p>
      <text:p text:style-name="P4"><text:soft-page-break/>| <text:s text:c="14"/>2 | 2013-01-02 00:00:00 | <text:s text:c="2"/>2000 |</text:p>
      <text:p text:style-name="P4">| <text:s text:c="14"/>3 | 2013-01-02 00:00:00 | <text:s text:c="2"/>3000 |</text:p>
      <text:p text:style-name="P4">| <text:s text:c="14"/>4 | 2013-01-02 00:00:00 | <text:s text:c="2"/>4000 |</text:p>
      <text:p text:style-name="P4">| <text:s text:c="14"/>2 | 2013-01-02 00:00:00 | <text:s text:c="2"/>5000 |</text:p>
      <text:p text:style-name="P4">+-----------------+---------------------+--------+</text:p>
      <text:p text:style-name="P4">5 rows in set (0.00 sec)</text:p>
      <text:p text:style-name="P4"/>
      <text:p text:style-name="P4">mysql&gt; select * <text:s/>from employee where name is like 'john';</text:p>
      <text:p text:style-name="P4">ERROR 1064 (42000): You have an error in your SQL syntax; check the manual that corresponds to your MySQL server version for the right syntax to use near 'like 'john'' at line 1</text:p>
      <text:p text:style-name="P4">mysql&gt; select * <text:s/>from employee where name='john';</text:p>
      <text:p text:style-name="P4">ERROR 1054 (42S22): Unknown column 'name' in 'where clause'</text:p>
      <text:p text:style-name="P4">mysql&gt; select * <text:s/>from employee where first_name='john';</text:p>
      <text:p text:style-name="P4">+-------------+------------+-----------+--------+---------------------+------------+</text:p>
      <text:p text:style-name="P4">| employee_id | first_name | last_name | salary | joining_date <text:s text:c="7"/>| department |</text:p>
      <text:p text:style-name="P4">+-------------+------------+-----------+--------+---------------------+------------+</text:p>
      <text:p text:style-name="P4">| <text:s text:c="10"/>1 | john <text:s text:c="6"/>| abraham <text:s text:c="2"/>| <text:s/>10000 | 2001-11-28 12:00:00 | banking <text:s text:c="3"/>|</text:p>
      <text:p text:style-name="P4">+-------------+------------+-----------+--------+---------------------+------------+</text:p>
      <text:p text:style-name="P4">1 row in set (0.00 sec)</text:p>
      <text:p text:style-name="P4"/>
      <text:p text:style-name="P4">mysql&gt; select * <text:s/>from employee where first_name='john' and first_name='roy';</text:p>
      <text:p text:style-name="P4">Empty set (0.00 sec)</text:p>
      <text:p text:style-name="P4"/>
      <text:p text:style-name="P4">mysql&gt; select * <text:s/>from employee where first_name='john' and 'roy';</text:p>
      <text:p text:style-name="P4">Empty set, 1 warning (0.00 sec)</text:p>
      <text:p text:style-name="P4"/>
      <text:p text:style-name="P4">mysql&gt; select * from employee where first_name='john' and first_name='roy';</text:p>
      <text:p text:style-name="P4">Empty set (0.00 sec)</text:p>
      <text:p text:style-name="P4"/>
      <text:p text:style-name="P4">mysql&gt; select * from employee where first_name='john' or <text:s/>first_name='roy';</text:p>
      <text:p text:style-name="P4">+-------------+------------+-----------+---------+---------------------+------------+</text:p>
      <text:p text:style-name="P4">| employee_id | first_name | last_name | salary <text:s/>| joining_date <text:s text:c="7"/>| department |</text:p>
      <text:p text:style-name="P4">+-------------+------------+-----------+---------+---------------------+------------+</text:p>
      <text:p text:style-name="P4">| <text:s text:c="10"/>1 | john <text:s text:c="6"/>| abraham <text:s text:c="2"/>| <text:s text:c="2"/>10000 | 2001-11-28 12:00:00 | banking <text:s text:c="3"/>|</text:p>
      <text:p text:style-name="P4">| <text:s text:c="10"/>3 | roy <text:s text:c="7"/>| Thomas <text:s text:c="3"/>| 7000000 | 2013-02-13 12:00:00 | banking <text:s text:c="3"/>|</text:p>
      <text:p text:style-name="P4">+-------------+------------+-----------+---------+---------------------+------------+</text:p>
      <text:p text:style-name="P4">2 rows in set (0.00 sec)</text:p>
      <text:p text:style-name="P4"/>
      <text:p text:style-name="P4">mysql&gt; select * from employee where first_name='john' or <text:s/>first_name='roy';</text:p>
      <text:p text:style-name="P4">+-------------+------------+-----------+---------+---------------------+------------+</text:p>
      <text:p text:style-name="P4">| employee_id | first_name | last_name | salary <text:s/>| joining_date <text:s text:c="7"/>| department |</text:p>
      <text:p text:style-name="P4">+-------------+------------+-----------+---------+---------------------+------------+</text:p>
      <text:p text:style-name="P4">| <text:s text:c="10"/>1 | john <text:s text:c="6"/>| abraham <text:s text:c="2"/>| <text:s text:c="2"/>10000 | 2001-11-28 12:00:00 | banking <text:s text:c="3"/>|</text:p>
      <text:p text:style-name="P4">| <text:s text:c="10"/>3 | roy <text:s text:c="7"/>| Thomas <text:s text:c="3"/>| 7000000 | 2013-02-13 12:00:00 | banking <text:s text:c="3"/>|</text:p>
      <text:p text:style-name="P4">+-------------+------------+-----------+---------+---------------------+------------+</text:p>
      <text:p text:style-name="P4">2 rows in set (0.00 sec)</text:p>
      <text:p text:style-name="P4"/>
      <text:p text:style-name="P4">mysql&gt; select * from employee where first_name='john' not <text:s/>first_name='roy';</text:p>
      <text:p text:style-name="P4">ERROR 1064 (42000): You have an error in your SQL syntax; check the manual that corresponds to your MySQL server version for the right syntax to use near 'first_name='roy'' at line 1</text:p>
      <text:p text:style-name="P4">mysql&gt; select * from employee where first_name='john' not first_name='roy';</text:p>
      <text:p text:style-name="P4"><text:soft-page-break/>ERROR 1064 (42000): You have an error in your SQL syntax; check the manual that corresponds to your MySQL server version for the right syntax to use near 'first_name='roy'' at line 1</text:p>
      <text:p text:style-name="P4">mysql&gt; select * from employee where not first_name='john'and first_name='roy';</text:p>
      <text:p text:style-name="P4">+-------------+------------+-----------+---------+---------------------+------------+</text:p>
      <text:p text:style-name="P4">| employee_id | first_name | last_name | salary <text:s/>| joining_date <text:s text:c="7"/>| department |</text:p>
      <text:p text:style-name="P4">+-------------+------------+-----------+---------+---------------------+------------+</text:p>
      <text:p text:style-name="P4">| <text:s text:c="10"/>3 | roy <text:s text:c="7"/>| Thomas <text:s text:c="3"/>| 7000000 | 2013-02-13 12:00:00 | banking <text:s text:c="3"/>|</text:p>
      <text:p text:style-name="P4">+-------------+------------+-----------+---------+---------------------+------------+</text:p>
      <text:p text:style-name="P4">1 row in set (0.00 sec)</text:p>
      <text:p text:style-name="P4"/>
      <text:p text:style-name="P4">mysql&gt; select * from employee where <text:s/>first_name= not 'john'and 'roy';</text:p>
      <text:p text:style-name="P4">ERROR 1064 (42000): You have an error in your SQL syntax; check the manual that corresponds to your MySQL server version for the right syntax to use near 'not 'john'and 'roy'' at line 1</text:p>
      <text:p text:style-name="P4">mysql&gt; select * from employee where first_name not in ('john','roy');</text:p>
      <text:p text:style-name="P4">+-------------+------------+-----------+----------+---------------------+------------+</text:p>
      <text:p text:style-name="P4">| employee_id | first_name | last_name | salary <text:s text:c="2"/>| joining_date <text:s text:c="7"/>| department |</text:p>
      <text:p text:style-name="P4">+-------------+------------+-----------+----------+---------------------+------------+</text:p>
      <text:p text:style-name="P4">| <text:s text:c="10"/>2 | michal <text:s text:c="4"/>| clarke <text:s text:c="3"/>| <text:s text:c="3"/>80000 | 2013-01-01 12:00:00 | insurance <text:s/>|</text:p>
      <text:p text:style-name="P4">| <text:s text:c="10"/>4 | tom <text:s text:c="7"/>| jose <text:s text:c="5"/>| <text:s/>6000000 | 2013-03-13 12:00:00 | insurance <text:s/>|</text:p>
      <text:p text:style-name="P4">| <text:s text:c="10"/>5 | jerry <text:s text:c="5"/>| pinto <text:s text:c="4"/>| 65000000 | 2013-02-14 12:00:00 | insurance <text:s/>|</text:p>
      <text:p text:style-name="P4">| <text:s text:c="10"/>6 | philip <text:s text:c="4"/>| pinto <text:s text:c="4"/>| <text:s/>6500000 | 2013-02-04 12:00:00 | service <text:s text:c="3"/>|</text:p>
      <text:p text:style-name="P4">| <text:s text:c="10"/>7 | philip <text:s text:c="4"/>| name <text:s text:c="5"/>| <text:s/>9500000 | 2013-02-05 12:00:00 | service <text:s text:c="3"/>|</text:p>
      <text:p text:style-name="P4">| <text:s text:c="10"/>8 | test name <text:s/>| lname% <text:s text:c="3"/>| <text:s text:c="2"/>600000 | 2013-02-06 12:00:00 | insurance <text:s/>|</text:p>
      <text:p text:style-name="P4">+-------------+------------+-----------+----------+---------------------+------------+</text:p>
      <text:p text:style-name="P4">6 rows in set (0.00 sec)</text:p>
      <text:p text:style-name="P4"/>
      <text:p text:style-name="P4">mysql&gt; select * </text:p>
      <text:p text:style-name="P4"><text:s text:c="4"/>-&gt; from employee</text:p>
      <text:p text:style-name="P4"><text:s text:c="4"/>-&gt; where first_name like '___n';</text:p>
      <text:p text:style-name="P4">+-------------+------------+-----------+--------+---------------------+------------+</text:p>
      <text:p text:style-name="P4">| employee_id | first_name | last_name | salary | joining_date <text:s text:c="7"/>| department |</text:p>
      <text:p text:style-name="P4">+-------------+------------+-----------+--------+---------------------+------------+</text:p>
      <text:p text:style-name="P4">| <text:s text:c="10"/>1 | john <text:s text:c="6"/>| abraham <text:s text:c="2"/>| <text:s/>10000 | 2001-11-28 12:00:00 | banking <text:s text:c="3"/>|</text:p>
      <text:p text:style-name="P4">+-------------+------------+-----------+--------+---------------------+------------+</text:p>
      <text:p text:style-name="P4">1 row in set (0.02 sec)</text:p>
      <text:p text:style-name="P4"/>
      <text:p text:style-name="P4">mysql&gt; select *</text:p>
      <text:p text:style-name="P4"><text:s text:c="4"/>-&gt; from employee where first_name like 'j___';</text:p>
      <text:p text:style-name="P4">+-------------+------------+-----------+--------+---------------------+------------+</text:p>
      <text:p text:style-name="P4">| employee_id | first_name | last_name | salary | joining_date <text:s text:c="7"/>| department |</text:p>
      <text:p text:style-name="P4">+-------------+------------+-----------+--------+---------------------+------------+</text:p>
      <text:p text:style-name="P4">| <text:s text:c="10"/>1 | john <text:s text:c="6"/>| abraham <text:s text:c="2"/>| <text:s/>10000 | 2001-11-28 12:00:00 | banking <text:s text:c="3"/>|</text:p>
      <text:p text:style-name="P4">+-------------+------------+-----------+--------+---------------------+------------+</text:p>
      <text:p text:style-name="P4">1 row in set (0.00 sec)</text:p>
      <text:p text:style-name="P4"/>
      <text:p text:style-name="P4">mysql&gt; select *</text:p>
      <text:p text:style-name="P4"><text:s text:c="4"/>-&gt; from employee </text:p>
      <text:p text:style-name="P4"><text:s text:c="4"/>-&gt; where salary &gt; 60000;</text:p>
      <text:p text:style-name="P4">+-------------+------------+-----------+----------+---------------------+------------+</text:p>
      <text:p text:style-name="P4">| employee_id | first_name | last_name | salary <text:s text:c="2"/>| joining_date <text:s text:c="7"/>| department |</text:p>
      <text:p text:style-name="P4">+-------------+------------+-----------+----------+---------------------+------------+</text:p>
      <text:p text:style-name="P4">| <text:s text:c="10"/>2 | michal <text:s text:c="4"/>| clarke <text:s text:c="3"/>| <text:s text:c="3"/>80000 | 2013-01-01 12:00:00 | insurance <text:s/>|</text:p>
      <text:p text:style-name="P4"><text:soft-page-break/>| <text:s text:c="10"/>3 | roy <text:s text:c="7"/>| Thomas <text:s text:c="3"/>| <text:s/>7000000 | 2013-02-13 12:00:00 | banking <text:s text:c="3"/>|</text:p>
      <text:p text:style-name="P4">| <text:s text:c="10"/>4 | tom <text:s text:c="7"/>| jose <text:s text:c="5"/>| <text:s/>6000000 | 2013-03-13 12:00:00 | insurance <text:s/>|</text:p>
      <text:p text:style-name="P4">| <text:s text:c="10"/>5 | jerry <text:s text:c="5"/>| pinto <text:s text:c="4"/>| 65000000 | 2013-02-14 12:00:00 | insurance <text:s/>|</text:p>
      <text:p text:style-name="P4">| <text:s text:c="10"/>6 | philip <text:s text:c="4"/>| pinto <text:s text:c="4"/>| <text:s/>6500000 | 2013-02-04 12:00:00 | service <text:s text:c="3"/>|</text:p>
      <text:p text:style-name="P4">| <text:s text:c="10"/>7 | philip <text:s text:c="4"/>| name <text:s text:c="5"/>| <text:s/>9500000 | 2013-02-05 12:00:00 | service <text:s text:c="3"/>|</text:p>
      <text:p text:style-name="P4">| <text:s text:c="10"/>8 | test name <text:s/>| lname% <text:s text:c="3"/>| <text:s text:c="2"/>600000 | 2013-02-06 12:00:00 | insurance <text:s/>|</text:p>
      <text:p text:style-name="P4">+-------------+------------+-----------+----------+---------------------+------------+</text:p>
      <text:p text:style-name="P4">7 rows in set (0.02 sec)</text:p>
      <text:p text:style-name="P4"/>
      <text:p text:style-name="P4">mysql&gt; select * </text:p>
      <text:p text:style-name="P4"><text:s text:c="4"/>-&gt; from employee</text:p>
      <text:p text:style-name="P4"><text:s text:c="4"/>-&gt; where salary &lt; 800000;</text:p>
      <text:p text:style-name="P4">+-------------+------------+-----------+--------+---------------------+------------+</text:p>
      <text:p text:style-name="P4">| employee_id | first_name | last_name | salary | joining_date <text:s text:c="7"/>| department |</text:p>
      <text:p text:style-name="P4">+-------------+------------+-----------+--------+---------------------+------------+</text:p>
      <text:p text:style-name="P4">| <text:s text:c="10"/>1 | john <text:s text:c="6"/>| abraham <text:s text:c="2"/>| <text:s/>10000 | 2001-11-28 12:00:00 | banking <text:s text:c="3"/>|</text:p>
      <text:p text:style-name="P4">| <text:s text:c="10"/>2 | michal <text:s text:c="4"/>| clarke <text:s text:c="3"/>| <text:s/>80000 | 2013-01-01 12:00:00 | insurance <text:s/>|</text:p>
      <text:p text:style-name="P4">| <text:s text:c="10"/>8 | test name <text:s/>| lname% <text:s text:c="3"/>| 600000 | 2013-02-06 12:00:00 | insurance <text:s/>|</text:p>
      <text:p text:style-name="P4">+-------------+------------+-----------+--------+---------------------+------------+</text:p>
      <text:p text:style-name="P4">3 rows in set (0.00 sec)</text:p>
      <text:p text:style-name="P4"/>
      <text:p text:style-name="P4">mysql&gt; select * </text:p>
      <text:p text:style-name="P4"><text:s text:c="4"/>-&gt; from employee </text:p>
      <text:p text:style-name="P4"><text:s text:c="4"/>-&gt; where salary between 500000 and 800000;</text:p>
      <text:p text:style-name="P4">+-------------+------------+-----------+--------+---------------------+------------+</text:p>
      <text:p text:style-name="P4">| employee_id | first_name | last_name | salary | joining_date <text:s text:c="7"/>| department |</text:p>
      <text:p text:style-name="P4">+-------------+------------+-----------+--------+---------------------+------------+</text:p>
      <text:p text:style-name="P4">| <text:s text:c="10"/>8 | test name <text:s/>| lname% <text:s text:c="3"/>| 600000 | 2013-02-06 12:00:00 | insurance <text:s/>|</text:p>
      <text:p text:style-name="P4">+-------------+------------+-----------+--------+---------------------+------------+</text:p>
      <text:p text:style-name="P4">1 row in set (0.00 sec)</text:p>
      <text:p text:style-name="P4"/>
      <text:p text:style-name="P4">mysql&gt; select *</text:p>
      <text:p text:style-name="P4"><text:s text:c="4"/>-&gt; from employee </text:p>
      <text:p text:style-name="P4"><text:s text:c="4"/>-&gt; where first_name is ('john','michael');</text:p>
      <text:p text:style-name="P4">ERROR 1064 (42000): You have an error in your SQL syntax; check the manual that corresponds to your MySQL server version for the right syntax to use near '('john','michael')' at line 3</text:p>
      <text:p text:style-name="P4">mysql&gt; select * from employee <text:s/>where first_name is ('john','michal');</text:p>
      <text:p text:style-name="P4">ERROR 1064 (42000): You have an error in your SQL syntax; check the manual that corresponds to your MySQL server version for the right syntax to use near '('john','michal')' at line 1</text:p>
      <text:p text:style-name="P4">mysql&gt; select * from employee <text:s/>where first_name in ('john','michal');</text:p>
      <text:p text:style-name="P4">+-------------+------------+-----------+--------+---------------------+------------+</text:p>
      <text:p text:style-name="P4">| employee_id | first_name | last_name | salary | joining_date <text:s text:c="7"/>| department |</text:p>
      <text:p text:style-name="P4">+-------------+------------+-----------+--------+---------------------+------------+</text:p>
      <text:p text:style-name="P4">| <text:s text:c="10"/>1 | john <text:s text:c="6"/>| abraham <text:s text:c="2"/>| <text:s/>10000 | 2001-11-28 12:00:00 | banking <text:s text:c="3"/>|</text:p>
      <text:p text:style-name="P4">| <text:s text:c="10"/>2 | michal <text:s text:c="4"/>| clarke <text:s text:c="3"/>| <text:s/>80000 | 2013-01-01 12:00:00 | insurance <text:s/>|</text:p>
      <text:p text:style-name="P4">+-------------+------------+-----------+--------+---------------------+------------+</text:p>
      <text:p text:style-name="P4">2 rows in set (0.00 sec)</text:p>
      <text:p text:style-name="P4"/>
      <text:p text:style-name="P4">mysql&gt; SELECT FIRST_NAME, INCENTIVE_AMOUNT </text:p>
      <text:p text:style-name="P4"><text:s text:c="4"/>-&gt; FROM EMPLOYEE A INNER JOIN INCENTIVES B </text:p>
      <text:p text:style-name="P4"><text:s text:c="4"/>-&gt; <text:s text:c="2"/>ON A.EMPLOYEE_ID=B.EMPLOYEE_REF_ID;</text:p>
      <text:p text:style-name="P4">ERROR 1146 (42S02): Table 'profound_a.EMPLOYEE' doesn't exist</text:p>
      <text:p text:style-name="P4"><text:soft-page-break/>mysql&gt; </text:p>
      <text:p text:style-name="P4">mysql&gt; select first_name, incentive_amount </text:p>
      <text:p text:style-name="P4"><text:s text:c="4"/>-&gt; from employee a inner join incentives b </text:p>
      <text:p text:style-name="P4"><text:s text:c="4"/>-&gt; on a.employee_id=b.employee_ref_id;</text:p>
      <text:p text:style-name="P4">+------------+------------------+</text:p>
      <text:p text:style-name="P4">| first_name | incentive_amount |</text:p>
      <text:p text:style-name="P4">+------------+------------------+</text:p>
      <text:p text:style-name="P4">| john <text:s text:c="6"/>| <text:s text:c="12"/>5000 |</text:p>
      <text:p text:style-name="P4">| michal <text:s text:c="4"/>| <text:s text:c="12"/>3000 |</text:p>
      <text:p text:style-name="P4">| roy <text:s text:c="7"/>| <text:s text:c="12"/>4000 |</text:p>
      <text:p text:style-name="P4">| tom <text:s text:c="7"/>| <text:s text:c="12"/>4500 |</text:p>
      <text:p text:style-name="P4">| jerry <text:s text:c="5"/>| <text:s text:c="12"/>3500 |</text:p>
      <text:p text:style-name="P4">+------------+------------------+</text:p>
      <text:p text:style-name="P4">5 rows in set (0.00 sec)</text:p>
      <text:p text:style-name="P4"/>
      <text:p text:style-name="P4">mysql&gt; select first_name, incentive_amount from employee inner join incentives_1 on table1.employee_id=table2.employee_ref_id;</text:p>
      <text:p text:style-name="P4">ERROR 1054 (42S22): Unknown column 'incentive_amount' in 'field list'</text:p>
      <text:p text:style-name="P4">mysql&gt; select first_name, incentive_amount from employee table1 inner join incentives table2 <text:s/>on table1.employee_id=table2.employee_ref_id;</text:p>
      <text:p text:style-name="P4">+------------+------------------+</text:p>
      <text:p text:style-name="P4">| first_name | incentive_amount |</text:p>
      <text:p text:style-name="P4">+------------+------------------+</text:p>
      <text:p text:style-name="P4">| john <text:s text:c="6"/>| <text:s text:c="12"/>5000 |</text:p>
      <text:p text:style-name="P4">| michal <text:s text:c="4"/>| <text:s text:c="12"/>3000 |</text:p>
      <text:p text:style-name="P4">| roy <text:s text:c="7"/>| <text:s text:c="12"/>4000 |</text:p>
      <text:p text:style-name="P4">| tom <text:s text:c="7"/>| <text:s text:c="12"/>4500 |</text:p>
      <text:p text:style-name="P4">| jerry <text:s text:c="5"/>| <text:s text:c="12"/>3500 |</text:p>
      <text:p text:style-name="P4">+------------+------------------+</text:p>
      <text:p text:style-name="P4">5 rows in set (0.00 sec)</text:p>
      <text:p text:style-name="P4"/>
      <text:p text:style-name="P4">mysql&gt; select first_name, incentive_amount from employee table1 inner join incentives table2 where incentive_amount &gt; 3000 <text:s/>on table1.employee_id=table2.employee_</text:p>
      <text:p text:style-name="P4">ERROR 1064 (42000): You have an error in your SQL syntax; check the manual that corresponds to your MySQL server version for the right syntax to use near 'on table1.employee_id=table2.employee_ref_id' at line 1</text:p>
      <text:p text:style-name="P4">mysql&gt; select first_name, incentive_amount from employee table1 inner join incentives table2 <text:s/>on table1.employee_id=table2.employee_ref_id and incentive_amount&gt;3000;</text:p>
      <text:p text:style-name="P4">+------------+------------------+</text:p>
      <text:p text:style-name="P4">| first_name | incentive_amount |</text:p>
      <text:p text:style-name="P4">+------------+------------------+</text:p>
      <text:p text:style-name="P4">| john <text:s text:c="6"/>| <text:s text:c="12"/>5000 |</text:p>
      <text:p text:style-name="P4">| roy <text:s text:c="7"/>| <text:s text:c="12"/>4000 |</text:p>
      <text:p text:style-name="P4">| tom <text:s text:c="7"/>| <text:s text:c="12"/>4500 |</text:p>
      <text:p text:style-name="P4">| jerry <text:s text:c="5"/>| <text:s text:c="12"/>3500 |</text:p>
      <text:p text:style-name="P4">+------------+------------------+</text:p>
      <text:p text:style-name="P4">4 rows in set (0.00 sec)</text:p>
      <text:p text:style-name="P4"/>
      <text:p text:style-name="P4">mysql&gt; select first_name, incentive_amount from employee table1 inner join incentives table2 <text:s/>on table1.employee_id=table2.employee_ref_id and incentive_amount&gt;0;</text:p>
      <text:p text:style-name="P4">+------------+------------------+</text:p>
      <text:p text:style-name="P4">| first_name | incentive_amount |</text:p>
      <text:p text:style-name="P4"><text:soft-page-break/>+------------+------------------+</text:p>
      <text:p text:style-name="P4">| john <text:s text:c="6"/>| <text:s text:c="12"/>5000 |</text:p>
      <text:p text:style-name="P4">| michal <text:s text:c="4"/>| <text:s text:c="12"/>3000 |</text:p>
      <text:p text:style-name="P4">| roy <text:s text:c="7"/>| <text:s text:c="12"/>4000 |</text:p>
      <text:p text:style-name="P4">| tom <text:s text:c="7"/>| <text:s text:c="12"/>4500 |</text:p>
      <text:p text:style-name="P4">| jerry <text:s text:c="5"/>| <text:s text:c="12"/>3500 |</text:p>
      <text:p text:style-name="P4">+------------+------------------+</text:p>
      <text:p text:style-name="P4">5 rows in set (0.00 sec)</text:p>
      <text:p text:style-name="P4"/>
      <text:p text:style-name="P4">mysql&gt; SELECT FIRST_NAME,NVL(INCENTIVE_AMOUNT,0)</text:p>
      <text:p text:style-name="P4"><text:s text:c="4"/>-&gt; FROM EMPLOYEE A RIGHT JOIN INCENTIVES B</text:p>
      <text:p text:style-name="P4"><text:s text:c="4"/>-&gt; <text:s text:c="2"/>ON A.EMPLOYEE_ID=B.EMPLOYEE_REF_ID;</text:p>
      <text:p text:style-name="P4">ERROR 1146 (42S02): Table 'profound_a.EMPLOYEE' doesn't exist</text:p>
      <text:p text:style-name="P4">mysql&gt; </text:p>
      <text:p text:style-name="P4">mysql&gt; </text:p>
      <text:p text:style-name="P4">mysql&gt; select first_name, nvl(incentive_amount,0)</text:p>
      <text:p text:style-name="P4"><text:s text:c="4"/>-&gt; from employee a left join incentives b </text:p>
      <text:p text:style-name="P4"><text:s text:c="4"/>-&gt; on a. employee_id=b.employee_ref_id;</text:p>
      <text:p text:style-name="P4">ERROR 1305 (42000): FUNCTION profound_a.nvl does not exist</text:p>
      <text:p text:style-name="P4">mysql&gt; select first_name, incentive(incentive_amount,0) from employee a left join incentives b on a. employee_id=b.employee_ref_id;</text:p>
      <text:p text:style-name="P4">ERROR 1305 (42000): FUNCTION profound_a.incentive does not exist</text:p>
      <text:p text:style-name="P4">mysql&gt; </text:p>
      <text:p text:style-name="P4">mysql&gt; Select * from EMPLOYEE where SUBSTRING(convert(varchar,joining_date,103),7,4)='2013';</text:p>
      <text:p text:style-name="P4">ERROR 1064 (42000): You have an error in your SQL syntax; check the manual that corresponds to your MySQL server version for the right syntax to use near 'varchar,joining_date,103),7,4)='2013'' at line 1</text:p>
      <text:p text:style-name="P4">mysql&gt; Select * from EMPLOYEE where SUBSTRING(convert(varchar,joining_date,103),7,4)='2013';</text:p>
      <text:p text:style-name="P4">ERROR 1064 (42000): You have an error in your SQL syntax; check the manual that corresponds to your MySQL server version for the right syntax to use near 'varchar,joining_date,103),7,4)='2013'' at line 1</text:p>
      <text:p text:style-name="P4">mysql&gt; </text:p>
      <text:p text:style-name="P4">mysql&gt; select first_name, extract(year from joining_date) as yearjoin from employee;</text:p>
      <text:p text:style-name="P4">+------------+----------+</text:p>
      <text:p text:style-name="P4">| first_name | yearjoin |</text:p>
      <text:p text:style-name="P4">+------------+----------+</text:p>
      <text:p text:style-name="P4">| john <text:s text:c="6"/>| <text:s text:c="4"/>2001 |</text:p>
      <text:p text:style-name="P4">| michal <text:s text:c="4"/>| <text:s text:c="4"/>2013 |</text:p>
      <text:p text:style-name="P4">| roy <text:s text:c="7"/>| <text:s text:c="4"/>2013 |</text:p>
      <text:p text:style-name="P4">| tom <text:s text:c="7"/>| <text:s text:c="4"/>2013 |</text:p>
      <text:p text:style-name="P4">| jerry <text:s text:c="5"/>| <text:s text:c="4"/>2013 |</text:p>
      <text:p text:style-name="P4">| philip <text:s text:c="4"/>| <text:s text:c="4"/>2013 |</text:p>
      <text:p text:style-name="P4">| philip <text:s text:c="4"/>| <text:s text:c="4"/>2013 |</text:p>
      <text:p text:style-name="P4">| test name <text:s/>| <text:s text:c="4"/>2013 |</text:p>
      <text:p text:style-name="P4">+------------+----------+</text:p>
      <text:p text:style-name="P4">8 rows in set (0.02 sec)</text:p>
      <text:p text:style-name="P4"/>
      <text:p text:style-name="P4">mysql&gt; select first_name, extract(year from joining_date) where joining_date=2013 as yearjoin from employee;</text:p>
      <text:p text:style-name="P4"><text:soft-page-break/>ERROR 1064 (42000): You have an error in your SQL syntax; check the manual that corresponds to your MySQL server version for the right syntax to use near 'where joining_date=2013 as yearjoin from employee' at line 1</text:p>
      <text:p text:style-name="P4">mysql&gt; select first_name, extract(year from joining_date=2013) as yearjoin from employee;</text:p>
      <text:p text:style-name="P4">+------------+----------+</text:p>
      <text:p text:style-name="P4">| first_name | yearjoin |</text:p>
      <text:p text:style-name="P4">+------------+----------+</text:p>
      <text:p text:style-name="P4">| john <text:s text:c="6"/>| <text:s text:c="7"/>0 |</text:p>
      <text:p text:style-name="P4">| michal <text:s text:c="4"/>| <text:s text:c="7"/>0 |</text:p>
      <text:p text:style-name="P4">| roy <text:s text:c="7"/>| <text:s text:c="7"/>0 |</text:p>
      <text:p text:style-name="P4">| tom <text:s text:c="7"/>| <text:s text:c="7"/>0 |</text:p>
      <text:p text:style-name="P4">| jerry <text:s text:c="5"/>| <text:s text:c="7"/>0 |</text:p>
      <text:p text:style-name="P4">| philip <text:s text:c="4"/>| <text:s text:c="7"/>0 |</text:p>
      <text:p text:style-name="P4">| philip <text:s text:c="4"/>| <text:s text:c="7"/>0 |</text:p>
      <text:p text:style-name="P4">| test name <text:s/>| <text:s text:c="7"/>0 |</text:p>
      <text:p text:style-name="P4">+------------+----------+</text:p>
      <text:p text:style-name="P4">8 rows in set, 1 warning (0.00 sec)</text:p>
      <text:p text:style-name="P4"/>
      <text:p text:style-name="P4">mysql&gt; select first_name, extract(year from joining_date in 2013) as yearjoin from employee;</text:p>
      <text:p text:style-name="P4">ERROR 1064 (42000): You have an error in your SQL syntax; check the manual that corresponds to your MySQL server version for the right syntax to use near '2013) as yearjoin from employee' at line 1</text:p>
      <text:p text:style-name="P4">mysql&gt; select first_name, extract(year from joining_date=2013) as yearjoin from employee;</text:p>
      <text:p text:style-name="P4">+------------+----------+</text:p>
      <text:p text:style-name="P4">| first_name | yearjoin |</text:p>
      <text:p text:style-name="P4">+------------+----------+</text:p>
      <text:p text:style-name="P4">| john <text:s text:c="6"/>| <text:s text:c="7"/>0 |</text:p>
      <text:p text:style-name="P4">| michal <text:s text:c="4"/>| <text:s text:c="7"/>0 |</text:p>
      <text:p text:style-name="P4">| roy <text:s text:c="7"/>| <text:s text:c="7"/>0 |</text:p>
      <text:p text:style-name="P4">| tom <text:s text:c="7"/>| <text:s text:c="7"/>0 |</text:p>
      <text:p text:style-name="P4">| jerry <text:s text:c="5"/>| <text:s text:c="7"/>0 |</text:p>
      <text:p text:style-name="P4">| philip <text:s text:c="4"/>| <text:s text:c="7"/>0 |</text:p>
      <text:p text:style-name="P4">| philip <text:s text:c="4"/>| <text:s text:c="7"/>0 |</text:p>
      <text:p text:style-name="P4">| test name <text:s/>| <text:s text:c="7"/>0 |</text:p>
      <text:p text:style-name="P4">+------------+----------+</text:p>
      <text:p text:style-name="P4">8 rows in set, 1 warning (0.00 sec)</text:p>
      <text:p text:style-name="P4"/>
      <text:p text:style-name="P4">mysql&gt; </text:p>
      <text:p text:style-name="P4">mysql&gt; Select * from EMPLOYEE where year(joining_date)='2013';</text:p>
      <text:p text:style-name="P4">ERROR 1146 (42S02): Table 'profound_a.EMPLOYEE' doesn't exist</text:p>
      <text:p text:style-name="P4">mysql&gt; </text:p>
      <text:p text:style-name="P4">mysql&gt; </text:p>
      <text:p text:style-name="P4">mysql&gt; select *</text:p>
      <text:p text:style-name="P4"><text:s text:c="4"/>-&gt; from employee </text:p>
      <text:p text:style-name="P4"><text:s text:c="4"/>-&gt; where year(joining_date)='2013';</text:p>
      <text:p text:style-name="P4">+-------------+------------+-----------+----------+---------------------+------------+</text:p>
      <text:p text:style-name="P4">| employee_id | first_name | last_name | salary <text:s text:c="2"/>| joining_date <text:s text:c="7"/>| department |</text:p>
      <text:p text:style-name="P4">+-------------+------------+-----------+----------+---------------------+------------+</text:p>
      <text:p text:style-name="P4">| <text:s text:c="10"/>2 | michal <text:s text:c="4"/>| clarke <text:s text:c="3"/>| <text:s text:c="3"/>80000 | 2013-01-01 12:00:00 | insurance <text:s/>|</text:p>
      <text:p text:style-name="P4">| <text:s text:c="10"/>3 | roy <text:s text:c="7"/>| Thomas <text:s text:c="3"/>| <text:s/>7000000 | 2013-02-13 12:00:00 | banking <text:s text:c="3"/>|</text:p>
      <text:p text:style-name="P4">| <text:s text:c="10"/>4 | tom <text:s text:c="7"/>| jose <text:s text:c="5"/>| <text:s/>6000000 | 2013-03-13 12:00:00 | insurance <text:s/>|</text:p>
      <text:p text:style-name="P4">| <text:s text:c="10"/>5 | jerry <text:s text:c="5"/>| pinto <text:s text:c="4"/>| 65000000 | 2013-02-14 12:00:00 | insurance <text:s/>|</text:p>
      <text:p text:style-name="P4"><text:soft-page-break/>| <text:s text:c="10"/>6 | philip <text:s text:c="4"/>| pinto <text:s text:c="4"/>| <text:s/>6500000 | 2013-02-04 12:00:00 | service <text:s text:c="3"/>|</text:p>
      <text:p text:style-name="P4">| <text:s text:c="10"/>7 | philip <text:s text:c="4"/>| name <text:s text:c="5"/>| <text:s/>9500000 | 2013-02-05 12:00:00 | service <text:s text:c="3"/>|</text:p>
      <text:p text:style-name="P4">| <text:s text:c="10"/>8 | test name <text:s/>| lname% <text:s text:c="3"/>| <text:s text:c="2"/>600000 | 2013-02-06 12:00:00 | insurance <text:s/>|</text:p>
      <text:p text:style-name="P4">+-------------+------------+-----------+----------+---------------------+------------+</text:p>
      <text:p text:style-name="P4">7 rows in set (0.00 sec)</text:p>
      <text:p text:style-name="P4"/>
      <text:p text:style-name="P4">mysql&gt; select first_name, extract(year from joining_date)=2013 <text:s/>as yearjoin from employee;</text:p>
      <text:p text:style-name="P4">+------------+----------+</text:p>
      <text:p text:style-name="P4">| first_name | yearjoin |</text:p>
      <text:p text:style-name="P4">+------------+----------+</text:p>
      <text:p text:style-name="P4">| john <text:s text:c="6"/>| <text:s text:c="7"/>0 |</text:p>
      <text:p text:style-name="P4">| michal <text:s text:c="4"/>| <text:s text:c="7"/>1 |</text:p>
      <text:p text:style-name="P4">| roy <text:s text:c="7"/>| <text:s text:c="7"/>1 |</text:p>
      <text:p text:style-name="P4">| tom <text:s text:c="7"/>| <text:s text:c="7"/>1 |</text:p>
      <text:p text:style-name="P4">| jerry <text:s text:c="5"/>| <text:s text:c="7"/>1 |</text:p>
      <text:p text:style-name="P4">| philip <text:s text:c="4"/>| <text:s text:c="7"/>1 |</text:p>
      <text:p text:style-name="P4">| philip <text:s text:c="4"/>| <text:s text:c="7"/>1 |</text:p>
      <text:p text:style-name="P4">| test name <text:s/>| <text:s text:c="7"/>1 |</text:p>
      <text:p text:style-name="P4">+------------+----------+</text:p>
      <text:p text:style-name="P4">8 rows in set (0.00 sec)</text:p>
      <text:p text:style-name="P4"/>
      <text:p text:style-name="P4">mysql&gt; select first_name, joining_date </text:p>
      <text:p text:style-name="P4"><text:s text:c="4"/>-&gt; from employee</text:p>
      <text:p text:style-name="P4"><text:s text:c="4"/>-&gt; where year(joining_date)='2013';</text:p>
      <text:p text:style-name="P4">+------------+---------------------+</text:p>
      <text:p text:style-name="P4">| first_name | joining_date <text:s text:c="7"/>|</text:p>
      <text:p text:style-name="P4">+------------+---------------------+</text:p>
      <text:p text:style-name="P4">| michal <text:s text:c="4"/>| 2013-01-01 12:00:00 |</text:p>
      <text:p text:style-name="P4">| roy <text:s text:c="7"/>| 2013-02-13 12:00:00 |</text:p>
      <text:p text:style-name="P4">| tom <text:s text:c="7"/>| 2013-03-13 12:00:00 |</text:p>
      <text:p text:style-name="P4">| jerry <text:s text:c="5"/>| 2013-02-14 12:00:00 |</text:p>
      <text:p text:style-name="P4">| philip <text:s text:c="4"/>| 2013-02-04 12:00:00 |</text:p>
      <text:p text:style-name="P4">| philip <text:s text:c="4"/>| 2013-02-05 12:00:00 |</text:p>
      <text:p text:style-name="P4">| test name <text:s/>| 2013-02-06 12:00:00 |</text:p>
      <text:p text:style-name="P4">+------------+---------------------+</text:p>
      <text:p text:style-name="P4">7 rows in set (0.00 sec)</text:p>
      <text:p text:style-name="P4"/>
      <text:p text:style-name="P4">mysql&gt; select first_name, joining_date <text:s/>from employee where month(joining_date)='01';</text:p>
      <text:p text:style-name="P4">+------------+---------------------+</text:p>
      <text:p text:style-name="P4">| first_name | joining_date <text:s text:c="7"/>|</text:p>
      <text:p text:style-name="P4">+------------+---------------------+</text:p>
      <text:p text:style-name="P4">| michal <text:s text:c="4"/>| 2013-01-01 12:00:00 |</text:p>
      <text:p text:style-name="P4">+------------+---------------------+</text:p>
      <text:p text:style-name="P4">1 row in set (0.00 sec)</text:p>
      <text:p text:style-name="P4"/>
      <text:p text:style-name="P4">mysql&gt; select first_name, joining_date <text:s/>from employee where month(joining_date)='january';</text:p>
      <text:p text:style-name="P4">Empty set, 1 warning (0.00 sec)</text:p>
      <text:p text:style-name="P4"/>
      <text:p text:style-name="P4">mysql&gt; select first_name, joining_date <text:s/>from employee where month(joining_date)='01';</text:p>
      <text:p text:style-name="P4">+------------+---------------------+</text:p>
      <text:p text:style-name="P4">| first_name | joining_date <text:s text:c="7"/>|</text:p>
      <text:p text:style-name="P4">+------------+---------------------+</text:p>
      <text:p text:style-name="P4"><text:soft-page-break/>| michal <text:s text:c="4"/>| 2013-01-01 12:00:00 |</text:p>
      <text:p text:style-name="P4">+------------+---------------------+</text:p>
      <text:p text:style-name="P4">1 row in set (0.00 sec)</text:p>
      <text:p text:style-name="P4"/>
      <text:p text:style-name="P4">mysql&gt; select first_name, joining_date <text:s/>from employee where month(joining_date)&gt;='2013-01-01';</text:p>
      <text:p text:style-name="P4">Empty set, 1 warning (0.00 sec)</text:p>
      <text:p text:style-name="P4"/>
      <text:p text:style-name="P4">mysql&gt; select first_name, joining_date <text:s/>from employee where month(joining_date)&gt;='01';</text:p>
      <text:p text:style-name="P4">+------------+---------------------+</text:p>
      <text:p text:style-name="P4">| first_name | joining_date <text:s text:c="7"/>|</text:p>
      <text:p text:style-name="P4">+------------+---------------------+</text:p>
      <text:p text:style-name="P4">| john <text:s text:c="6"/>| 2001-11-28 12:00:00 |</text:p>
      <text:p text:style-name="P4">| michal <text:s text:c="4"/>| 2013-01-01 12:00:00 |</text:p>
      <text:p text:style-name="P4">| roy <text:s text:c="7"/>| 2013-02-13 12:00:00 |</text:p>
      <text:p text:style-name="P4">| tom <text:s text:c="7"/>| 2013-03-13 12:00:00 |</text:p>
      <text:p text:style-name="P4">| jerry <text:s text:c="5"/>| 2013-02-14 12:00:00 |</text:p>
      <text:p text:style-name="P4">| philip <text:s text:c="4"/>| 2013-02-04 12:00:00 |</text:p>
      <text:p text:style-name="P4">| philip <text:s text:c="4"/>| 2013-02-05 12:00:00 |</text:p>
      <text:p text:style-name="P4">| test name <text:s/>| 2013-02-06 12:00:00 |</text:p>
      <text:p text:style-name="P4">+------------+---------------------+</text:p>
      <text:p text:style-name="P4">8 rows in set (0.00 sec)</text:p>
      <text:p text:style-name="P4"/>
      <text:p text:style-name="P4">mysql&gt; select first_name, joining_date <text:s/>from employee where month(joining_date)&gt;='2013-01-31';</text:p>
      <text:p text:style-name="P4">Empty set, 1 warning (0.00 sec)</text:p>
      <text:p text:style-name="P4"/>
      <text:p text:style-name="P4">mysql&gt; select first_name, joining_date <text:s/>from employee where month(joining_date) &gt; '2013-01-31';</text:p>
      <text:p text:style-name="P4">Empty set, 1 warning (0.00 sec)</text:p>
      <text:p text:style-name="P4"/>
      <text:p text:style-name="P4">mysql&gt; Select * from EMPLOYEE where joining_date &gt;'2013-01-31';</text:p>
      <text:p text:style-name="P4">ERROR 1146 (42S02): Table 'profound_a.EMPLOYEE' doesn't exist</text:p>
      <text:p text:style-name="P4">mysql&gt; </text:p>
      <text:p text:style-name="P4">mysql&gt; select first_name, joining_date from employee where joining_date &gt; '2013-01-31';</text:p>
      <text:p text:style-name="P4">+------------+---------------------+</text:p>
      <text:p text:style-name="P4">| first_name | joining_date <text:s text:c="7"/>|</text:p>
      <text:p text:style-name="P4">+------------+---------------------+</text:p>
      <text:p text:style-name="P4">| roy <text:s text:c="7"/>| 2013-02-13 12:00:00 |</text:p>
      <text:p text:style-name="P4">| tom <text:s text:c="7"/>| 2013-03-13 12:00:00 |</text:p>
      <text:p text:style-name="P4">| jerry <text:s text:c="5"/>| 2013-02-14 12:00:00 |</text:p>
      <text:p text:style-name="P4">| philip <text:s text:c="4"/>| 2013-02-04 12:00:00 |</text:p>
      <text:p text:style-name="P4">| philip <text:s text:c="4"/>| 2013-02-05 12:00:00 |</text:p>
      <text:p text:style-name="P4">| test name <text:s/>| 2013-02-06 12:00:00 |</text:p>
      <text:p text:style-name="P4">+------------+---------------------+</text:p>
      <text:p text:style-name="P4">6 rows in set (0.00 sec)</text:p>
      <text:p text:style-name="P4"/>
      <text:p text:style-name="P4">mysql&gt; select employee_id from employee minus select employee_ref_id from incentive_1;</text:p>
      <text:p text:style-name="P4">ERROR 1064 (42000): You have an error in your SQL syntax; check the manual that corresponds to your MySQL server version for the right syntax to use near 'select employee_ref_id from incentive_1' at line 1</text:p>
      <text:p text:style-name="P4">mysql&gt; </text:p>
      <text:p text:style-name="P4">mysql&gt; </text:p>
      <text:p text:style-name="P4">mysql&gt; select employee_id from employee minus select employee_ref_id from incentives_1;</text:p>
      <text:p text:style-name="P4"><text:soft-page-break/>ERROR 1064 (42000): You have an error in your SQL syntax; check the manual that corresponds to your MySQL server version for the right syntax to use near 'select employee_ref_id from incentives_1' at line 1</text:p>
      <text:p text:style-name="P4">mysql&gt; </text:p>
      <text:p text:style-name="P4">mysql&gt; </text:p>
      <text:p text:style-name="P4">mysql&gt; select employee_id from employee minus select employee_ref_id from incentives_1;</text:p>
      <text:p text:style-name="P4">ERROR 1064 (42000): You have an error in your SQL syntax; check the manual that corresponds to your MySQL server version for the right syntax to use near 'select employee_ref_id from incentives_1' at line 1</text:p>
      <text:p text:style-name="P4">mysql&gt; </text:p>
      <text:p text:style-name="P4">mysql&gt; select * from employee</text:p>
      <text:p text:style-name="P4"><text:s text:c="4"/>-&gt; select * from employee</text:p>
      <text:p text:style-name="P4"><text:s text:c="4"/>-&gt; </text:p>
      <text:p text:style-name="P4"><text:s text:c="4"/>-&gt; ;</text:p>
      <text:p text:style-name="P4">ERROR 1064 (42000): You have an error in your SQL syntax; check the manual that corresponds to your MySQL server version for the right syntax to use near 'select * from employee' at line 2</text:p>
      <text:p text:style-name="P4">mysql&gt; </text:p>
      <text:p text:style-name="P4">mysql&gt; </text:p>
      <text:p text:style-name="P4">mysql&gt; select FIRST_NAME from EMPLOYEE union select LAST_NAME from EMPLOYEE;</text:p>
      <text:p text:style-name="P4">ERROR 1146 (42S02): Table 'profound_a.EMPLOYEE' doesn't exist</text:p>
      <text:p text:style-name="P4">mysql&gt; </text:p>
      <text:p text:style-name="P4">mysql&gt; sekect first_name from employee union select last_name from employee;</text:p>
      <text:p text:style-name="P4">ERROR 1064 (42000): You have an error in your SQL syntax; check the manual that corresponds to your MySQL server version for the right syntax to use near 'sekect first_name from employee union select last_name from employee' at line 1</text:p>
      <text:p text:style-name="P4">mysql&gt; select first_name from employee union select last_name from employee;</text:p>
      <text:p text:style-name="P4">+------------+</text:p>
      <text:p text:style-name="P4">| first_name |</text:p>
      <text:p text:style-name="P4">+------------+</text:p>
      <text:p text:style-name="P4">| john <text:s text:c="6"/>|</text:p>
      <text:p text:style-name="P4">| michal <text:s text:c="4"/>|</text:p>
      <text:p text:style-name="P4">| roy <text:s text:c="7"/>|</text:p>
      <text:p text:style-name="P4">| tom <text:s text:c="7"/>|</text:p>
      <text:p text:style-name="P4">| jerry <text:s text:c="5"/>|</text:p>
      <text:p text:style-name="P4">| philip <text:s text:c="4"/>|</text:p>
      <text:p text:style-name="P4">| test name <text:s/>|</text:p>
      <text:p text:style-name="P4">| abraham <text:s text:c="3"/>|</text:p>
      <text:p text:style-name="P4">| clarke <text:s text:c="4"/>|</text:p>
      <text:p text:style-name="P4">| Thomas <text:s text:c="4"/>|</text:p>
      <text:p text:style-name="P4">| jose <text:s text:c="6"/>|</text:p>
      <text:p text:style-name="P4">| pinto <text:s text:c="5"/>|</text:p>
      <text:p text:style-name="P4">| name <text:s text:c="6"/>|</text:p>
      <text:p text:style-name="P4">| lname% <text:s text:c="4"/>|</text:p>
      <text:p text:style-name="P4">+------------+</text:p>
      <text:p text:style-name="P4">14 rows in set (0.02 sec)</text:p>
      <text:p text:style-name="P4"/>
      <text:p text:style-name="P4">mysql&gt; select first_name from employee union select last_name from employee union;</text:p>
      <text:p text:style-name="P4">ERROR 1064 (42000): You have an error in your SQL syntax; check the manual that corresponds to your MySQL server version for the right syntax to use near '' at line 1</text:p>
      <text:p text:style-name="P4">mysql&gt; </text:p>
      <text:p text:style-name="P4">mysql&gt; </text:p>
      <text:p text:style-name="P4">mysql&gt; select FIRST_NAME from EMPLOYEE union select LAST_NAME from EMPLOYEE;</text:p>
      <text:p text:style-name="P4"><text:soft-page-break/></text:p>
      <text:p text:style-name="P4"/>
      <text:p text:style-name="P4"/>
      <text:p text:style-name="P4"/>
      <text:p text:style-name="P4"/>
      <text:p text:style-name="P4">student@pelpl3d033-desktop:~$ sudo mysql -u root -p</text:p>
      <text:p text:style-name="P4">[sudo] password for student: </text:p>
      <text:p text:style-name="P4">Enter password: </text:p>
      <text:p text:style-name="P4">Welcome to the MySQL monitor. <text:s/>Commands end with ; or \g.</text:p>
      <text:p text:style-name="P4">Your MySQL connection id is 2</text:p>
      <text:p text:style-name="P4">Server version: 5.7.39-0ubuntu0.18.04.2 (Ubuntu)</text:p>
      <text:p text:style-name="P4"/>
      <text:p text:style-name="P4">Copyright (c) 2000, 2022, Oracle and/or its affiliates.</text:p>
      <text:p text:style-name="P4"/>
      <text:p text:style-name="P4">Oracle is a registered trademark of Oracle Corporation and/or its</text:p>
      <text:p text:style-name="P4">affiliates. Other names may be trademarks of their respective</text:p>
      <text:p text:style-name="P4">owners.</text:p>
      <text:p text:style-name="P4"/>
      <text:p text:style-name="P4">Type 'help;' or '\h' for help. Type '\c' to clear the current input statement.</text:p>
      <text:p text:style-name="P4"/>
      <text:p text:style-name="P4">mysql&gt; show databases;</text:p>
      <text:p text:style-name="P4">+--------------------+</text:p>
      <text:p text:style-name="P4">| Database <text:s text:c="10"/>|</text:p>
      <text:p text:style-name="P4">+--------------------+</text:p>
      <text:p text:style-name="P4">| information_schema |</text:p>
      <text:p text:style-name="P4">| Apurva <text:s text:c="12"/>|</text:p>
      <text:p text:style-name="P4">| NJ <text:s text:c="16"/>|</text:p>
      <text:p text:style-name="P4">| hb <text:s text:c="16"/>|</text:p>
      <text:p text:style-name="P4">| jitu <text:s text:c="14"/>|</text:p>
      <text:p text:style-name="P4">| meghana <text:s text:c="11"/>|</text:p>
      <text:p text:style-name="P4">| mysql <text:s text:c="13"/>|</text:p>
      <text:p text:style-name="P4">| omkardb <text:s text:c="11"/>|</text:p>
      <text:p text:style-name="P4">| performance_schema |</text:p>
      <text:p text:style-name="P4">| profound <text:s text:c="10"/>|</text:p>
      <text:p text:style-name="P4">| profound_a <text:s text:c="8"/>|</text:p>
      <text:p text:style-name="P4">| sys <text:s text:c="15"/>|</text:p>
      <text:p text:style-name="P4">+--------------------+</text:p>
      <text:p text:style-name="P4">12 rows in set (0.05 sec)</text:p>
      <text:p text:style-name="P4"/>
      <text:p text:style-name="P4">mysql&gt; desc profound_a;</text:p>
      <text:p text:style-name="P4">ERROR 1046 (3D000): No database selected</text:p>
      <text:p text:style-name="P4">mysql&gt; use profound_a;</text:p>
      <text:p text:style-name="P4">Reading table information for completion of table and column names</text:p>
      <text:p text:style-name="P4">You can turn off this feature to get a quicker startup with -A</text:p>
      <text:p text:style-name="P4"/>
      <text:p text:style-name="P4">Database changed</text:p>
      <text:p text:style-name="P4">mysql&gt; show tables;\</text:p>
      <text:p text:style-name="P4">+----------------------+</text:p>
      <text:p text:style-name="P4">| Tables_in_profound_a |</text:p>
      <text:p text:style-name="P4">+----------------------+</text:p>
      <text:p text:style-name="P4">| department <text:s text:c="10"/>|</text:p>
      <text:p text:style-name="P4">| employee <text:s text:c="12"/>|</text:p>
      <text:p text:style-name="P4"><text:soft-page-break/>| incentives <text:s text:c="10"/>|</text:p>
      <text:p text:style-name="P4">| incentives_1 <text:s text:c="8"/>|</text:p>
      <text:p text:style-name="P4">| practise <text:s text:c="12"/>|</text:p>
      <text:p text:style-name="P4">| student <text:s text:c="13"/>|</text:p>
      <text:p text:style-name="P4">+----------------------+</text:p>
      <text:p text:style-name="P4">6 rows in set (0.00 sec)</text:p>
      <text:p text:style-name="P4"/>
      <text:p text:style-name="P4">mysql&gt; desc incentives_1;</text:p>
      <text:p text:style-name="P4">+-----------------+----------+------+-----+---------+-------+</text:p>
      <text:p text:style-name="P4">| Field <text:s text:c="10"/>| Type <text:s text:c="4"/>| Null | Key | Default | Extra |</text:p>
      <text:p text:style-name="P4">+-----------------+----------+------+-----+---------+-------+</text:p>
      <text:p text:style-name="P4">| employee_ref_id | int(11) <text:s/>| YES <text:s/>| MUL | NULL <text:s text:c="3"/>| <text:s text:c="6"/>|</text:p>
      <text:p text:style-name="P4">| incentive_date <text:s/>| datetime | YES <text:s/>| <text:s text:c="4"/>| NULL <text:s text:c="3"/>| <text:s text:c="6"/>|</text:p>
      <text:p text:style-name="P4">| amount <text:s text:c="9"/>| int(11) <text:s/>| YES <text:s/>| <text:s text:c="4"/>| NULL <text:s text:c="3"/>| <text:s text:c="6"/>|</text:p>
      <text:p text:style-name="P4">+-----------------+----------+------+-----+---------+-------+</text:p>
      <text:p text:style-name="P4">3 rows in set (0.00 sec)</text:p>
      <text:p text:style-name="P4"/>
      <text:p text:style-name="P4">mysql&gt; </text:p>
      <text:p text:style-name="P4">mysql&gt; desc employee;</text:p>
      <text:p text:style-name="P4">+--------------+-------------+------+-----+---------+-------+</text:p>
      <text:p text:style-name="P4">| Field <text:s text:c="7"/>| Type <text:s text:c="7"/>| Null | Key | Default | Extra |</text:p>
      <text:p text:style-name="P4">+--------------+-------------+------+-----+---------+-------+</text:p>
      <text:p text:style-name="P4">| employee_id <text:s/>| int(11) <text:s text:c="4"/>| NO <text:s text:c="2"/>| PRI | NULL <text:s text:c="3"/>| <text:s text:c="6"/>|</text:p>
      <text:p text:style-name="P4">| first_name <text:s text:c="2"/>| varchar(20) | YES <text:s/>| <text:s text:c="4"/>| NULL <text:s text:c="3"/>| <text:s text:c="6"/>|</text:p>
      <text:p text:style-name="P4">| last_name <text:s text:c="3"/>| varchar(20) | YES <text:s/>| <text:s text:c="4"/>| NULL <text:s text:c="3"/>| <text:s text:c="6"/>|</text:p>
      <text:p text:style-name="P4">| salary <text:s text:c="6"/>| int(11) <text:s text:c="4"/>| YES <text:s/>| <text:s text:c="4"/>| NULL <text:s text:c="3"/>| <text:s text:c="6"/>|</text:p>
      <text:p text:style-name="P4">| joining_date | datetime <text:s text:c="3"/>| YES <text:s/>| <text:s text:c="4"/>| NULL <text:s text:c="3"/>| <text:s text:c="6"/>|</text:p>
      <text:p text:style-name="P4">| department <text:s text:c="2"/>| varchar(20) | YES <text:s/>| <text:s text:c="4"/>| NULL <text:s text:c="3"/>| <text:s text:c="6"/>|</text:p>
      <text:p text:style-name="P4">+--------------+-------------+------+-----+---------+-------+</text:p>
      <text:p text:style-name="P4">6 rows in set (0.00 sec)</text:p>
      <text:p text:style-name="P4"/>
      <text:p text:style-name="P4">mysql&gt; desc incentives_1;</text:p>
      <text:p text:style-name="P4">+-----------------+----------+------+-----+---------+-------+</text:p>
      <text:p text:style-name="P4">| Field <text:s text:c="10"/>| Type <text:s text:c="4"/>| Null | Key | Default | Extra |</text:p>
      <text:p text:style-name="P4">+-----------------+----------+------+-----+---------+-------+</text:p>
      <text:p text:style-name="P4">| employee_ref_id | int(11) <text:s/>| YES <text:s/>| MUL | NULL <text:s text:c="3"/>| <text:s text:c="6"/>|</text:p>
      <text:p text:style-name="P4">| incentive_date <text:s/>| datetime | YES <text:s/>| <text:s text:c="4"/>| NULL <text:s text:c="3"/>| <text:s text:c="6"/>|</text:p>
      <text:p text:style-name="P4">| amount <text:s text:c="9"/>| int(11) <text:s/>| YES <text:s/>| <text:s text:c="4"/>| NULL <text:s text:c="3"/>| <text:s text:c="6"/>|</text:p>
      <text:p text:style-name="P4">+-----------------+----------+------+-----+---------+-------+</text:p>
      <text:p text:style-name="P4">3 rows in set (0.00 sec)</text:p>
      <text:p text:style-name="P4"/>
      <text:p text:style-name="P4">mysql&gt; mysql&gt; </text:p>
      <text:p text:style-name="P4"><text:s text:c="4"/>-&gt; j</text:p>
      <text:p text:style-name="P4"><text:s text:c="4"/>-&gt; create view v1 as select employee_id, first_name, department from employee;</text:p>
      <text:p text:style-name="P4">ERROR 1064 (42000): You have an error in your SQL syntax; check the manual that corresponds to your MySQL server version for the right syntax to use near 'j</text:p>
      <text:p text:style-name="P4">create view v1 as select employee_id, first_name, department from employee' at line 2</text:p>
      <text:p text:style-name="P4">mysql&gt; -- CREATE VIEW view_name AS</text:p>
      <text:p text:style-name="P4">mysql&gt; SELECT column1, column2, ...</text:p>
      <text:p text:style-name="P4"><text:s text:c="4"/>-&gt; FROM table_name</text:p>
      <text:p text:style-name="P4"><text:s text:c="4"/>-&gt; WHERE condition; --</text:p>
      <text:p text:style-name="P4"><text:soft-page-break/>ERROR 1064 (42000): You have an error in your SQL syntax; check the manual that corresponds to your MySQL server version for the right syntax to use near '..</text:p>
      <text:p text:style-name="P4">FROM table_name</text:p>
      <text:p text:style-name="P4">WHERE condition' at line 1</text:p>
      <text:p text:style-name="P4">mysql&gt; create view v1 as </text:p>
      <text:p text:style-name="P4"><text:s text:c="4"/>-&gt; select employee_id, first_name, department</text:p>
      <text:p text:style-name="P4"><text:s text:c="4"/>-&gt; from employee;</text:p>
      <text:p text:style-name="P4">Query OK, 0 rows affected (0.04 sec)</text:p>
      <text:p text:style-name="P4"/>
      <text:p text:style-name="P4">mysql&gt; desc employee;</text:p>
      <text:p text:style-name="P4">+--------------+-------------+------+-----+---------+-------+</text:p>
      <text:p text:style-name="P4">| Field <text:s text:c="7"/>| Type <text:s text:c="7"/>| Null | Key | Default | Extra |</text:p>
      <text:p text:style-name="P4">+--------------+-------------+------+-----+---------+-------+</text:p>
      <text:p text:style-name="P4">| employee_id <text:s/>| int(11) <text:s text:c="4"/>| NO <text:s text:c="2"/>| PRI | NULL <text:s text:c="3"/>| <text:s text:c="6"/>|</text:p>
      <text:p text:style-name="P4">| first_name <text:s text:c="2"/>| varchar(20) | YES <text:s/>| <text:s text:c="4"/>| NULL <text:s text:c="3"/>| <text:s text:c="6"/>|</text:p>
      <text:p text:style-name="P4">| last_name <text:s text:c="3"/>| varchar(20) | YES <text:s/>| <text:s text:c="4"/>| NULL <text:s text:c="3"/>| <text:s text:c="6"/>|</text:p>
      <text:p text:style-name="P4">| salary <text:s text:c="6"/>| int(11) <text:s text:c="4"/>| YES <text:s/>| <text:s text:c="4"/>| NULL <text:s text:c="3"/>| <text:s text:c="6"/>|</text:p>
      <text:p text:style-name="P4">| joining_date | datetime <text:s text:c="3"/>| YES <text:s/>| <text:s text:c="4"/>| NULL <text:s text:c="3"/>| <text:s text:c="6"/>|</text:p>
      <text:p text:style-name="P4">| department <text:s text:c="2"/>| varchar(20) | YES <text:s/>| <text:s text:c="4"/>| NULL <text:s text:c="3"/>| <text:s text:c="6"/>|</text:p>
      <text:p text:style-name="P4">+--------------+-------------+------+-----+---------+-------+</text:p>
      <text:p text:style-name="P4">6 rows in set (0.00 sec)</text:p>
      <text:p text:style-name="P4"/>
      <text:p text:style-name="P4">mysql&gt; select * from employee;</text:p>
      <text:p text:style-name="P4">+-------------+------------+-----------+----------+---------------------+------------+</text:p>
      <text:p text:style-name="P4">| employee_id | first_name | last_name | salary <text:s text:c="2"/>| joining_date <text:s text:c="7"/>| department |</text:p>
      <text:p text:style-name="P4">+-------------+------------+-----------+----------+---------------------+------------+</text:p>
      <text:p text:style-name="P4">| <text:s text:c="10"/>1 | john <text:s text:c="6"/>| abraham <text:s text:c="2"/>| <text:s text:c="3"/>10000 | 2001-11-28 12:00:00 | banking <text:s text:c="3"/>|</text:p>
      <text:p text:style-name="P4">| <text:s text:c="10"/>2 | michal <text:s text:c="4"/>| clarke <text:s text:c="3"/>| <text:s text:c="3"/>80000 | 2013-01-01 12:00:00 | insurance <text:s/>|</text:p>
      <text:p text:style-name="P4">| <text:s text:c="10"/>3 | roy <text:s text:c="7"/>| Thomas <text:s text:c="3"/>| <text:s/>7000000 | 2013-02-13 12:00:00 | banking <text:s text:c="3"/>|</text:p>
      <text:p text:style-name="P4">| <text:s text:c="10"/>4 | tom <text:s text:c="7"/>| jose <text:s text:c="5"/>| <text:s/>6000000 | 2013-03-13 12:00:00 | insurance <text:s/>|</text:p>
      <text:p text:style-name="P4">| <text:s text:c="10"/>5 | jerry <text:s text:c="5"/>| pinto <text:s text:c="4"/>| 65000000 | 2013-02-14 12:00:00 | insurance <text:s/>|</text:p>
      <text:p text:style-name="P4">| <text:s text:c="10"/>6 | philip <text:s text:c="4"/>| pinto <text:s text:c="4"/>| <text:s/>6500000 | 2013-02-04 12:00:00 | service <text:s text:c="3"/>|</text:p>
      <text:p text:style-name="P4">| <text:s text:c="10"/>7 | philip <text:s text:c="4"/>| name <text:s text:c="5"/>| <text:s/>9500000 | 2013-02-05 12:00:00 | service <text:s text:c="3"/>|</text:p>
      <text:p text:style-name="P4">| <text:s text:c="10"/>8 | test name <text:s/>| lname% <text:s text:c="3"/>| <text:s text:c="2"/>600000 | 2013-02-06 12:00:00 | insurance <text:s/>|</text:p>
      <text:p text:style-name="P4">+-------------+------------+-----------+----------+---------------------+------------+</text:p>
      <text:p text:style-name="P4">8 rows in set (0.00 sec)</text:p>
      <text:p text:style-name="P4"/>
      <text:p text:style-name="P4">mysql&gt; select * from v1;</text:p>
      <text:p text:style-name="P4">+-------------+------------+------------+</text:p>
      <text:p text:style-name="P4">| employee_id | first_name | department |</text:p>
      <text:p text:style-name="P4">+-------------+------------+------------+</text:p>
      <text:p text:style-name="P4">| <text:s text:c="10"/>1 | john <text:s text:c="6"/>| banking <text:s text:c="3"/>|</text:p>
      <text:p text:style-name="P4">| <text:s text:c="10"/>2 | michal <text:s text:c="4"/>| insurance <text:s/>|</text:p>
      <text:p text:style-name="P4">| <text:s text:c="10"/>3 | roy <text:s text:c="7"/>| banking <text:s text:c="3"/>|</text:p>
      <text:p text:style-name="P4">| <text:s text:c="10"/>4 | tom <text:s text:c="7"/>| insurance <text:s/>|</text:p>
      <text:p text:style-name="P4">| <text:s text:c="10"/>5 | jerry <text:s text:c="5"/>| insurance <text:s/>|</text:p>
      <text:p text:style-name="P4">| <text:s text:c="10"/>6 | philip <text:s text:c="4"/>| service <text:s text:c="3"/>|</text:p>
      <text:p text:style-name="P4">| <text:s text:c="10"/>7 | philip <text:s text:c="4"/>| service <text:s text:c="3"/>|</text:p>
      <text:p text:style-name="P4">| <text:s text:c="10"/>8 | test name <text:s/>| insurance <text:s/>|</text:p>
      <text:p text:style-name="P4">+-------------+------------+------------+</text:p>
      <text:p text:style-name="P4">8 rows in set (0.03 sec)</text:p>
      <text:p text:style-name="P4"/>
      <text:p text:style-name="P4"><text:soft-page-break/>mysql&gt; update v1</text:p>
      <text:p text:style-name="P4"><text:s text:c="4"/>-&gt; select salary </text:p>
      <text:p text:style-name="P4"><text:s text:c="4"/>-&gt; from employee;</text:p>
      <text:p text:style-name="P4">ERROR 1064 (42000): You have an error in your SQL syntax; check the manual that corresponds to your MySQL server version for the right syntax to use near 'select salary </text:p>
      <text:p text:style-name="P4">from employee' at line 2</text:p>
      <text:p text:style-name="P4">mysql&gt; alter table v1</text:p>
      <text:p text:style-name="P4"><text:s text:c="4"/>-&gt; add salary from employee;</text:p>
      <text:p text:style-name="P4">ERROR 1064 (42000): You have an error in your SQL syntax; check the manual that corresponds to your MySQL server version for the right syntax to use near 'from employee' at line 2</text:p>
      <text:p text:style-name="P4">mysql&gt; alter table v1 add salary int(11);</text:p>
      <text:p text:style-name="P4">ERROR 1347 (HY000): 'profound_a.v1' is not BASE TABLE</text:p>
      <text:p text:style-name="P4">mysql&gt; replace view v1 as select employee_id, first_name, department, salary;</text:p>
      <text:p text:style-name="P4">ERROR 1064 (42000): You have an error in your SQL syntax; check the manual that corresponds to your MySQL server version for the right syntax to use near 'v1 as select employee_id, first_name, department, salary' at line 1</text:p>
      <text:p text:style-name="P4">mysql&gt; replace view v1 as select employee_id, first_name, department, salary from employee;</text:p>
      <text:p text:style-name="P4">ERROR 1064 (42000): You have an error in your SQL syntax; check the manual that corresponds to your MySQL server version for the right syntax to use near 'v1 as select employee_id, first_name, department, salary from employee' at line 1</text:p>
      <text:p text:style-name="P4">mysql&gt; </text:p>
      <text:p text:style-name="P4">mysql&gt; </text:p>
      <text:p text:style-name="P4">mysql&gt; replace view v1 as select employee_id, first_name, department, salary from employee;</text:p>
      <text:p text:style-name="P4">ERROR 1064 (42000): You have an error in your SQL syntax; check the manual that corresponds to your MySQL server version for the right syntax to use near 'v1 as select employee_id, first_name, department, salary from employee' at line 1</text:p>
      <text:p text:style-name="P4">mysql&gt; replace view v1 as select salary from employee;</text:p>
      <text:p text:style-name="P4">ERROR 1064 (42000): You have an error in your SQL syntax; check the manual that corresponds to your MySQL server version for the right syntax to use near 'v1 as select salary from employee' at line 1</text:p>
      <text:p text:style-name="P4">mysql&gt; replace view v1 as select employee_id, first_name, department, salary from employee;</text:p>
      <text:p text:style-name="P4">ERROR 1064 (42000): You have an error in your SQL syntax; check the manual that corresponds to your MySQL server version for the right syntax to use near 'v1 as select employee_id, first_name, department, salary from employee' at line 1</text:p>
      <text:p text:style-name="P4">mysql&gt; </text:p>
      <text:p text:style-name="P4">mysql&gt; replace view v1 </text:p>
      <text:p text:style-name="P4"><text:s text:c="4"/>-&gt; as salary</text:p>
      <text:p text:style-name="P4"><text:s text:c="4"/>-&gt; from employee;</text:p>
      <text:p text:style-name="P4">ERROR 1064 (42000): You have an error in your SQL syntax; check the manual that corresponds to your MySQL server version for the right syntax to use near 'v1 </text:p>
      <text:p text:style-name="P4">as salary</text:p>
      <text:p text:style-name="P4">from employee' at line 1</text:p>
      <text:p text:style-name="P4">mysql&gt; replace view 'v1' <text:s/>as salary from employee;</text:p>
      <text:p text:style-name="P4">ERROR 1064 (42000): You have an error in your SQL syntax; check the manual that corresponds to your MySQL server version for the right syntax to use near ''v1' <text:s/>as salary from employee' at line 1</text:p>
      <text:p text:style-name="P4">mysql&gt; </text:p>
      <text:p text:style-name="P4">mysql&gt; replace view [v1] as select employee_id, first_name, department, salary from employee;</text:p>
      <text:p text:style-name="P4">ERROR 1064 (42000): You have an error in your SQL syntax; check the manual that corresponds to your MySQL server version for the right syntax to use near '[v1] as select employee_id, first_name, department, salary from employee' at line 1</text:p>
      <text:p text:style-name="P4">mysql&gt; replace view [v1] as select employee_id, first_name, department, salary from employee where employee_id=1;</text:p>
      <text:p text:style-name="P4"><text:soft-page-break/>ERROR 1064 (42000): You have an error in your SQL syntax; check the manual that corresponds to your MySQL server version for the right syntax to use near '[v1] as select employee_id, first_name, department, salary from employee where e' at line 1</text:p>
      <text:p text:style-name="P4">mysql&gt; create or replace view[v1] as select employee_id, first_name,department, salary from employee;</text:p>
      <text:p text:style-name="P4">ERROR 1064 (42000): You have an error in your SQL syntax; check the manual that corresponds to your MySQL server version for the right syntax to use near '[v1] as select employee_id, first_name,department, salary from employee' at line 1</text:p>
      <text:p text:style-name="P4">mysql&gt; </text:p>
      <text:p text:style-name="P4">mysql&gt; </text:p>
      <text:p text:style-name="P4">mysql&gt; update v1 add salary from employee;</text:p>
      <text:p text:style-name="P4">ERROR 1064 (42000): You have an error in your SQL syntax; check the manual that corresponds to your MySQL server version for the right syntax to use near 'add salary from employee' at line 1</text:p>
      <text:p text:style-name="P4">mysql&gt; </text:p>
      <text:p text:style-name="P4">mysql&gt; </text:p>
      <text:p text:style-name="P4">mysql&gt; alter view myView as</text:p>
      <text:p text:style-name="P4"><text:s text:c="4"/>-&gt; <text:s text:c="2"/>select field1,</text:p>
      <text:p text:style-name="P4"><text:s text:c="4"/>-&gt; <text:s text:c="9"/>New_Col</text:p>
      <text:p text:style-name="P4"><text:s text:c="4"/>-&gt; <text:s text:c="2"/>from table1;</text:p>
      <text:p text:style-name="P4">ERROR 1146 (42S02): Table 'profound_a.table1' doesn't exist</text:p>
      <text:p text:style-name="P4">mysql&gt; </text:p>
      <text:p text:style-name="P4">mysql&gt; alter view v1 as</text:p>
      <text:p text:style-name="P4"><text:s text:c="4"/>-&gt; select employee_id, first_name, department,</text:p>
      <text:p text:style-name="P4"><text:s text:c="4"/>-&gt; salary</text:p>
      <text:p text:style-name="P4"><text:s text:c="4"/>-&gt; from employee;</text:p>
      <text:p text:style-name="P4">Query OK, 0 rows affected (0.07 sec)</text:p>
      <text:p text:style-name="P4"/>
      <text:p text:style-name="P4">mysql&gt; select * from v1;</text:p>
      <text:p text:style-name="P4">+-------------+------------+------------+----------+</text:p>
      <text:p text:style-name="P4">| employee_id | first_name | department | salary <text:s text:c="2"/>|</text:p>
      <text:p text:style-name="P4">+-------------+------------+------------+----------+</text:p>
      <text:p text:style-name="P4">| <text:s text:c="10"/>1 | john <text:s text:c="6"/>| banking <text:s text:c="3"/>| <text:s text:c="3"/>10000 |</text:p>
      <text:p text:style-name="P4">| <text:s text:c="10"/>2 | michal <text:s text:c="4"/>| insurance <text:s/>| <text:s text:c="3"/>80000 |</text:p>
      <text:p text:style-name="P4">| <text:s text:c="10"/>3 | roy <text:s text:c="7"/>| banking <text:s text:c="3"/>| <text:s/>7000000 |</text:p>
      <text:p text:style-name="P4">| <text:s text:c="10"/>4 | tom <text:s text:c="7"/>| insurance <text:s/>| <text:s/>6000000 |</text:p>
      <text:p text:style-name="P4">| <text:s text:c="10"/>5 | jerry <text:s text:c="5"/>| insurance <text:s/>| 65000000 |</text:p>
      <text:p text:style-name="P4">| <text:s text:c="10"/>6 | philip <text:s text:c="4"/>| service <text:s text:c="3"/>| <text:s/>6500000 |</text:p>
      <text:p text:style-name="P4">| <text:s text:c="10"/>7 | philip <text:s text:c="4"/>| service <text:s text:c="3"/>| <text:s/>9500000 |</text:p>
      <text:p text:style-name="P4">| <text:s text:c="10"/>8 | test name <text:s/>| insurance <text:s/>| <text:s text:c="2"/>600000 |</text:p>
      <text:p text:style-name="P4">+-------------+------------+------------+----------+</text:p>
      <text:p text:style-name="P4">8 rows in set (0.00 sec)</text:p>
      <text:p text:style-name="P4"/>
      <text:p text:style-name="P4">mysql&gt; drop view v1;</text:p>
      <text:p text:style-name="P4">Query OK, 0 rows affected (0.00 sec)</text:p>
      <text:p text:style-name="P4"/>
      <text:p text:style-name="P4">mysql&gt; select * from v1;</text:p>
      <text:p text:style-name="P4">ERROR 1146 (42S02): Table 'profound_a.v1' doesn't exist</text:p>
      <text:p text:style-name="P4">mysql&gt; </text:p>
      <text:p text:style-name="P4">mysql&gt; create index index_salary on employee(salary);</text:p>
      <text:p text:style-name="P4">Query OK, 0 rows affected (0.52 sec)</text:p>
      <text:p text:style-name="P4">Records: 0 <text:s/>Duplicates: 0 <text:s/>Warnings: 0</text:p>
      <text:p text:style-name="P4"/>
      <text:p text:style-name="P4"><text:soft-page-break/>mysql&gt; select * from employee;</text:p>
      <text:p text:style-name="P4">+-------------+------------+-----------+----------+---------------------+------------+</text:p>
      <text:p text:style-name="P4">| employee_id | first_name | last_name | salary <text:s text:c="2"/>| joining_date <text:s text:c="7"/>| department |</text:p>
      <text:p text:style-name="P4">+-------------+------------+-----------+----------+---------------------+------------+</text:p>
      <text:p text:style-name="P4">| <text:s text:c="10"/>1 | john <text:s text:c="6"/>| abraham <text:s text:c="2"/>| <text:s text:c="3"/>10000 | 2001-11-28 12:00:00 | banking <text:s text:c="3"/>|</text:p>
      <text:p text:style-name="P4">| <text:s text:c="10"/>2 | michal <text:s text:c="4"/>| clarke <text:s text:c="3"/>| <text:s text:c="3"/>80000 | 2013-01-01 12:00:00 | insurance <text:s/>|</text:p>
      <text:p text:style-name="P4">| <text:s text:c="10"/>3 | roy <text:s text:c="7"/>| Thomas <text:s text:c="3"/>| <text:s/>7000000 | 2013-02-13 12:00:00 | banking <text:s text:c="3"/>|</text:p>
      <text:p text:style-name="P4">| <text:s text:c="10"/>4 | tom <text:s text:c="7"/>| jose <text:s text:c="5"/>| <text:s/>6000000 | 2013-03-13 12:00:00 | insurance <text:s/>|</text:p>
      <text:p text:style-name="P4">| <text:s text:c="10"/>5 | jerry <text:s text:c="5"/>| pinto <text:s text:c="4"/>| 65000000 | 2013-02-14 12:00:00 | insurance <text:s/>|</text:p>
      <text:p text:style-name="P4">| <text:s text:c="10"/>6 | philip <text:s text:c="4"/>| pinto <text:s text:c="4"/>| <text:s/>6500000 | 2013-02-04 12:00:00 | service <text:s text:c="3"/>|</text:p>
      <text:p text:style-name="P4">| <text:s text:c="10"/>7 | philip <text:s text:c="4"/>| name <text:s text:c="5"/>| <text:s/>9500000 | 2013-02-05 12:00:00 | service <text:s text:c="3"/>|</text:p>
      <text:p text:style-name="P4">| <text:s text:c="10"/>8 | test name <text:s/>| lname% <text:s text:c="3"/>| <text:s text:c="2"/>600000 | 2013-02-06 12:00:00 | insurance <text:s/>|</text:p>
      <text:p text:style-name="P4">+-------------+------------+-----------+----------+---------------------+------------+</text:p>
      <text:p text:style-name="P4">8 rows in set (0.00 sec)</text:p>
      <text:p text:style-name="P4"/>
      <text:p text:style-name="P4">mysql&gt; create index p_name on employee(first_name, last_name);</text:p>
      <text:p text:style-name="P4">Query OK, 0 rows affected (0.38 sec)</text:p>
      <text:p text:style-name="P4">Records: 0 <text:s/>Duplicates: 0 <text:s/>Warnings: 0</text:p>
      <text:p text:style-name="P4"/>
      <text:p text:style-name="P4">mysql&gt; select * from p_name;</text:p>
      <text:p text:style-name="P4">ERROR 1146 (42S02): Table 'profound_a.p_name' doesn't exist</text:p>
      <text:p text:style-name="P4">mysql&gt; select p_name from employee;</text:p>
      <text:p text:style-name="P4">ERROR 1054 (42S22): Unknown column 'p_name' in 'field list'</text:p>
      <text:p text:style-name="P4">mysql&gt; select * from employee;</text:p>
      <text:p text:style-name="P4">+-------------+------------+-----------+----------+---------------------+------------+</text:p>
      <text:p text:style-name="P4">| employee_id | first_name | last_name | salary <text:s text:c="2"/>| joining_date <text:s text:c="7"/>| department |</text:p>
      <text:p text:style-name="P4">+-------------+------------+-----------+----------+---------------------+------------+</text:p>
      <text:p text:style-name="P4">| <text:s text:c="10"/>1 | john <text:s text:c="6"/>| abraham <text:s text:c="2"/>| <text:s text:c="3"/>10000 | 2001-11-28 12:00:00 | banking <text:s text:c="3"/>|</text:p>
      <text:p text:style-name="P4">| <text:s text:c="10"/>2 | michal <text:s text:c="4"/>| clarke <text:s text:c="3"/>| <text:s text:c="3"/>80000 | 2013-01-01 12:00:00 | insurance <text:s/>|</text:p>
      <text:p text:style-name="P4">| <text:s text:c="10"/>3 | roy <text:s text:c="7"/>| Thomas <text:s text:c="3"/>| <text:s/>7000000 | 2013-02-13 12:00:00 | banking <text:s text:c="3"/>|</text:p>
      <text:p text:style-name="P4">| <text:s text:c="10"/>4 | tom <text:s text:c="7"/>| jose <text:s text:c="5"/>| <text:s/>6000000 | 2013-03-13 12:00:00 | insurance <text:s/>|</text:p>
      <text:p text:style-name="P4">| <text:s text:c="10"/>5 | jerry <text:s text:c="5"/>| pinto <text:s text:c="4"/>| 65000000 | 2013-02-14 12:00:00 | insurance <text:s/>|</text:p>
      <text:p text:style-name="P4">| <text:s text:c="10"/>6 | philip <text:s text:c="4"/>| pinto <text:s text:c="4"/>| <text:s/>6500000 | 2013-02-04 12:00:00 | service <text:s text:c="3"/>|</text:p>
      <text:p text:style-name="P4">| <text:s text:c="10"/>7 | philip <text:s text:c="4"/>| name <text:s text:c="5"/>| <text:s/>9500000 | 2013-02-05 12:00:00 | service <text:s text:c="3"/>|</text:p>
      <text:p text:style-name="P4">| <text:s text:c="10"/>8 | test name <text:s/>| lname% <text:s text:c="3"/>| <text:s text:c="2"/>600000 | 2013-02-06 12:00:00 | insurance <text:s/>|</text:p>
      <text:p text:style-name="P4">+-------------+------------+-----------+----------+---------------------+------------+</text:p>
      <text:p text:style-name="P4">8 rows in set (0.00 sec)</text:p>
      <text:p text:style-name="P4"/>
      <text:p text:style-name="P4">mysql&gt; select * from USER_INDEXES;</text:p>
      <text:p text:style-name="P4">ERROR 1146 (42S02): Table 'profound_a.USER_INDEXES' doesn't exist</text:p>
      <text:p text:style-name="P4">mysql&gt; select * from user_indexes;</text:p>
      <text:p text:style-name="P4">ERROR 1146 (42S02): Table 'profound_a.user_indexes' doesn't exist</text:p>
      <text:p text:style-name="P4">mysql&gt; </text:p>
      <text:p text:style-name="P4">mysql&gt; alter table employee drop index p_name;</text:p>
      <text:p text:style-name="P4">Query OK, 0 rows affected (0.17 sec)</text:p>
      <text:p text:style-name="P4">Records: 0 <text:s/>Duplicates: 0 <text:s/>Warnings: 0</text:p>
      <text:p text:style-name="P4"/>
      <text:p text:style-name="P4">mysql&gt; alter table employee drop index index_salary;</text:p>
      <text:p text:style-name="P4">Query OK, 0 rows affected (0.17 sec)</text:p>
      <text:p text:style-name="P4">Records: 0 <text:s/>Duplicates: 0 <text:s/>Warnings: 0</text:p>
      <text:p text:style-name="P4"/>
      <text:p text:style-name="P4">mysql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7T10:47:34.253190195</meta:creation-date>
    <dc:date>2022-09-05T10:08:49.546251754</dc:date>
    <meta:editing-duration>PT2H16M37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40" meta:paragraph-count="1698" meta:word-count="13388" meta:character-count="89634" meta:non-whitespace-character-count="70560"/>
  </office:meta>
</office:document-meta>
</file>